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3" style:family="paragraph" style:parent-style-name="ALINTI">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font-name-complex="Times New Roman" style:font-size-complex="11pt"/>
    </style:style>
    <style:style style:name="P4" style:family="paragraph" style:parent-style-name="ANA_20_METIN">
      <style:paragraph-properties fo:margin-left="1cm" fo:margin-right="0.3cm" fo:line-height="100%" fo:text-align="center" style:justify-single-word="false" fo:text-indent="0cm" style:auto-text-indent="false"/>
      <style:text-properties style:font-name="DejaVu Sans" fo:font-size="36pt" fo:font-weight="bold" style:font-size-asian="36pt" style:font-weight-asian="bold" style:font-name-complex="Times New Roman" style:font-size-complex="36pt" style:font-weight-complex="bold"/>
    </style:style>
    <style:style style:name="P5" style:family="paragraph" style:parent-style-name="ANA_20_METIN" style:master-page-name="Standard">
      <style:paragraph-properties fo:margin-left="1cm" fo:margin-right="0.3cm" fo:line-height="100%" fo:text-align="center" style:justify-single-word="false" fo:text-indent="0cm" style:auto-text-indent="false" style:page-number="auto"/>
      <style:text-properties style:font-name="DejaVu Sans" fo:font-size="36pt" fo:font-weight="bold" style:font-size-asian="36pt" style:font-weight-asian="bold" style:font-name-complex="Times New Roman" style:font-size-complex="36pt" style:font-weight-complex="bold"/>
    </style:style>
    <style:style style:name="P6" style:family="paragraph" style:parent-style-name="ANA_20_METIN">
      <style:paragraph-properties fo:margin-left="0cm" fo:margin-right="0.3cm" fo:text-align="center" style:justify-single-word="false" fo:text-indent="1cm" style:auto-text-indent="false"/>
    </style:style>
    <style:style style:name="P7" style:family="paragraph" style:parent-style-name="ANA_20_METIN">
      <style:paragraph-properties fo:margin-left="0cm" fo:margin-right="0.3cm" fo:text-indent="1cm" style:auto-text-indent="false"/>
      <style:text-properties style:font-name="DejaVu Sans"/>
    </style:style>
    <style:style style:name="P8" style:family="paragraph" style:parent-style-name="ANA_20_METIN">
      <style:paragraph-properties fo:margin-left="0cm" fo:margin-right="0.3cm" fo:line-height="100%" fo:text-align="center" style:justify-single-word="false" fo:text-indent="1cm" style:auto-text-indent="false"/>
      <style:text-properties style:font-name="DejaVu Sans" fo:font-size="36pt" fo:font-weight="bold" style:font-size-asian="36pt" style:font-weight-asian="bold" style:font-name-complex="Times New Roman" style:font-size-complex="36pt" style:font-weight-complex="bold"/>
    </style:style>
    <style:style style:name="P9" style:family="paragraph" style:parent-style-name="ANA_20_METIN">
      <style:paragraph-properties fo:margin-left="0cm" fo:margin-right="0.3cm" fo:line-height="100%" fo:text-align="center" style:justify-single-word="false" fo:text-indent="1cm" style:auto-text-indent="false"/>
      <style:text-properties style:font-name="DejaVu Sans" fo:font-size="26pt" fo:font-weight="bold" style:font-size-asian="26pt" style:font-weight-asian="bold" style:font-name-complex="Times New Roman" style:font-size-complex="26pt" style:font-weight-complex="bold"/>
    </style:style>
    <style:style style:name="P10" style:family="paragraph" style:parent-style-name="ANA_20_METIN">
      <style:paragraph-properties fo:margin-left="0cm" fo:margin-right="0.3cm" fo:text-indent="1cm" style:auto-text-indent="false"/>
      <style:text-properties style:font-name="DejaVu Sans" fo:font-size="11pt" fo:font-weight="bold" style:font-size-asian="11pt" style:font-weight-asian="bold" style:font-name-complex="Times New Roman" style:font-size-complex="11pt"/>
    </style:style>
    <style:style style:name="P11" style:family="paragraph" style:parent-style-name="ANA_20_METIN">
      <style:paragraph-properties fo:margin-left="0cm" fo:margin-right="0.3cm" fo:text-indent="1cm" style:auto-text-indent="false"/>
      <style:text-properties style:font-name="DejaVu Sans" fo:font-size="11pt" fo:font-weight="bold" style:font-size-asian="11pt" style:font-weight-asian="bold" style:font-name-complex="Times New Roman" style:font-size-complex="11pt" style:font-weight-complex="bold"/>
    </style:style>
    <style:style style:name="P12" style:family="paragraph" style:parent-style-name="ANA_20_METIN">
      <style:paragraph-properties fo:margin-left="0cm" fo:margin-right="0.3cm" fo:text-indent="1cm" style:auto-text-indent="false"/>
      <style:text-properties style:font-name="DejaVu Sans" fo:font-size="11pt" style:font-size-asian="11pt" style:font-name-complex="Times New Roman" style:font-size-complex="11pt"/>
    </style:style>
    <style:style style:name="P13" style:family="paragraph" style:parent-style-name="ANA_20_METIN">
      <style:paragraph-properties fo:margin-left="0cm" fo:margin-right="0.3cm" fo:text-align="center" style:justify-single-word="false" fo:text-indent="1cm" style:auto-text-indent="false"/>
      <style:text-properties style:font-name="DejaVu Sans" fo:font-size="11pt" style:font-size-asian="11pt" style:font-name-complex="Times New Roman" style:font-size-complex="11pt"/>
    </style:style>
    <style:style style:name="P14" style:family="paragraph" style:parent-style-name="ANA_20_METIN">
      <style:paragraph-properties fo:margin-left="0cm" fo:margin-right="0.3cm" fo:text-indent="1cm" style:auto-text-indent="false"/>
      <style:text-properties style:font-name="DejaVu Sans" fo:font-size="11pt" fo:language="de" fo:country="DE" style:font-size-asian="11pt" style:font-name-complex="Times New Roman" style:font-size-complex="11pt"/>
    </style:style>
    <style:style style:name="P15" style:family="paragraph" style:parent-style-name="ANA_20_METIN">
      <style:paragraph-properties fo:margin-left="0cm" fo:margin-right="0.3cm" fo:text-indent="1cm" style:auto-text-indent="false"/>
      <style:text-properties style:font-name="DejaVu Sans" fo:font-size="11pt" fo:letter-spacing="-0.009cm" style:font-size-asian="11pt" style:font-name-complex="Times New Roman" style:font-size-complex="11pt"/>
    </style:style>
    <style:style style:name="P16" style:family="paragraph" style:parent-style-name="ANA_20_METIN">
      <style:paragraph-properties fo:margin-left="0cm" fo:margin-right="0.3cm" fo:text-indent="1cm" style:auto-text-indent="false"/>
      <style:text-properties style:font-name="DejaVu Sans" fo:font-size="11pt" fo:language="fr" fo:country="FR" style:font-size-asian="11pt" style:font-name-complex="Times New Roman" style:font-size-complex="11pt"/>
    </style:style>
    <style:style style:name="P17" style:family="paragraph" style:parent-style-name="ANA_20_METIN">
      <style:paragraph-properties fo:margin-left="0cm" fo:margin-right="0.3cm" fo:text-align="center" style:justify-single-word="false" fo:text-indent="1cm" style:auto-text-indent="false"/>
      <style:text-properties style:font-name="DejaVu Sans"/>
    </style:style>
    <style:style style:name="P18" style:family="paragraph" style:parent-style-name="ANA_20_METIN">
      <style:paragraph-properties fo:margin-left="0cm" fo:margin-right="0.3cm" fo:line-height="100%" fo:text-indent="1cm" style:auto-text-indent="false"/>
      <style:text-properties style:font-name="DejaVu Sans" fo:font-size="18pt" fo:font-weight="bold" style:font-size-asian="18pt" style:font-weight-asian="bold" style:font-name-complex="Times New Roman" style:font-size-complex="18pt"/>
    </style:style>
    <style:style style:name="P19" style:family="paragraph" style:parent-style-name="ANA_20_METIN">
      <style:paragraph-properties fo:margin-left="0cm" fo:margin-right="0.3cm" fo:line-height="100%" fo:text-indent="1cm" style:auto-text-indent="false"/>
      <style:text-properties style:font-name="DejaVu Sans" fo:font-size="18pt" fo:font-weight="bold" style:font-size-asian="18pt" style:font-weight-asian="bold" style:font-name-complex="Times New Roman" style:font-size-complex="18pt" style:font-weight-complex="bold"/>
    </style:style>
    <style:style style:name="P20" style:family="paragraph" style:parent-style-name="ANA_20_METIN">
      <style:paragraph-properties fo:margin-left="0cm" fo:margin-right="0.3cm" fo:line-height="100%" fo:text-align="start" style:justify-single-word="false" fo:text-indent="1cm" style:auto-text-indent="false"/>
      <style:text-properties style:font-name="DejaVu Sans" fo:font-size="18pt" fo:font-weight="bold" style:font-size-asian="18pt" style:font-weight-asian="bold" style:font-name-complex="Times New Roman" style:font-size-complex="18pt" style:font-weight-complex="bold"/>
    </style:style>
    <style:style style:name="P21" style:family="paragraph" style:parent-style-name="ANA_20_METIN">
      <style:paragraph-properties fo:margin-left="0cm" fo:margin-right="0.3cm" fo:line-height="100%" fo:text-align="center" style:justify-single-word="false" fo:text-indent="1cm" style:auto-text-indent="false"/>
      <style:text-properties style:font-name="DejaVu Sans" fo:font-size="18pt" fo:font-weight="bold" style:font-size-asian="18pt" style:font-weight-asian="bold" style:font-name-complex="Times New Roman" style:font-size-complex="18pt" style:font-weight-complex="bold"/>
    </style:style>
    <style:style style:name="P22" style:family="paragraph" style:parent-style-name="ANA_20_METIN">
      <style:paragraph-properties fo:margin-left="0cm" fo:margin-right="0.3cm" fo:text-indent="1cm" style:auto-text-indent="false"/>
      <style:text-properties style:font-name="DejaVu Sans" fo:font-size="14pt" fo:letter-spacing="-0.009cm" fo:font-weight="bold" style:font-size-asian="14pt" style:font-weight-asian="bold" style:font-name-complex="Times New Roman" style:font-size-complex="14pt"/>
    </style:style>
    <style:style style:name="P23" style:family="paragraph" style:parent-style-name="ANA_20_METIN">
      <style:paragraph-properties fo:margin-left="0cm" fo:margin-right="0.3cm" fo:text-align="center" style:justify-single-word="false" fo:text-indent="1cm" style:auto-text-indent="false" fo:break-before="page"/>
      <style:text-properties style:font-name="DejaVu Sans" fo:font-size="11pt" fo:font-weight="bold" style:font-size-asian="11pt" style:font-weight-asian="bold" style:font-name-complex="Times New Roman" style:font-size-complex="11pt" style:font-weight-complex="bold"/>
    </style:style>
    <style:style style:name="P24" style:family="paragraph" style:parent-style-name="ANA_20_METIN">
      <style:paragraph-properties fo:margin-left="0cm" fo:margin-right="0.3cm" fo:line-height="100%" fo:text-indent="1cm" style:auto-text-indent="false" fo:break-before="page"/>
      <style:text-properties style:font-name="DejaVu Sans" fo:font-size="11pt" fo:language="de" fo:country="DE" style:font-size-asian="11pt" style:font-name-complex="Times New Roman" style:font-size-complex="11pt"/>
    </style:style>
    <style:style style:name="P25" style:family="paragraph" style:parent-style-name="ANA_20_METIN">
      <style:paragraph-properties fo:margin-left="0cm" fo:margin-right="0.3cm" fo:line-height="100%" fo:text-indent="1cm" style:auto-text-indent="false" fo:break-before="page"/>
      <style:text-properties style:font-name="DejaVu Sans" fo:font-size="18pt" fo:font-weight="bold" style:font-size-asian="18pt" style:font-weight-asian="bold" style:font-name-complex="Times New Roman" style:font-size-complex="18pt" style:font-weight-complex="bold"/>
    </style:style>
    <style:style style:name="P26" style:family="paragraph" style:parent-style-name="ANA_20_METIN">
      <style:paragraph-properties fo:margin-left="0cm" fo:margin-right="0.3cm" fo:line-height="100%" fo:text-align="start" style:justify-single-word="false" fo:text-indent="1cm" style:auto-text-indent="false" fo:break-before="page"/>
      <style:text-properties style:font-name="DejaVu Sans" fo:font-size="18pt" fo:font-weight="bold" style:font-size-asian="18pt" style:font-weight-asian="bold" style:font-name-complex="Times New Roman" style:font-size-complex="18pt" style:font-weight-complex="bold"/>
    </style:style>
    <style:style style:name="P27" style:family="paragraph" style:parent-style-name="ANA_20_METIN">
      <style:paragraph-properties fo:margin-left="0cm" fo:margin-right="0.3cm"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font-weight-complex="bold"/>
    </style:style>
    <style:style style:name="P28" style:family="paragraph" style:parent-style-name="ANA_20_METIN">
      <style:paragraph-properties fo:margin-left="0cm" fo:margin-right="0.3cm"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29" style:family="paragraph" style:parent-style-name="ARA_20_BASLIK">
      <style:paragraph-properties fo:margin-left="0cm" fo:margin-right="0.3cm" fo:margin-top="0cm" fo:margin-bottom="0cm" loext:contextual-spacing="false" fo:text-indent="1cm" style:auto-text-indent="false"/>
      <style:text-properties style:font-name="DejaVu Sans" fo:font-size="14pt" fo:font-weight="bold" style:font-size-asian="14pt" style:font-weight-asian="bold" style:font-name-complex="Times New Roman" style:font-size-complex="14pt"/>
    </style:style>
    <style:style style:name="P30" style:family="paragraph" style:parent-style-name="ARA_20_BASLIK_20_UST">
      <style:paragraph-properties fo:margin-left="0cm" fo:margin-right="0.3cm" fo:margin-top="0cm" fo:margin-bottom="0cm" loext:contextual-spacing="false" fo:text-indent="1cm" style:auto-text-indent="false"/>
      <style:text-properties style:font-name="DejaVu Sans"/>
    </style:style>
    <style:style style:name="P31" style:family="paragraph" style:parent-style-name="AYET">
      <style:paragraph-properties fo:margin-left="0cm" fo:margin-right="0.3cm" fo:margin-top="0cm" fo:margin-bottom="0cm" loext:contextual-spacing="false" fo:line-height="100%" fo:text-indent="0cm" style:auto-text-indent="false" fo:break-before="page"/>
      <style:text-properties style:font-name="DejaVu Sans" fo:font-size="18pt" style:font-size-asian="18pt" style:font-name-complex="Times New Roman" style:font-size-complex="18pt"/>
    </style:style>
    <style:style style:name="P32" style:family="paragraph" style:parent-style-name="AYET">
      <style:paragraph-properties fo:margin-left="0cm" fo:margin-right="0.3cm" fo:margin-top="0cm" fo:margin-bottom="0cm" loext:contextual-spacing="false" fo:line-height="0.564cm" fo:text-indent="0cm" style:auto-text-indent="false"/>
      <style:text-properties style:font-name="DejaVu Sans" fo:font-size="11pt" fo:font-weight="normal" style:font-size-asian="11pt" style:font-weight-asian="normal" style:font-name-complex="Times New Roman" style:font-size-complex="11pt" style:font-weight-complex="normal"/>
    </style:style>
    <style:style style:name="P33" style:family="paragraph" style:parent-style-name="AYET">
      <style:paragraph-properties fo:margin-left="0cm" fo:margin-right="0.3cm" fo:margin-top="0cm" fo:margin-bottom="0cm" loext:contextual-spacing="false" fo:line-height="0.564cm" fo:text-indent="0cm" style:auto-text-indent="false"/>
      <style:text-properties style:font-name="DejaVu Sans" fo:font-size="11pt" fo:language="fr" fo:country="FR" fo:font-weight="normal" style:font-size-asian="11pt" style:font-weight-asian="normal" style:font-name-complex="Times New Roman" style:font-size-complex="11pt" style:font-weight-complex="normal"/>
    </style:style>
    <style:style style:name="P34" style:family="paragraph" style:parent-style-name="AYET">
      <style:paragraph-properties fo:margin-left="0cm" fo:margin-right="0.3cm" fo:margin-top="0cm" fo:margin-bottom="0cm" loext:contextual-spacing="false" fo:line-height="0.564cm" fo:text-indent="0cm" style:auto-text-indent="false"/>
      <style:text-properties style:font-name="DejaVu Sans" fo:font-size="11pt" fo:language="de" fo:country="DE" fo:font-weight="normal" style:font-size-asian="11pt" style:font-weight-asian="normal" style:font-name-complex="Times New Roman" style:font-size-complex="11pt" style:font-weight-complex="normal"/>
    </style:style>
    <style:style style:name="P35" style:family="paragraph" style:parent-style-name="AYET">
      <style:paragraph-properties fo:margin-left="0cm" fo:margin-right="0.3cm" fo:margin-top="0cm" fo:margin-bottom="0cm" loext:contextual-spacing="false" fo:line-height="0.564cm" fo:text-indent="0cm" style:auto-text-indent="false"/>
      <style:text-properties style:font-name="DejaVu Sans"/>
    </style:style>
    <style:style style:name="P36"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37"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font-weight-complex="normal"/>
    </style:style>
    <style:style style:name="P38"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anguage="fr" fo:country="FR" style:font-size-asian="11pt" style:font-name-complex="Times New Roman" style:font-size-complex="11pt"/>
    </style:style>
    <style:style style:name="P39"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40" style:family="paragraph" style:parent-style-name="AYET">
      <style:paragraph-properties fo:margin-left="0cm" fo:margin-right="0.3cm" fo:margin-top="0cm" fo:margin-bottom="0cm" loext:contextual-spacing="false" fo:line-height="100%" fo:text-align="center" style:justify-single-word="false" fo:text-indent="1cm" style:auto-text-indent="false"/>
      <style:text-properties style:font-name="DejaVu Sans" fo:font-size="18pt" style:font-size-asian="18pt" style:font-name-complex="Times New Roman" style:font-size-complex="18pt"/>
    </style:style>
    <style:style style:name="P41" style:family="paragraph" style:parent-style-name="AYET">
      <style:paragraph-properties fo:margin-left="0cm" fo:margin-right="0.3cm" fo:margin-top="0cm" fo:margin-bottom="0cm" loext:contextual-spacing="false" fo:line-height="100%" fo:text-align="center" style:justify-single-word="false" fo:text-indent="1cm" style:auto-text-indent="false"/>
      <style:text-properties style:font-name="DejaVu Sans" fo:font-size="18pt" style:font-size-asian="18pt" style:font-name-complex="Times New Roman" style:font-size-complex="18pt" style:font-weight-complex="normal"/>
    </style:style>
    <style:style style:name="P42"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4pt" style:font-size-asian="14pt" style:font-name-complex="Times New Roman" style:font-size-complex="14pt"/>
    </style:style>
    <style:style style:name="P43" style:family="paragraph" style:parent-style-name="AYET">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style:font-size-asian="18pt" style:font-name-complex="Times New Roman" style:font-size-complex="18pt"/>
    </style:style>
    <style:style style:name="P44" style:family="paragraph" style:parent-style-name="AYET">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style:font-size-asian="18pt" style:font-name-complex="Times New Roman" style:font-size-complex="18pt" style:font-weight-complex="normal"/>
    </style:style>
    <style:style style:name="P45"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4pt" fo:font-weight="bold" style:font-size-asian="14pt" style:font-weight-asian="bold" style:font-name-complex="Times New Roman" style:font-size-complex="14pt"/>
    </style:style>
    <style:style style:name="P46" style:family="paragraph" style:parent-style-name="BASLIK">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47" style:family="paragraph" style:parent-style-name="BASLIK_20_UST">
      <style:paragraph-properties fo:margin-left="0cm" fo:margin-right="0.3cm" fo:margin-top="0cm" fo:margin-bottom="0cm" loext:contextual-spacing="false" fo:line-height="0.564cm" fo:text-indent="1cm" style:auto-text-indent="false" fo:break-before="page"/>
      <style:text-properties style:font-name="DejaVu Sans" fo:font-size="14pt" fo:font-weight="bold" style:font-size-asian="14pt" style:font-weight-asian="bold" style:font-name-complex="Times New Roman" style:font-size-complex="14pt"/>
    </style:style>
    <style:style style:name="P48" style:family="paragraph" style:parent-style-name="BASLIK_20_UST">
      <style:paragraph-properties fo:margin-left="0cm" fo:margin-right="0.3cm" fo:margin-top="0cm" fo:margin-bottom="0cm" loext:contextual-spacing="false"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49" style:family="paragraph" style:parent-style-name="BASLIK_20_UST">
      <style:paragraph-properties fo:margin-left="0cm" fo:margin-right="0.3cm" fo:margin-top="0cm" fo:margin-bottom="0cm" loext:contextual-spacing="false" fo:line-height="0.564cm" fo:text-indent="1cm" style:auto-text-indent="false"/>
      <style:text-properties style:font-name="DejaVu Sans" fo:font-size="14pt" fo:font-weight="bold" style:font-size-asian="14pt" style:font-weight-asian="bold" style:font-name-complex="Times New Roman" style:font-size-complex="14pt"/>
    </style:style>
    <style:style style:name="P50" style:family="paragraph" style:parent-style-name="BASLIK_20_UST">
      <style:paragraph-properties fo:margin-left="0cm" fo:margin-right="0.3cm" fo:margin-top="0cm" fo:margin-bottom="0cm" loext:contextual-spacing="false" fo:line-height="0.564cm" fo:text-indent="1cm" style:auto-text-indent="false"/>
      <style:text-properties style:font-name="DejaVu Sans" fo:font-size="14pt" fo:language="fr" fo:country="FR" fo:font-weight="bold" style:font-size-asian="14pt" style:font-weight-asian="bold" style:font-name-complex="Times New Roman" style:font-size-complex="14pt"/>
    </style:style>
    <style:style style:name="P51" style:family="paragraph" style:parent-style-name="BASLIK_20_UST">
      <style:paragraph-properties fo:margin-left="0cm" fo:margin-right="0.3cm" fo:margin-top="0cm" fo:margin-bottom="0cm" loext:contextual-spacing="false" fo:line-height="100%"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52" style:family="paragraph" style:parent-style-name="BASLIK_20_US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fo:font-size="36pt" fo:font-weight="bold" style:font-size-asian="36pt" style:font-weight-asian="bold" style:font-name-complex="Times New Roman" style:font-size-complex="36pt" style:font-weight-complex="bold"/>
    </style:style>
    <style:style style:name="T4" style:family="text">
      <style:text-properties style:font-name="Times New Roman" fo:font-size="11pt" style:font-size-asian="11pt" style:font-name-complex="Times New Roman" style:font-size-complex="11pt"/>
    </style:style>
    <style:style style:name="T5" style:family="text">
      <style:text-properties style:font-name="Times New Roman" fo:font-size="11pt" fo:language="de" fo:country="DE" style:font-size-asian="11pt" style:font-name-complex="Times New Roman" style:font-size-complex="11pt"/>
    </style:style>
    <style:style style:name="T6" style:family="text">
      <style:text-properties style:font-name="Times New Roman" fo:font-size="11pt" fo:font-weight="bold" style:font-size-asian="11pt" style:font-weight-asian="bold" style:font-name-complex="Times New Roman" style:font-size-complex="11pt" style:font-weight-complex="bold"/>
    </style:style>
    <style:style style:name="T7" style:family="text">
      <style:text-properties style:font-name="Times New Roman" fo:font-size="11pt" fo:letter-spacing="-0.009cm" style:font-size-asian="11pt" style:font-name-complex="Times New Roman" style:font-size-complex="11pt"/>
    </style:style>
    <style:style style:name="T8" style:family="text">
      <style:text-properties style:font-name="Times New Roman" fo:font-size="11pt" fo:font-style="italic" style:font-size-asian="11pt" style:font-style-asian="italic" style:font-name-complex="Times New Roman" style:font-size-complex="11pt" style:font-style-complex="italic"/>
    </style:style>
    <style:style style:name="T9" style:family="text">
      <style:text-properties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T10" style:family="text">
      <style:text-properties style:font-name="Times New Roman" fo:font-size="11pt" fo:language="fr" fo:country="FR" style:font-size-asian="11pt" style:font-name-complex="Times New Roman" style:font-size-complex="11pt"/>
    </style:style>
    <style:style style:name="T11" style:family="text">
      <style:text-properties style:font-name="Times New Roman" fo:font-size="11pt" fo:language="fr" fo:country="FR" fo:font-weight="normal" style:font-size-asian="11pt" style:font-weight-asian="normal" style:font-name-complex="Times New Roman" style:font-size-complex="11pt" style:font-weight-complex="normal"/>
    </style:style>
    <style:style style:name="T12" style:family="text">
      <style:text-properties style:font-name="Times New Roman" fo:font-size="11pt" fo:font-weight="normal" style:font-size-asian="11pt" style:font-weight-asian="normal" style:font-name-complex="Times New Roman" style:font-size-complex="11pt" style:font-weight-complex="normal"/>
    </style:style>
    <style:style style:name="T13" style:family="text">
      <style:text-properties style:font-name="Times New Roman" fo:font-size="18pt" fo:font-weight="bold" style:font-size-asian="18pt" style:font-weight-asian="bold" style:font-name-complex="Times New Roman" style:font-size-complex="18pt" style:font-weight-complex="bold"/>
    </style:style>
    <style:style style:name="T14" style:family="text">
      <style:text-properties style:font-name="Times New Roman" fo:font-size="18pt" style:font-size-asian="18pt" style:font-name-complex="Times New Roman" style:font-size-complex="18pt"/>
    </style:style>
    <style:style style:name="T15" style:family="text">
      <style:text-properties style:font-name="Times New Roman" fo:font-size="18pt" style:font-size-asian="18pt" style:font-name-complex="Times New Roman" style:font-size-complex="18pt" style:font-weight-complex="normal"/>
    </style:style>
    <style:style style:name="T16" style:family="text">
      <style:text-properties style:font-name="Times New Roman" fo:font-size="14pt" fo:font-weight="bold" style:font-size-asian="14pt" style:font-weight-asian="bold" style:font-name-complex="Times New Roman" style:font-size-complex="14pt"/>
    </style:style>
    <style:style style:name="T17" style:family="text">
      <style:text-properties style:font-name="Times New Roman" fo:font-size="14pt" fo:letter-spacing="-0.009cm" fo:font-weight="bold" style:font-size-asian="14pt" style:font-weight-asian="bold" style:font-name-complex="Times New Roman" style:font-size-complex="14pt"/>
    </style:style>
    <style:style style:name="T18" style:family="text">
      <style:text-properties fo:font-size="11pt" style:font-size-asian="11pt" style:font-name-complex="Times New Roman" style:font-size-complex="11pt"/>
    </style:style>
    <style:style style:name="T19" style:family="text">
      <style:text-properties fo:font-size="11pt" fo:language="de" fo:country="DE" style:font-size-asian="11pt" style:font-name-complex="Times New Roman" style:font-size-complex="11pt"/>
    </style:style>
    <style:style style:name="T20" style:family="text">
      <style:text-properties fo:font-size="11pt" fo:font-weight="bold" style:font-size-asian="11pt" style:font-weight-asian="bold" style:font-name-complex="Times New Roman" style:font-size-complex="11pt" style:font-weight-complex="bold"/>
    </style:style>
    <style:style style:name="T21" style:family="text">
      <style:text-properties fo:font-size="11pt" fo:letter-spacing="-0.009cm" style:font-size-asian="11pt" style:font-name-complex="Times New Roman" style:font-size-complex="11pt"/>
    </style:style>
    <style:style style:name="T22" style:family="text">
      <style:text-properties fo:font-size="11pt" fo:font-style="italic" style:font-size-asian="11pt" style:font-style-asian="italic" style:font-name-complex="Times New Roman" style:font-size-complex="11pt" style:font-style-complex="italic"/>
    </style:style>
    <style:style style:name="T23" style:family="text">
      <style:text-properties fo:font-size="11pt" fo:font-style="italic" fo:font-weight="bold" style:font-size-asian="11pt" style:font-style-asian="italic" style:font-weight-asian="bold" style:font-name-complex="Times New Roman" style:font-size-complex="11pt" style:font-style-complex="italic" style:font-weight-complex="bold"/>
    </style:style>
    <style:style style:name="T24" style:family="text">
      <style:text-properties fo:font-size="11pt" fo:font-weight="normal" style:font-size-asian="11pt" style:font-weight-asian="normal" style:font-name-complex="Times New Roman" style:font-size-complex="11pt" style:font-weight-complex="normal"/>
    </style:style>
    <style:style style:name="T25" style:family="text">
      <style:text-properties fo:font-size="11pt" fo:language="fr" fo:country="FR" style:font-size-asian="11pt" style:font-name-complex="Times New Roman" style:font-size-complex="11pt"/>
    </style:style>
    <style:style style:name="T26" style:family="text">
      <style:text-properties fo:font-size="11pt" fo:language="fr" fo:country="FR" fo:font-weight="normal" style:font-size-asian="11pt" style:font-weight-asian="normal" style:font-name-complex="Times New Roman" style:font-size-complex="11pt" style:font-weight-complex="normal"/>
    </style:style>
    <style:style style:name="T27" style:family="text">
      <style:text-properties fo:language="de" fo:country="DE"/>
    </style:style>
    <style:style style:name="T28" style:family="text">
      <style:text-properties fo:color="#000000" style:font-name="Times New Roman" fo:font-size="11pt" fo:language="de" fo:country="DE" style:font-size-asian="11pt" style:font-name-complex="Times New Roman" style:font-size-complex="11pt"/>
    </style:style>
    <style:style style:name="T29" style:family="text">
      <style:text-properties fo:color="#000000" fo:font-size="11pt" fo:language="de" fo:country="DE" style:font-size-asian="11pt" style:font-name-complex="Times New Roman" style:font-size-complex="11pt"/>
    </style:style>
    <style:style style:name="T30" style:family="text">
      <style:text-properties fo:color="#000000" style:font-name="DejaVu Sans" fo:font-size="11pt" fo:language="de" fo:country="DE" style:font-size-asian="11pt" style:font-name-complex="Times New Roman" style:font-size-complex="11pt"/>
    </style:style>
    <style:style style:name="T31" style:family="text">
      <style:text-properties style:text-position="27% 100%"/>
    </style:style>
    <style:style style:name="T32" style:family="text">
      <style:text-properties style:text-position="27% 100%" fo:font-size="11pt" style:font-size-asian="11pt" style:font-name-complex="Times New Roman" style:font-size-complex="11pt"/>
    </style:style>
    <style:style style:name="T33" style:family="text">
      <style:text-properties style:text-position="27% 100%" style:font-name="Times New Roman" fo:font-size="11pt" style:font-size-asian="11pt" style:font-name-complex="Times New Roman" style:font-size-complex="11pt"/>
    </style:style>
    <style:style style:name="T34" style:family="text">
      <style:text-properties fo:font-style="italic" style:font-style-asian="italic" style:font-style-complex="italic"/>
    </style:style>
    <style:style style:name="T35" style:family="text">
      <style:text-properties fo:font-size="14pt" fo:font-weight="bold" style:font-size-asian="14pt" style:font-weight-asian="bold" style:font-name-complex="Times New Roman" style:font-size-complex="14pt"/>
    </style:style>
    <style:style style:name="T36" style:family="text">
      <style:text-properties fo:language="fr" fo:country="FR"/>
    </style:style>
    <style:style style:name="T37" style:family="text">
      <style:text-properties style:font-name="DejaVu Sans" fo:font-size="11pt" fo:language="de" fo:country="DE"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4"/>
      <text:p text:style-name="P4"/>
      <text:p text:style-name="P4"/>
      <text:p text:style-name="P4">THE DISASTERS DARWINISM BROUGHT </text:p>
      <text:p text:style-name="P8">TO HUMANITY</text:p>
      <text:p text:style-name="P8"/>
      <text:p text:style-name="P8"/>
      <text:p text:style-name="P8"/>
      <text:p text:style-name="P9">HARUN YAHYA</text:p>
      <text:p text:style-name="P11"/>
      <text:p text:style-name="P23"/>
      <text:p text:style-name="P13"/>
      <text:p text:style-name="P13"/>
      <text:p text:style-name="P13">{C} All rights reserved</text:p>
      <text:p text:style-name="P13">All Rights Reserved. No part of this publication may be</text:p>
      <text:p text:style-name="P13">Reproduced, stored in a retrieval system or transmitted</text:p>
      <text:p text:style-name="P13">in any form or by any means, electronic, mechanical,</text:p>
      <text:p text:style-name="P13">photocopying, recording or otherwise, without the</text:p>
      <text:p text:style-name="P13">prior written consent of the publisher.</text:p>
      <text:p text:style-name="P13"/>
      <text:p text:style-name="P13"/>
      <text:p text:style-name="P13">Title: The Disasters Darwinism Brought To Humanity</text:p>
      <text:p text:style-name="P13">Author: Harun Yahya</text:p>
      <text:p text:style-name="P13">Translated by: Carl Rossini</text:p>
      <text:p text:style-name="P13"/>
      <text:p text:style-name="P13"/>
      <text:p text:style-name="P13">Copyright: All rights reserved</text:p>
      <text:p text:style-name="P13">Printed: 2001</text:p>
      <text:p text:style-name="P17"><text:span text:style-name="T18">Printing supervised by: M.R.Attique</text:span></text:p>
      <text:p text:style-name="P13">Printed at : Toronto – Canada</text:p>
      <text:p text:style-name="P13"/>
      <text:p text:style-name="P13"/>
      <text:p text:style-name="P13">First Published by Vural Yayıncılık, İstanbul, Turkey in October 2000</text:p>
      <text:p text:style-name="P13"/>
      <text:p text:style-name="P13"/>
      <text:p text:style-name="P13">{C} Al-Attique Publishers Inc. Canada 2001</text:p>
      <text:p text:style-name="P13">ISBN 1-894264-44-4</text:p>
      <text:p text:style-name="P13"/>
      <text:p text:style-name="P13"/>
      <text:p text:style-name="P13">Published by: Al-Attique Publishers Inc.Canada</text:p>
      <text:p text:style-name="P17"><text:span text:style-name="T18">65-Treverton Drive Tel: (416) 615-1222</text:span></text:p>
      <text:p text:style-name="P13">Scarborough Ont. Fax: (416) 615-0375</text:p>
      <text:p text:style-name="P13">M1K 3S5 CANADA</text:p>
      <text:p text:style-name="P13">E-mail: quran@istar.ca Website: www.al-attique.com</text:p>
      <text:p text:style-name="P6"><text:span text:style-name="T37">E-mail: </text:span><text:a xlink:type="simple" xlink:href="mailto:al-attique@al-attique.com" text:style-name="Internet_20_link" text:visited-style-name="Visited_20_Internet_20_Link"><text:span text:style-name="Internet_20_link"><text:span text:style-name="T30">al-attique@al-attique.com</text:span></text:span></text:a></text:p>
      <text:p text:style-name="P14"/>
      <text:p text:style-name="P24"/>
      <text:p text:style-name="P18">CONTENTS</text:p>
      <text:p text:style-name="P10"/>
      <text:p text:style-name="P12"/>
      <text:p text:style-name="P12">INTRODUCTION: THE BRINGERS OF PAIN TO</text:p>
      <text:p text:style-name="P12">THE 20TH CENTURY</text:p>
      <text:p text:style-name="P12"/>
      <text:p text:style-name="P12">A SHORT HISTORY OF DARWINISM</text:p>
      <text:p text:style-name="P12"/>
      <text:p text:style-name="P12">DARWIN’S RACISM AND COLONIALISM</text:p>
      <text:p text:style-name="P12"/>
      <text:p text:style-name="P12">THE TERRIBLE ALLIANCE BETWEEN</text:p>
      <text:p text:style-name="P12">DARWIN AND FASCISM</text:p>
      <text:p text:style-name="P12"/>
      <text:p text:style-name="P12">DARWINISM,</text:p>
      <text:p text:style-name="P12">THE SOURCE OF COMMUNIST SAVAGERY</text:p>
      <text:p text:style-name="P12"/>
      <text:p text:style-name="P12">CAPITALISM AND THE FIGHT FOR SURVIVAL</text:p>
      <text:p text:style-name="P12">IN THE ECONOMY</text:p>
      <text:p text:style-name="P12"/>
      <text:p text:style-name="P12">THE MORAL COLLAPSE BROUGHT</text:p>
      <text:p text:style-name="P12">ABOUT BY DARWINISM</text:p>
      <text:p text:style-name="P12"/>
      <text:p text:style-name="P12">CONCLUSION: THE SWAMP OF DARWINISM</text:p>
      <text:p text:style-name="P12">MUST BE DRAINED</text:p>
      <text:p text:style-name="P12"/>
      <text:p text:style-name="P12">APPENDIX: THE MISCONCEPTION </text:p>
      <text:p text:style-name="P12">OF EVOLUTION</text:p>
      <text:p text:style-name="P11"/>
      <text:p text:style-name="P26">INTRODUCTION : </text:p>
      <text:p text:style-name="P20">THE BRINGERS OF PAIN TO THE 20TH CENTURY</text:p>
      <text:p text:style-name="P11"/>
      <text:p text:style-name="P12"/>
      <text:p text:style-name="P7"><text:span text:style-name="T18">The 20</text:span><text:span text:style-name="T32">th</text:span><text:span text:style-name="T18"> century, which we have just left behind us, was a century of war and conflict, leading to disasters, pain, massacres, poverty, and enormous destruction. Millions of people were killed, massacred, abandoned to hunger and death, and left without home or shelter, protection, or support. And all for nothing: in the name of serving deviant ideologies. Millions were left exposed to inhuman treatment that not even animals should be allowed to suffer. On nearly every occasion there were despots' and dictators' signatures beneath all the suffering and disasters: Stalin, Lenin, T rotsky, Mao, Pol Pot, Hitler, Mussolini, Franco… While some of these men shared the same ideology, others were enemies to the death. For the simple reason that their ideologies were opposed to each other, they dragged societies into conflict and turned brother against brother, having them start wars, throw bombs, burn and destroy cars, homes, and shops, and hold riotous demonstrations. Putting weapons in their hands, they had them pitilessly beat the young, the old, men, women, and children to death or stand them against a wall and shoot them… They were ruthless enough to hold a gun to a person's head and, looking into his eyes, kill him, and crush his head with their feet, just because he supported another idea. They ejected people from their homes, whether women, children, or the elderly…</text:span></text:p>
      <text:p text:style-name="P7"><text:span text:style-name="T21">That is a short resume of the nightmares of the 20</text:span><text:span text:style-name="T32">th</text:span><text:span text:style-name="T21"> century that we have just emerged from: people who supported conflicting ideas and who drowned mankind in pain and blood in the name of supporting these ideologies.</text:span></text:p>
      <text:p text:style-name="P7"><text:span text:style-name="T18">Fascism and Communism come at the head of the ideologies that caused mankind to suffer those dark days. These are seen as enemies, as ideas that tried to destroy each other. In actual fact, there is a most interesting truth here: for these ideologies were nourished by a single ideological source, drew strength and support from that source, and, thanks to that source, were able to draw societies to their side. At first sight, this source has never drawn any attention, has always remained behind the scenes up until now, and has always shown people its innocent-looking face. That source is the materialist philosophy, and </text:span><text:span text:style-name="T20">DARWINISM</text:span><text:span text:style-name="T18">, the state of that philosophy as adapted to nature.</text:span></text:p>
      <text:p text:style-name="P7"><text:span text:style-name="T18">Darwinism emerged in the 19</text:span><text:span text:style-name="T32">th</text:span><text:span text:style-name="T18"> century as the restating of a myth, dating back to the Sumerians and Ancient Greece, by the amateur biologist Charles Darwin, and has since then formed the fundamental idea behind all the ideologies that have been harmful to mankind. Wearing a so-called scientific mask, it allowed these ideologies and their supporters' practical measures to win a false legitimacy.</text:span></text:p>
      <text:p text:style-name="P7"><text:soft-page-break/><text:span text:style-name="T21">By means of this false legitimacy the theory of evolution soon left the fields of knowledge of biology and palaeontology and began to comment on fields from human relations to history, and to influence fields from politics to social life. Because some particular claims of Darwinism supported several currents of thought which began to come into motion and take shape in the 19</text:span><text:span text:style-name="T32">th</text:span><text:span text:style-name="T21"> century, it gained wide support from these circles. In particular, people began trying to apply the idea that there is a "fight for survival" among living creatures in nature, and as a result, the idea that "the strong survive, the others are defeated and disappear" began to be applied to human thought and behaviour. When Darwinism's claim that nature was a place of struggle and conflict began to be applied to human beings and societies, Hitler's deviation of building a master race, Marx's claim that "the history of mankind is the history of class struggle," capitalism's provision for the "strong growing even stronger at the expense of the weak," the colonisation of third world countries by such imperialist nations as Britain and their suffering inhuman treatment, together with the fact that coloured people still face racist attacks and discrimination, all found some kind of justification.</text:span></text:p>
      <text:p text:style-name="P7"><text:span text:style-name="T18">Despite his being an evolutionist, Robert Wright, the author of the book </text:span><text:span text:style-name="T22">The Moral Animal</text:span><text:span text:style-name="T18"> summarises the disasters that the theory of evolution has brought to the history of mankind in this way:</text:span></text:p>
      <text:p text:style-name="P1"><text:span text:style-name="T18">Evolutionary theory, after all, has a long and largely sordid history of application to human affairs. </text:span><text:span text:style-name="T20">After being mingled with political philosophy around the turn of the century to form the vague ideology known as "social Darwinism," it played into the hands of racists, fascists, and the most heartless sort of capitalists.</text:span><text:span text:style-name="T32">1</text:span></text:p>
      <text:p text:style-name="P15">As will be seen in this book and from the evidence it contains, Darwinism is not just a theory which attempts to explain the origin of life and which is restricted to the field of scientific knowledge. Darwinism is a dogma still stubbornly defended by the supporters of certain ideologies, despite the fact that it has been proven totally invalid from the scientific point of view. In our day many scientists, politicians and men of ideas, whether aware or not of Darwinism's dark face, lend their support to this dogma.</text:p>
      <text:p text:style-name="P12">If everyone comes to know the scientific invalidity of this theory, which acts as an inspiration for cruel dictators, and ruthless, inhuman, and self-centred mentalities and currents of thought, that will spell the end of these harmful ideologies. Those who do and systematise evil will be unable to defend themselves by saying, "But this is a law of nature." They will have no more so-called scientific backing for their self-centred, selfish, and pitiless world view.</text:p>
      <text:p text:style-name="P15">Once the idea of Darwinism, the root of harmful ideologies, is finally overturned, only one truth will remain. That is the truth that all human beings and the universe itself were created by Allah (God). People who understand this will also realise that the only reality and the only truth are in the holy book He sent down to us. When a large majority of people come to realise this truth, the pains, troubles, massacres, disasters, injustices, and poverty in the world will be replaced by enlightenment, openness, wealth, plenty, health and abundance. <text:soft-page-break/>For this, every false idea harmful to humanity must be conquered and left to rot by the holy idea which will bring beauty to mankind. To reply to stones by throwing others, to answer blows with blows, to answer the aggressor with more aggression is not a solution. The solution is to bring down the ideas of those who do these things and to explain, patiently and kindly, the one truth with which they must replace them.</text:p>
      <text:p text:style-name="P12">The aim in writing this book is to show those who defend Darwinism without seeing its dark face, knowingly or unknowingly, what it is they are actually supporting, and to explain what their responsibility will be as long as they pretend not to see the truth of it. Another aim is to warn those who do not believe in Darwinism, but who also do not see Darwinism as a threat to humanity.</text:p>
      <text:p text:style-name="P12"/>
      <text:p text:style-name="P27">PART 1</text:p>
      <text:p text:style-name="P21">A SHORT HISTORY OF DARWINISM</text:p>
      <text:p text:style-name="P11"/>
      <text:p text:style-name="P12"/>
      <text:p text:style-name="P7"><text:span text:style-name="T18">Before we turn to the pain and disaste rs that Darwinism has brought to the world, let us take a brief look at its history. Many people believe the theory of evolution, first put forward by Charles Darwin, to be a theory based on firm scientific evidence, observation and experiment. Whereas, as the originator of the theory of evolution is not Darwin, so the source of the theory is not scientific proof.</text:span></text:p>
      <text:p text:style-name="P12">At one period in Mesopotamia, when idol-worshipping religions had hegemony, superstitions and myths regarding the roots of life and the universe abounded: one of these was the belief "evolution." According to the Enuma-Elish epic, which dates back to the Sumerians, there was a raging flood, and from this the gods called Lahmu and Lahamu suddenly emerged. According to the superstition, these idols first created themselves and then, becoming universal, formed other matter and living creatures. In other words, according to Sumerian myth, life suddenly came into being from the non-living watery chaos, evolved and developed.</text:p>
      <text:p text:style-name="P12">We can see that this belief shows a close accordance with the theory of evolution's claim that "living things developed and evolved from non-living things." From this we can see that the idea of evolution does not belong to Darwin, but originally to Sumerian idol-worshippers.</text:p>
      <text:p text:style-name="P12">Later, the myth of evolution found more space to live in another idol-worshipping civilisation, Ancient Greece. Ancient Greek materialist philosophers counted matter as the only thing which existed. They turned to the myth of evolution, an inheritance from the Sumerians, to explain how living things came about. In this way, materialist philosophy and the myth of evolution came together in Ancient Greece. From there it was carried to the culture of Rome.</text:p>
      <text:p text:style-name="P12">These two concepts, each a myth belonging to idol-worshipping cultures, reappeared in the 18th century. Some European thinkers who studied ancient Greek sources took a liking to materialism. The common feature of these thinkers was that they were opponents of religion.</text:p>
      <text:p text:style-name="P12">In this environment the first person to take the theory of evolution on in a detailed way was the French biologist Jean Baptiste Lamarck. In his theory, which would later be understood to be false, Lamarck proposed that all living creatures evolved from one another by small changes throughout their lives. One person who repeated Lamarck's claims, in a slightly different way, was Charles Darwin.</text:p>
      <text:p text:style-name="P7"><text:span text:style-name="T18">Darwin put forward this theory in his book </text:span><text:span text:style-name="T22">The Origin of Species</text:span><text:span text:style-name="T18">, which he published in England in 1859. In this book, the myth of evolution, which had come down from ancient Sumer, was put forward in some detail. He claimed that all species of living </text:span><text:soft-page-break/><text:span text:style-name="T18">creatures came from one ancestor, born by chance in the water, and that they had grown different from one another by small changes which came about by coincidence.</text:span></text:p>
      <text:p text:style-name="P7"><text:span text:style-name="T18">This claim of Darwin's did not win much general acceptance from the men of science of his time. Fossil experts in particular were aware that Darwin's claim was nothing but the product of a fantasy. But despite this Darwin's theory began to win more support from different circles as time passed. Because Darwin and his theory provided the missing foundation for the forces ruling in the 19</text:span><text:span text:style-name="T32">th</text:span><text:span text:style-name="T18"> century.</text:span></text:p>
      <text:p text:style-name="P12"/>
      <text:p text:style-name="P47">The Reason for the Acceptance of</text:p>
      <text:p text:style-name="P45">Darwinism is Ideological</text:p>
      <text:p text:style-name="P7"><text:span text:style-name="T18">In the period when Darwin published his book </text:span><text:span text:style-name="T22">The Origin of Species</text:span><text:span text:style-name="T18"> and put forward his theory of evolution, science was very backward. For example, the cell, which is today known to possess a most complex system, was only visible as a blot through the primitive microscopes in use at the time. For this reason Darwin saw no problem in claiming that life came about by chance from non-living material.</text:span></text:p>
      <text:p text:style-name="P12">In the same way, the insufficiency of the fossil record at that time made it possible for it to be claimed that living creatures had come about from each other by minute changes. Whereas today, it is certain that the fossil record, as we explained a short while above, offers not one piece of evidence to support Darwin's claim that living creatures had come about by developing from one another. Up until recently, evolutionists used to try to get over the dilemma facing them by saying, "It will be found one day in the future." But they are now in the position of being unable to hide behind this explanation. (For detailed information see Chapter "The Misconception of Evolution")</text:p>
      <text:p text:style-name="P12">Whatever the case, there was no change in the Darwinists' attachment to the theory of evolution. Supporters of Darwin have come down to our day by handing their faithfulness to Darwin on to one another like an inheritance for the last 150 years.</text:p>
      <text:p text:style-name="P12">All right, what is the reason for Darwinism, despite the fact that its scientific invalidity is now openly apparent, appealing to certain circles, and for heavy propaganda being made regarding it? </text:p>
      <text:p text:style-name="P7"><text:span text:style-name="T18">The most defining feature of Darwin's theory is its denial of the existence of a Creator. According to the theory of evolution, life formed itself, by coincidence, from innate matter. This claim of Darwin provided a false scientific support for all atheist philosophies, beginning with materialist philosophy. Because up until the 19</text:span><text:span text:style-name="T32">th</text:span><text:span text:style-name="T18"> century the great majority of men of science looked at science as a method of learning and discovering what God had created. Because this belief was widespread, atheist and materialist philosophies were unable to find suitable ground in which to develop. But by denying the existence of a Creator and forming an illusory support for atheist and materialist belief, the theory of evolution was a wonderful opportunity for them. For this reason they both identified with Darwinism and adapted the theory to their own ideologies.</text:span></text:p>
      <text:p text:style-name="P7"><text:span text:style-name="T18">Beside Darwinism's denial of the existence of God, another claim emerged to support 19</text:span><text:span text:style-name="T32">th</text:span><text:span text:style-name="T18"> century materialistic ideologies: "The development of living creatures is linked to the struggle for life in nature. This struggle goes to the strongest. The weak are condemned to defeat and extinction."</text:span></text:p>
      <text:p text:style-name="P12">Darwinism's co-operation with ideologies which have brought pain and disaster to the world is clearly revealed in this point.</text:p>
      <text:p text:style-name="P12"/>
      <text:p text:style-name="P49">Social Darwinism: The Adaptation of the Law</text:p>
      <text:p text:style-name="P49"><text:soft-page-break/>of the Jungle to Human Behaviour</text:p>
      <text:p text:style-name="P7"><text:span text:style-name="T18">One of the most important claims of the theory of evolution is its basing the development of living creatures on the "fight for survival" in nature. According to Darwin, in nature there is a pitiless fight for survival, an eternal conflict. The strong always overcome the weak, and this makes development possible. The subtitle of the book </text:span><text:span text:style-name="T22">The Origin of Species </text:span><text:span text:style-name="T18">summed up this point of view. </text:span><text:span text:style-name="T22">"The Origin of Species by Means of Natural Selection or the Preservation of Favoured Races in the Struggle for Life".</text:span></text:p>
      <text:p text:style-name="P7"><text:span text:style-name="T18">The source of Darwin's inspiration on this matter was the English economist Thomas Malthus's book </text:span><text:span text:style-name="T22">An Essay on the Principle of Population</text:span><text:span text:style-name="T18">. This book indicated that a rather dark future awaited mankind. Malthus had calculated that left to itself, the human population would increase at enormous speed. The numbers would double every 25 years. However, food supplies would in no way increase at the same rate. In this event, mankind faced the permanent danger of starvation. The forces keeping population under control were disasters, such as war, famine, and disease. In short, in order for some people to live, it was necessary for others to die. Existence meant "permanent war."</text:span></text:p>
      <text:p text:style-name="P12">Darwin declares that it was Malthus's book which made him think about the struggle for existence: </text:p>
      <text:p text:style-name="P1"><text:span text:style-name="T18">In October, 1838, that is, fifteen months after I had begun my systematic inquiry, I happened to read for amusement Malthus on population, and being well prepared to appreciate the struggle for existence which everywhere goes on from long continuous observation of the habits of animals and plants, it at once struck me that under these circumstances favourable variations would tend to be preserved and unfavourable ones to be destroyed. The result of this would be the formation of new species. Here, then, I had at last got a theory by which to work.</text:span><text:span text:style-name="T32">2</text:span></text:p>
      <text:p text:style-name="P7"><text:span text:style-name="T18">In the 19</text:span><text:span text:style-name="T32">th</text:span><text:span text:style-name="T18"> century Malthus's ideas had been adopted by quite a wide public. Upper-class European intellectuals in particular supported Malthus's ideas. The importance that 19</text:span><text:span text:style-name="T32">th</text:span><text:span text:style-name="T18"> century Europe gave to Malthus's ideas on population is put across in the article </text:span><text:span text:style-name="T22">The Scientific Background of the Nazi "Race Purification" Programme:</text:span><text:span text:style-name="T18"> <text:s/></text:span></text:p>
      <text:p text:style-name="P1"><text:span text:style-name="T18">In the opening half of the nineteenth century, throughout Europe, members of the ruling classes gathered to discuss the newly discovered "Population problem" and to devise ways of implementing the Malthusian mandate, to increase the mortality rate of the poor: "Instead of recommending cleanliness to the poor, we should encourage contrary habits. In our towns we should make the streets narrower, crowd more people into the houses, and court the return of the plague. In the country we should build our villages near stagnant pools, and particularly encourage settlements in all marshy and unwholesome situations," and so forth and so on.</text:span><text:span text:style-name="T32">3</text:span></text:p>
      <text:p text:style-name="P7"><text:span text:style-name="T18">As a result of this cruel policy, the strong would defeat the weak in the struggle for survival, and in this way the rapidly increasing population would be balanced. In 19</text:span><text:span text:style-name="T32">th</text:span><text:span text:style-name="T18"> century England this "crush the poor" programme was actually implemented. An industrial system was founded where children of eight or nine were made to work 16 </text:span><text:soft-page-break/><text:span text:style-name="T18">hours a day in the coal mines and where thousands died from the bad conditions. The theoretical "struggle for survival" which Malthus's theory found necessary, condemned millions of poor people in England to a life full of suffering.</text:span></text:p>
      <text:p text:style-name="P12">Darwin, influenced by Malthus, applied this view to the whole of nature, and proposed that this war, which actually existed, would be won by the strongest and the fittest. This claim of Darwin's included all plants, animals, and human beings. He also stressed that the struggle for survival in question was a permanent and unchanging law of nature. By denying creation he was inviting people to abandon their religious beliefs and in this way aiming at all ethical principles that might be an obstacle to the ruthlessness of this "struggle for survival."</text:p>
      <text:p text:style-name="P12">For this reason Darwin's theory found the support of the Establishment at its back, right from the moment it came to be heard, first in England and later in the entire West. The imperialists, capitalists and other materialists who greeted this theory, which provided a scientific justification for the political and social system they had founded, did not delay in taking it up. Within a short time the theory of evolution was brought to be the sole criterion in every sphere of interest to human societies, from sociology to history, from psychology to politics. In every sphere the basic idea was the slogan of the "fight for survival" and "the survival of the fittest," and political parties, nations, administrations, commercial firms, and individuals began to live in the warmth of these slogans. Because the ruling ideologies in society had identified with Darwinism, Darwinist propaganda began to be carried out in every field, from education to art, from politics to history. It was attempted to establish links between every subject and Darwinism and to shed light on them from a Darwinist viewpoint. As a result of this, even if people did not know Darwinism, models of society living the lives predicted by Darwinism began to be formed.</text:p>
      <text:p text:style-name="P12">Darwin himself recommended that his views based on evolution be applied to ethical understanding and social sciences. Darwin said the following to H. Thiel in a letter in 1869:</text:p>
      <text:p text:style-name="P1"><text:span text:style-name="T20">You will readily believe how much interested I am in observing that you apply to moral and social questions analogous views to those which I have used in regard to the modification of species.</text:span><text:span text:style-name="T18"> It did not occur to me formerly that my views could be extended to such widely different, and most important, subjects.</text:span><text:span text:style-name="T32">4</text:span></text:p>
      <text:p text:style-name="P12">With the struggle in nature also being accepted as being in human nature, conflicts in the name of racism, Fascism, Communism, and imperialism, and the efforts of strong peoples to crush peoples they perceived as weaker were by now clothed in a scientific façade. It was now impossible to reproach or obstruct those who carried out barbarous massacres, treated human beings like animals, turned peoples against each other, who despised others on account of their race, who closed down small businesses in the name of competition, and who refused to extend the hand of help to the poor. Because they were doing this in accordance with a "scientific" natural law.</text:p>
      <text:p text:style-name="P12"><text:soft-page-break/></text:p>
      <text:p text:style-name="P7"><text:span text:style-name="T18">This new scientific account came to be known as </text:span><text:span text:style-name="T20">"Social Darwinism."</text:span></text:p>
      <text:p text:style-name="P7"><text:span text:style-name="T18">One of the most famous evolutionist scientists, the late American palaeontologist Stephen Jay Gould accepted the truth by writing that following the publication of </text:span><text:span text:style-name="T22">The Origin of Species</text:span><text:span text:style-name="T18"> in 1859, "subsequent arguments for slavery, colonialism, racial differences, class struggles, and sex roles would go forth primarily under the banner of science."</text:span><text:span text:style-name="T32">5</text:span></text:p>
      <text:p text:style-name="P7"><text:span text:style-name="T18">One point requires careful attention here. All periods of human history have seen wars, atrocities, ruthlessness, racism, and conflict. But there was at all times a Divine religion teaching people that what they were doing was wrong and calling them to peace, justice, and calm. Because human beings knew this Divine religion, they at least had a measure of understanding that what they were doing was wrong when they engaged in violence. But from the 19</text:span><text:span text:style-name="T32">th</text:span><text:span text:style-name="T18"> century, Darwinism showed that the struggle for profit and injustice had an element of scientific justification to them, and said that all of these were part of human nature, that man carried savage and aggressive tendencies left over from his ancestors, and that in the same way that as the strongest and most aggressive animal survived, the same laws applied to human beings. Under the influence of this thinking, wars, suffering, and massacres began to affect a very large part of the world. Darwinism supported and encouraged all those movements which brought pain, blood, and oppression to the world, showed them to be reasonable and justified, and backed all their practical applications. As a result of this so-called scientific backing all these dangerous ideologies grew increasingly stronger, and stamped the name "the age of suffering" on the 20</text:span><text:span text:style-name="T32">th</text:span><text:span text:style-name="T18"> century.</text:span></text:p>
      <text:p text:style-name="P7"><text:span text:style-name="T18">In his book </text:span><text:span text:style-name="T22">Darwin, Marx, Wagner</text:span><text:span text:style-name="T18"> professor of history Jacques Barzun evaluates the scientific, sociological, and cultural causes of the current moral breakdown of the world. These comments from Barzun's book are striking from the point of view of Darwinism's influence on the world: </text:span></text:p>
      <text:p text:style-name="P1"><text:span text:style-name="T18">… in every European country between 1870 and 1914 there was a war party demanding armaments, an individualist party demanding ruthless competition, an imperialist party demanding a free hand over backward peoples, a socialist party demanding the conquest of power, and a racialist party demanding internal purges against aliens–all of them, when appeals to greed and glory failed, or even before, invoked Spencer and Darwin, which was to say, science incarnate… Race was biological, it was sociological, it was Darwinian.</text:span><text:span text:style-name="T32">6</text:span></text:p>
      <text:p text:style-name="P7"><text:span text:style-name="T18">In the 19</text:span><text:span text:style-name="T32">th</text:span><text:span text:style-name="T18"> century, when Darwin put forward his claim that living things had not been created, that they had emerged by coincidence, and that the human being had a common ancestor with animals and had emerged as the most highly developed organism as the result of coincidence, perhaps most people could not imagine what the results of this claim would be. But in the 20</text:span><text:span text:style-name="T32">th</text:span><text:span text:style-name="T18"> century the end result of the claim was lived out in terrible experiences. Those who saw human beings as a developed animal, </text:span><text:soft-page-break/><text:span text:style-name="T18">did not hesitate to rise by treading on the weak, to find a way of disposing of the sick and weak, and to carry out massacres to get rid of races which they saw as different and inferior. Because their theory with a mask of science told them that this was a "law of nature."</text:span></text:p>
      <text:p text:style-name="P7"><text:span text:style-name="T18">The disasters Darwinism brought to the world began in this way, and gathering speed, spread over the whole world. Whereas in the 19</text:span><text:span text:style-name="T32">th</text:span><text:span text:style-name="T18"> century, until materialism and atheism grew stronger through the support they received from Darwinism, the great majority of people believed that God created all living things and that human beings, unlike other living creatures, possessed a soul created by God. From whatever race or people, human beings were each seen as a servant created by God. Lack of religion, however, brought about and strengthened by Darwinism, gave rise to social groups with a competitive and ruthless world view, attaching no importance to morals, seeing human beings as highly developed animals. People who denied that they had any responsibility to God brought about a culture where every type of selfishness was justified. From this culture were born many "isms," and each of these became a calamity, in the real sense of the world, for mankind.</text:span></text:p>
      <text:p text:style-name="P12">In the following pages we will examine the ideologies in question to which Darwinism lent justification, the close relationships between these ideologies and Darwinism, and what this co-operation has cost the world.</text:p>
      <text:p text:style-name="P12"/>
      <text:p text:style-name="P12"/>
      <text:p text:style-name="P48">PART 2</text:p>
      <text:p text:style-name="P51">DARWIN'S RACISM AND COLONIALISM</text:p>
      <text:p text:style-name="P10"/>
      <text:p text:style-name="P12"/>
      <text:p text:style-name="P7"><text:span text:style-name="T18">Darwin's close friend Professor Adam Sedgwick was one of the people who saw what dangers the theory of evolution would give rise to in the future. He remarked, after reading and digesting </text:span><text:span text:style-name="T22">The Origin of Species</text:span><text:span text:style-name="T18">, that </text:span><text:span text:style-name="T20">"if this book were to find general public acceptance, it would bring with it a brutalisation of the human race such as it had never seen before."</text:span><text:span text:style-name="T32">7</text:span><text:span text:style-name="T18"> And truly, time showed that Sedgwick was right to have doubts. The 20</text:span><text:span text:style-name="T32">th</text:span><text:span text:style-name="T18"> century has gone down in history as a dark age when people underwent massacres simply because of their race or ethnic origins.</text:span></text:p>
      <text:p text:style-name="P7"><text:span text:style-name="T18">Of course, there were discrimination and genocide based on it in human history long before Darwin. </text:span><text:span text:style-name="T20">But Darwinism lent this discrimination a false scientific respectability and a false rightfulness.</text:span></text:p>
      <text:p text:style-name="P11"/>
      <text:p text:style-name="P49">"The Preservation of Favoured Races..."</text:p>
      <text:p text:style-name="P7"><text:span text:style-name="T18">Most Darwinists in our day claim that Darwin was never a racist but that racists comment on Darwin's ideas in a biased manner for the purpose of supporting their own views. They claim that the expression </text:span><text:span text:style-name="T22">"By the Preservation of Favoured Races"</text:span><text:span text:style-name="T18"> in the subtitle to </text:span><text:span text:style-name="T22">The Origin of Species</text:span><text:span text:style-name="T18"> is used only for animals. However, what those who make this claim ignore is what Darwin says about human races in his book.</text:span></text:p>
      <text:p text:style-name="P12">According to the views put forward by Darwin in this book, human races represent different stages of evolution, and some races have evolved and progressed more than others. Some of them, in fact, were pretty much at the same level as monkeys.</text:p>
      <text:p text:style-name="P12">Darwin claimed that the "fight for survival" also applied between human races. "Favoured races" emerged victorious from this struggle. According to Darwin the favoured race were the European whites. As for Asian and African races, they had fallen behind in the fight for survival. Darwin went even further: these races would soon completely lose the world-wide fight for survival and disappear, he claimed.</text:p>
      <text:p text:style-name="P1"><text:span text:style-name="T18">At some future period, not very distant as measured by centuries, the civilised races of man will almost certainly exterminate, and replace the savage races throughout the world. At the same time the anthropomorphous apes … will no doubt be exterminated. The break between man and his nearest allies will then be wider, for it will intervene between man in a more civilised state, as we may hope, even than the Caucasian, and some ape</text:span><text:span text:style-name="T20"> as low as a baboon, instead of as now between the negro or Australian and the gorilla.</text:span><text:span text:style-name="T32">8</text:span></text:p>
      <text:p text:style-name="P7"><text:span text:style-name="T18">Again in another part of </text:span><text:span text:style-name="T22">The Origin of Species</text:span><text:span text:style-name="T18">, Darwin claimed that it was necessary for the inferior races to disappear and that there was no need for developed peoples to try to protect them and keep them alive. He compared this situation to people who raised breeding animals:</text:span></text:p>
      <text:p text:style-name="P1"><text:soft-page-break/><text:span text:style-name="T20">With savages, the weak in body or mind are soon eliminated; </text:span><text:span text:style-name="T18">and those that survive commonly exhibit a vigorous state of health. We civilised men, on the other hand, do our utmost to check the process of elimination; we build asylums for the imbecile, the maimed, and the sick; we institute poor-laws; and our medical men exert their utmost skill to save the life of every one to the last moment. There is reason to believe that vaccination has preserved thousands, who from a weak constitution would formerly have succumbed to small-pox. Thus the weak members of civilised societies propagate their kind. No one who has attended to the breeding of domestic animals will doubt that this must be highly injurious to the race of man.</text:span><text:span text:style-name="T32">9</text:span></text:p>
      <text:p text:style-name="P7"><text:span text:style-name="T18">As we have seen, in his book </text:span><text:span text:style-name="T22">The Origin of Species</text:span><text:span text:style-name="T18"> Darwin saw the natives of Australia and Negroes as being at the same level as gorillas and claimed that these races would disappear. As for the other races which he saw as "inferior," he maintained that it was essential to prevent them multiplying and so for these races to be brought to extinction. So the traces of racism and discrimination which we still come across in our time were approved and lent justification by Darwin in this way.</text:span></text:p>
      <text:p text:style-name="P12">As for the task befalling the "civilised person," according to Darwin's racist idea, it was to speed this evolutionary period up a little, as we shall see in the details which follow. In this situation there was no objection, from the "scientific" point of view, to these races, which were going to disappear anyway, being done away with now.</text:p>
      <text:p text:style-name="P7"><text:span text:style-name="T18">Darwin's racist side showed its effect in much of his writing and observations. For example, he openly set out his racist prejudices while describing the natives of Tierra del Fuego whom he saw on a long voyage he set out on in 1871. He described the natives as living creatures "wholly nude, submerged in dyes, eating what they find just like wild animals, uncontrolled, cruel to everybody out of their tribe, taking pleasure in torturing their enemies, offering bloddy sacrifices, killing their children, ill-treating their wives, full of awkward superstitions". Whereas the researcher W. P. Snow, who had travelled the same region ten years before, presents a very different picture. According to Snow, the Tierra del Fuegians were "fine powerful looking fellows; they were very fond of their children; some of their artefacts were ingenious; they recognised some sort of rights over property; and they accepted the authority of several of the oldest women."</text:span><text:span text:style-name="T32">10</text:span></text:p>
      <text:p text:style-name="P7"><text:span text:style-name="T18">As has been seen from these examples Darwin was a complete racist. As a matter of fact, in the words of the author of the book </text:span><text:span text:style-name="T22">What Darwin Really Said</text:span><text:span text:style-name="T18">, Benjamin Farrington, Darwin made many comments regarding </text:span><text:span text:style-name="T20">"the greater differences between men of distinct races"</text:span><text:span text:style-name="T18"> in his book </text:span><text:span text:style-name="T22">The Descent of Man</text:span><text:span text:style-name="T18">.</text:span><text:span text:style-name="T32">11</text:span></text:p>
      <text:p text:style-name="P12">Furthermore, Darwin's theory's denying the existence of God had been the cause of peoples' not seeing that man was something created by God and that all men were created equal. And this was one of the factors behind the rise of racism and the acceleration of its acceptance in the world. The American scientist James Ferguson announces the strict link between the denial of creation and the rise of racism in this way:</text:p>
      <text:p text:style-name="P1"><text:soft-page-break/><text:span text:style-name="T18">The new anthropology soon became a theoretical background between two opposed schools of thought on the origin of humans. The older and more established of these was 'monogenism,' the belief that all humankind, irrespective of colour and other characteristics, was directly descended from Adam and from the single and original act of God's creation. Monogenism was promulgated by the Church and universally accepted until the 18th century, when </text:span><text:span text:style-name="T20">opposition to theological authority began to fuel the rival theory of 'polygenism,' (theory of evolution) </text:span><text:span text:style-name="T18">which held that different racial communities had different origins.</text:span><text:span text:style-name="T32">12</text:span></text:p>
      <text:p text:style-name="P12">The Indian anthropologist Lalita Vidyarthi explains how Darwin's theory of evolution led racism to be accepted by social sciences:</text:p>
      <text:p text:style-name="P1"><text:span text:style-name="T20">His (Darwin's) theory of the survival of the fittest </text:span><text:span text:style-name="T18">was warmly welcomed by the social scientists of the day, and they believed mankind had achieved various levels of evolution culminating in the white man's civilization. </text:span><text:span text:style-name="T20">By the second half of the nineteenth century racism was accepted as fact by the vast majority of Western scientists.</text:span><text:span text:style-name="T32">13</text:span></text:p>
      <text:p text:style-name="P12">As for the Darwinists who came after Darwin, they put up a great struggle to prove his racist views. In the name of doing so they had no scruples about making many scientific inconsistencies and falsehoods. They thought that when they had proved these, they would have scientifically proven their own superiority and "rights" to oppress, colonise, and if needs be exterminate other races.</text:p>
      <text:p text:style-name="P7"><text:span text:style-name="T18">In the third chapter of his book </text:span><text:span text:style-name="T22">The Mismeasure of Man</text:span><text:span text:style-name="T18">, Stephen Jay Gould pointed out that some anthropologists were not above falsifying their data to prove the "superiority" of the white race. According to Gould, the method they used most was falsifying the brain size of the fossilised skulls they found. Gould mentions in his book that, assuming brain size had something to do with intelligence, many anthropologists intentionally exaggerated the size of Caucasian skulls and underestimated the size of skulls from Blacks and Indians.</text:span><text:span text:style-name="T32">14</text:span></text:p>
      <text:p text:style-name="P7"><text:span text:style-name="T18">In his book </text:span><text:span text:style-name="T22">Ever Since Darwin</text:span><text:span text:style-name="T18">, Gould explains the perverted claims the Darwinists undertook to demonstrate that some races were inferior.</text:span></text:p>
      <text:p text:style-name="P1"><text:span text:style-name="T18">Haeckel and his colleagues also invoked recapitulation to affirm the racial superiority of northern European whites. They scoured the evidence of human anatomy and behaviour, using everything they could find from brains to belly buttons. Herbert Spencer wrote that "the intellectual traits of the uncivilized.. are traits recurring in the children of the civilized." Carl Vogt said it more strongly in 1864: "The grown up Negro partakes, as regards his intellectual faculties, of the nature of the child… Some tribes have founded states, possessing a peculiar organization, but, as to the rest, we may boldly assert that the whole race has, neither in the past nor in the present, performed anything tending to the progress of humanity or worthy of preservation."</text:span><text:span text:style-name="T32">15</text:span></text:p>
      <text:p text:style-name="P12">And the French medical anatomist Etienne Serres really did argue that black males are primitive because their belly buttons were in a lower level. </text:p>
      <text:p text:style-name="P12"><text:soft-page-break/>Darwin's contemporary, the evolutionist Havelock Ellis, supported the distinction between superior and inferior races with an alleged "scientific" explanation, saying: </text:p>
      <text:p text:style-name="P1"><text:span text:style-name="T18">The child of many African races is scarcely if at all less intelligent than the European child, but while the African as he grows up becomes stupid and obtuse, and his whole social life falls into a state of hidebound routine, the European retains much of his childlike vivacity.</text:span><text:span text:style-name="T32">16</text:span></text:p>
      <text:p text:style-name="P7"><text:span text:style-name="T18">The French Darwinist anthropologist Vacher de Lapouge suggested that non-white classes were the descendants of savages who had not learnt to be civilised, or else the degenerate representatives of mixed-blood classes. He produced results by measuring the skulls from Paris' upper and lower classes in graveyards. According to his results, depending on their skulls some people were inclined to be rich, self-confident, and free, and others conservative, content with little, and possessing all the qualities of a good servant, classes were the products of social selection, society's upper classes went together with superior races, the degree of wealth was in proportion to the skull index. Lapouge later made a prophesy, "It is my view that in years to come people will kill each other because their heads are round or pointed," he said</text:span><text:span text:style-name="T32">17</text:span><text:span text:style-name="T18">, and this prophesy came true, as we shall see in detail in later pages of this book, and the 20</text:span><text:span text:style-name="T32">th</text:span><text:span text:style-name="T18"> century saw massacres carried out for reasons of racism…!</text:span></text:p>
      <text:p text:style-name="P7"><text:span text:style-name="T18">And it was not only anthropologists: entomologists (those who study insects) also jumped on the racist bandwagon that Darwinism had set in motion with perverted claims. For example, in the year 1861, one English entomologist arrived at the conclusion, after collecting lice that lived on peoples' bodies in different parts of the world, that the lice of one race could not live on the bodies of another, which when looked at from the scientific level of today, is just plain ridiculous.</text:span><text:span text:style-name="T32">18</text:span><text:span text:style-name="T18"> When even people with the status of scientists made such announcements, it was not surprising that some dogmatic racists should use such illogical, unintelligent, and completely meaningless slogans as "even Negroes' lice are Negro."</text:span></text:p>
      <text:p text:style-name="P7"><text:span text:style-name="T18">In short, the racist side to Darwin's theory found very fertile ground in the second half of the 19</text:span><text:span text:style-name="T32">th</text:span><text:span text:style-name="T18"> century. Because at that time the European "white man" was still waiting for such a theory to justify his own crimes.</text:span></text:p>
      <text:p text:style-name="P46"/>
      <text:p text:style-name="P45">British Colonialism and Darwinism</text:p>
      <text:p text:style-name="P12">The country which profited most from Darwin's racist views was Darwin's own land, Britain. In the years when Darwin put forward his theory, Great Britain was in the position of having founded the world's number one colonialist empire. All the natural resources of an area stretching from India to Latin America were exploited by the British Empire. The "white man" was plundering the world for his own interests.</text:p>
      <text:p text:style-name="P12">But, of course, starting with Great Britain, no colonialist country wanted to be seen as a "plunderer" and to go down in history as such. For this reason, they were looking for an explanation to show that they were right in what they were doing. Such an <text:soft-page-break/>explanation might be to portray the colonised peoples as "primitive people" or "animal-like living creatures." In this way, for those who were massacred and subjected to inhuman treatment to be able to be seen not as human beings, but as half-human half-animal creatures, and their mistreatment would not be regarded as a crime.</text:p>
      <text:p text:style-name="P7"><text:span text:style-name="T18">Actually, this search was not new: the first spread of colonialism in the world went back to the 15</text:span><text:span text:style-name="T32">th</text:span><text:span text:style-name="T18"> and 16</text:span><text:span text:style-name="T32">th</text:span><text:span text:style-name="T18"> centuries. Claims to the effect that some races had semi-animal characteristics were first put forward by Christopher Columbus on his American journey. According to these claims, Native Americans were not human beings, but a species of developed animal. For this reason they could be put to the service of the Spanish colonialists.</text:span></text:p>
      <text:p text:style-name="P7"><text:span text:style-name="T18">No matter how much Columbus is portrayed in films about the discovery of America as having a warm and humane attitude to the natives, the fact is that Columbus did not regard the native people as human.</text:span><text:span text:style-name="T32">19</text:span></text:p>
      <text:p text:style-name="P7"><text:span text:style-name="T18">Christopher Columbus was the person who first set in motion a great massacre. Columbus established Spanish colonies in the places he discovered, made slaves of the natives and was responsible for the starting of the slave trade. The Spanish "conquistadors" saw the policy of oppression and exploitation that Columbus implemented, and continued it: the massacres carried out reached enormous dimensions. For example, the population of one island, 200,000 when Columbus first came to it, was only 50,000 20 years later, and by 1540 only a thousand people remained. When the most famous of the Spanish conquistadors, Cortes, first set foot in Mexico in February 1519, the total native population was 25 million, but in 1605 this had fallen to 1 million. On the island of Hispaniola, the population, which was 7-8 million in 1492, fell to 4 million in 1496, and to just 125 people in 1570. According to historians' figures, in less than a century after Columbus first set foot on the continent </text:span><text:span text:style-name="T20">95 million were massacred by the colonialists</text:span><text:span text:style-name="T18">. When Columbus discovered America 30 million natives were living on the continent. As a result of the massacres between then and now they have come to the position of being a lost race of less than 2 million.</text:span></text:p>
      <text:p text:style-name="P12">The reason for these massacres reaching such pitiless proportions was the indigenous peoples' not being seen as human beings, as being looked on as animals.</text:p>
      <text:p text:style-name="P7"><text:span text:style-name="T18">But these claims of the colonialists did not win many supporters. In Europe at that time, the truth that all people were created equal by God and that they all descended from one ancestor–Adam–was so widely accepted that the Catholic Church in particular took a clear position against such plundering invasions. One of the best known examples of this is the reply by the bishop of Chiapas, Bartolome de las Casas, who set foot in the New World together with Columbus, who said that the natives were "each a real human being," in reply to the colonists' claim that the natives were "a species of animal." Pope Paul III cursed the savage treatment of the natives in a papal bull in 1537, and declared that the natives were real human beings with the capacity for faith.</text:span><text:span text:style-name="T32">20</text:span></text:p>
      <text:p text:style-name="P7"><text:soft-page-break/><text:span text:style-name="T18">But in the 19</text:span><text:span text:style-name="T32">th</text:span><text:span text:style-name="T18"> century the situation changed. Together with the spread of materialist philosophy and societies' growing distant from religion, the truth that human beings were created by God began to be denied. This, as was touched on in the preceding pages, was at the same time the rise of racism.</text:span></text:p>
      <text:p text:style-name="P7"><text:span text:style-name="T18">With the rise of Darwinist-materialist philosophy in the 19</text:span><text:span text:style-name="T32">th</text:span><text:span text:style-name="T18"> century, racism grew stronger, and this created a great support for Europe's imperialist system.</text:span></text:p>
      <text:p text:style-name="P7"><text:span text:style-name="T18">James Joll, who spent long years as professor of history at such universities as Oxford, Stanford and Harvard, in his source book </text:span><text:span text:style-name="T22">Europe Since 1870</text:span><text:span text:style-name="T18">, which is still used as a text book in universities, describes the ideological relationship between Darwinism, imperialism, and racism.</text:span></text:p>
      <text:p text:style-name="P2">The most profound groups of ideas inspiring the concept of imperialism were those which can be roughly classified as 'social Darwinism', and which saw the relations between states as a perpetual struggle for survival in which some races were regarded as 'superior' to others in an evolutionary process in which the strongest had constantly to assert themselves. </text:p>
      <text:p text:style-name="P1"><text:span text:style-name="T18">Charles Darwin, the English naturalist whose books </text:span><text:span text:style-name="T22">On the Origin of Species</text:span><text:span text:style-name="T18">, published in 1859, and </text:span><text:span text:style-name="T22">The Descent of Man</text:span><text:span text:style-name="T18">, which followed in 1871, launched controversies which affected many branches of European thought… The ideas of Darwin, and of some of his contemporaries such as the English philosopher Herbert Spencer, …were rapidly applied to questions far removed from the immediate scientific ones… The element of Darwinism which appeared most applicable to the development of society was the belief that the excess of population over the means of support necessitated a constant struggle for survival in which it was the strongest or the 'fittest' who won. From this it was easy for some social thinkers to give a moral content to the notion of the fittest, so that the species or races which did survive were those morally entitled to do so.</text:span></text:p>
      <text:p text:style-name="P1"><text:span text:style-name="T18">The doctrine of natural selection could, therefore, very easily become associated with another train of thought developed by the French writer, Count Joseph-Arthur Gobineau, who published an</text:span><text:span text:style-name="T22"> Essay on the Inequality of Human Races</text:span><text:span text:style-name="T18"> in 1853. Gobineau insisted that the most important factor in development was race; and that those races which remained superior were those which kept their racial purity intact. Of these, according to Gobineau, it was the Aryan race which had survived best… It was.. Houston Stewart Chamberlain who contributed to carrying some of these ideas a stage further… Hitler himself admired the author (Chamberlain) sufficiently to visit him on his deathbed in 1927.</text:span><text:span text:style-name="T32">21</text:span></text:p>
      <text:p text:style-name="P7"><text:span text:style-name="T18">As has been shown, there is an ideological chain linking Darwin to racist thinkers and imperialists, and stretching from there as far as Hitler. Darwinism is the ideological basis of both imperialism, which drowned the world in blood in the 19</text:span><text:span text:style-name="T32">th</text:span><text:span text:style-name="T18"> century, and Nazism, which did the same thing in the 20</text:span><text:span text:style-name="T32">th</text:span><text:span text:style-name="T18">.</text:span></text:p>
      <text:p text:style-name="P7"><text:soft-page-break/><text:span text:style-name="T18">Victorian Great Britain also found its so-called "scientific basis" in Darwinism. Great Britain made great profits out of colonialism, and saw no reason not to visit disasters upon the heads of those living under that colonialism for its own advantage. One example of British imperialism's dirty politics was the "Opium Wars" against China. Great Britain began to smuggle the opium it grew in India into China from the first quarter of the 19</text:span><text:span text:style-name="T32">th</text:span><text:span text:style-name="T18"> century. This opium smuggling was speeded up as time passed to make good the deficit in its foreign trade. The flow of the drug into the country also had the effect of weakening the Chinese state's authority over its own territory. The collapse in society soon reached serious dimensions. The prohibition of opium, which the Chinese government had to implement after a long period of doubt, led to the first Opium War (1838-1842). There is no doubt that this war dragged the country to bankruptcy. China was forced to bow its head because of the inadequacy of its army in every confrontation with the foreign forces and to accept their ever-growing demands. The Westerners slowly formed settlement centres inside Chinese territory from the year 1842. They took large port quarters (concessions) from out of the hands of the Chinese, rented their fields, and obliged the country to open up to the outside world in a way that would bring the most benefit to themselves. As a result of all of this, the poverty in the country, the weakness of the government, and the slow loss of Chinese territory led to many rebellions.</text:span></text:p>
      <text:p text:style-name="P7"><text:span text:style-name="T18">The experiences in China were only one of the results of British policy. Throughout the 19</text:span><text:span text:style-name="T32">th</text:span><text:span text:style-name="T18"> century the oppression and painful dimensions of British imperialism were experienced in such regions as South Africa, India, and Australia.</text:span></text:p>
      <text:p text:style-name="P12">The job of justifying this oppressive system of Britain's and attempting to show it was in the right, fell to various British sociologists and scientists. And Charles Darwin was the most important and effective of these. It was Darwin who claimed that throughout evolution there had been "superior races," that these were the "white race," and showed that the whites' oppression of the others was a "natural law."</text:p>
      <text:p text:style-name="P7"><text:span text:style-name="T18"><text:s/>Because of the justification which Darwin provided for colonialist racism, the famous scientist, Kenneth J. Hsü, the head of the Geography department of the Swiss Federal Institute of Technology <text:s/>and himself of Chinese descent, describes Darwin as "a gentleman scientist of the Victorian Era, and an establishment member of a society that sent gunboats to forcibly import opium into China, </text:span><text:span text:style-name="T20">all in the name of competition (in free trade) and survival of the fittest.</text:span><text:span text:style-name="T18">"</text:span><text:span text:style-name="T32">22</text:span></text:p>
      <text:p text:style-name="P12"/>
      <text:p text:style-name="P45">Darwin's Enmity Towards the Turks</text:p>
      <text:p text:style-name="P7"><text:span text:style-name="T18">The most important target British colonialism set itself towards the end of the 19</text:span><text:span text:style-name="T32">th</text:span><text:span text:style-name="T18"> century was the Ottoman Empire.</text:span></text:p>
      <text:p text:style-name="P12">At that period the Ottoman state ruled a huge area from Yemen to Bosnia-Herzegovina. But by now it was finding it hard to control this area which it had managed in peace, calm, and stability. Christian minorities were beginning to rise up in the name <text:soft-page-break/>of independence, and such great military powers as Russia were beginning to threaten the Ottomans.</text:p>
      <text:p text:style-name="P12">In the last quarter of the century Britain and France joined the powers which were threatening the Ottomans. Britain particularly set its eyes on the Ottomans' southern provinces. The Berlin Agreement, signed in 1878, is an expression of the European colonialists' decision to divide up the Ottoman territories. Five years later, in 1882, Britain occupied Egypt, which was an Ottoman territory. British colonialism set about its plans to later take over the Ottoman territories in the Middle East.</text:p>
      <text:p text:style-name="P12">As always, Britain based these colonialist policies on racism. The British government deliberately tried to portray the Turkish nation, the basic element of the Ottomans, and particularly the Ottoman state, as a so-called "backward" people.</text:p>
      <text:p text:style-name="P7"><text:span text:style-name="T18">British Prime Minister William Ewart Gladstone openly said that the Turks are examples of mankind's non-humans, and for the sake of their civilisation, they must be pushed back to the Asian steppes and eliminated from Anatolia.</text:span><text:span text:style-name="T32">23</text:span></text:p>
      <text:p text:style-name="P12">These, and words like them, were for decades used by the British government as a propaganda tool directed against the Ottomans. Britain tried to portray the Turkish nation as a backward nation that had to bow its head to more advanced European races.</text:p>
      <text:p text:style-name="P15"/>
      <text:p text:style-name="P22">The so-called "scientific basis" for </text:p>
      <text:p text:style-name="P22">this propaganda was Charles Darwin!</text:p>
      <text:p text:style-name="P7"><text:span text:style-name="T18">Darwin's comments regarding the Turkish nation appeared in the book </text:span><text:span text:style-name="T22">The Life and Letters of Charles Darwin</text:span><text:span text:style-name="T18">, published in 1888. Darwin proposed that by the so-called "backward races" were eliminated as a result of natural selection and therefore natural selection would play a role in the development of civilisation, and later said these exact words about the Turkish nation:</text:span></text:p>
      <text:p text:style-name="P1"><text:span text:style-name="T18">I could show fight on natural selection having done and doing more for the progress of civilization than you seem inclined to admit. Remember what risk the nations of Europe ran, not so many centuries ago of being overwhelmed by the Turks, and how ridiculous such an idea now is! The more civilized so-called Caucasian races have beaten the Turkish hollow in the struggle for existence. Looking to the world at no very distant date, what an endless number of the lower races will have been eliminated by the higher civilized races throughout the world.</text:span><text:span text:style-name="T32">24</text:span></text:p>
      <text:p text:style-name="P12">This nonsense of Darwin's was a written propaganda tool to give support to Britain's policy of destroying the Ottoman Empire. And in fact this propaganda tool was an effective one. Darwin's words to the effect that "The Turkish nation will soon disappear, this is a law of evolution" gave a so-called scientific support to Britain's propaganda directed at creating enmity towards the Turks.</text:p>
      <text:p text:style-name="P12">Britain's desire to bring about Darwin's prophecy basically came to life in the First World War. This giant war, which began in 1914, was born of conflicts of interest between Germany and Austria-Hungary on the one side, and the allies Britain, France, <text:soft-page-break/>and Russia on the other. But one of the most important calculations within this war was the aim of destroying and dividing up the Ottoman Empire.</text:p>
      <text:p text:style-name="P12">Britain attacked the Ottoman Empire from two separate directions. The first was the Canal, Palestine, and Iraq fronts, opened with the intention of taking the Ottoman territories in the Middle East. The second was the Gallipoli front, scene of one of the bloodiest battles of the First World War. The Turkish Army at Çanakkale fought heroically and lost 250,000 men to resist the enemy forces mustered by the British. As for the British, they sent more Indian troops and Anzac units recruited from such colonies as Australia and New Zealand to fight the Turks, whom they saw as a "backward race," than their own soldiers.</text:p>
      <text:p text:style-name="P12">The echoes of Darwin's hostility to the Turks continued to ring after the First World War. The European Neo-Nazi groups who treacherously attack the Turks in Europe still draw their inspiration from Darwin's stupid nonsense about the Turkish nation. Darwin's words about the Turks are still to be found on the Internet pages of these racist enemies of the Turks. (See the chapter on The Bloody Alliance Between Darwin and Hitler.)</text:p>
      <text:p text:style-name="P47">Racism and Social Darwinism</text:p>
      <text:p text:style-name="P45">in America</text:p>
      <text:p text:style-name="P7"><text:span text:style-name="T18">Social Darwinism provided support for racists and imperialists in other countries too, not just Britain. For this reason it spread quickly through the whole world. At the head of those subscribing to the theory came U.S. President Theodore Roosevelt. Roosevelt was the foremost proponent and implementer of the programme of ethnic cleansing applied against the Native Americans under the name of "forced relocation." In the book </text:span><text:span text:style-name="T22">The Winning of the West</text:span><text:span text:style-name="T18">, he founded the ideology of massacre, maintaining that a racial war to the finish with the Indians was inevitable.</text:span><text:span text:style-name="T32">25</text:span><text:span text:style-name="T18"> His greatest prop was Darwinism, which gave him the opportunity to define the natives as a backward species.</text:span></text:p>
      <text:p text:style-name="P12">As Roosevelt had foreseen, none of the treaties with the Native Americans were respected, and this too was provided a false justification under the "backward race" theory. In 1871, Congress disregarded all the treaties made with the Native Americans and decided to exile them to dead lands where they could await death. If the other side were not perceived as human beings then how could the treaties made with them have any validity?</text:p>
      <text:p text:style-name="P7"><text:span text:style-name="T18">Roosevelt also proposed that the above mentioned racial war represented the culminating achievement of the spread of the English speaking peoples (Anglo-Saxons) over the world.</text:span><text:span text:style-name="T32">26</text:span></text:p>
      <text:p text:style-name="P12">One of the foremost proponents of Anglo-Saxon racism, the American evolutionist and Protestant clergyman Josiah Strong, employed the same logic. He once wrote these words:</text:p>
      <text:p text:style-name="P1"><text:span text:style-name="T18">Then will the world enter upon a new stage of its history - the final competition of races for which the Anglo-Saxon is being schooled. If I do not read amiss, this powerful race will move down upon Mexico, down upon Central and South America, out upon the islands of the sea, over upon Africa and beyond. And can anyone doubt that </text:span><text:span text:style-name="T20">the result of this competition will be "survival of the fittest"</text:span><text:span text:style-name="T18">?</text:span><text:span text:style-name="T32">27</text:span></text:p>
      <text:p text:style-name="P7"><text:span text:style-name="T18">The foremost of the racists who used Social Darwinism to justify themselves were the enemies of the blacks. Their racist theories, which divided the races into levels and defined the white race as the most superior and the black race as the most primitive, enthusiastically embraced the concept of evolution.</text:span><text:span text:style-name="T32">28</text:span></text:p>
      <text:p text:style-name="P7"><text:span text:style-name="T18">The most prominent of the evolutionary racist theoreticians, Henry Fairfield Osborn, wrote in an article headed </text:span><text:span text:style-name="T22">The Evolution of Human Races</text:span><text:span text:style-name="T18"> that "The standard of intelligence of the average adult Negro is similar to that of the eleven-year-old-youth of the species Homo Sapiens."</text:span><text:span text:style-name="T32">29</text:span></text:p>
      <text:p text:style-name="P7"><text:span text:style-name="T18">According to this logic blacks were not human beings at all. Another of the best-known proponents of evolutionary racist thought, Carleton Coon put forward, in his book </text:span><text:span text:style-name="T22">The Origins of Race</text:span><text:span text:style-name="T18">, published in 1962, that the black and white races were two different species which had split from each other back in the Homo Erectus period. According to Coon, the whites had evolved further following this separation. The supporters of </text:span><text:soft-page-break/><text:span text:style-name="T18">discrimination against blacks employed this so-called scientific explanation for a long time.</text:span></text:p>
      <text:p text:style-name="P7"><text:span text:style-name="T18"><text:s/>The existence of a scientific theory which supported it rapidly increased racism in America. W. E. Dubois, known for being against racial discrimination, stated that "the problem of the twentieth century is the problem of the colour line". According to him, that the problem of racism should have emerged in such a widespread manner in a country which wants to become the world's greatest democracy, and which from some points of view has accomplished this, is not the least important of paradoxes. The abolition of slavery has not sufficed for the establishment of brotherhood between black and white people. He thought that official discrimination, set up in a short time, has in our day turned into an ipso facto and legal situation, a way out of which is still being sought.</text:span><text:span text:style-name="T32">30</text:span></text:p>
      <text:p text:style-name="P12">The emergence of the first racial discrimination laws, known as the "Jim Crow Laws," (Jim Crow was one of the derogatory names for blacks used by the whites) also happened at this time. Blacks were definitely not treated like human beings, and were despised and treated with contempt everywhere: furthermore this was not the attitude of a few racist individuals but that determined by the American state by its own laws. Immediately after the first law approving racial segregation on railways and trams was passed in Tennessee in 1875, all the Southern states implemented segregation on their railways. "Whites Only" and "Blacks" signs were hung up everywhere. Actually, all of these just meant the granting of official status to a situation which already existed. Marriage between different races was forbidden. Under the law, segregation was compulsory in hospitals, prisons, and graveyards. In practice, this included hotels, theatres, libraries, and even lifts and churches. The field where segregation was most sharply felt was in schools. This was the practice which had the heaviest effects on the blacks and was the greatest obstacle in the face of their cultural development.</text:p>
      <text:p text:style-name="P12">The practice of racial segregation was accompanied by a wave of violence. There was a swift rise in the number of black lynchings. Between 1890 and 1901 some 1,300 blacks were lynched. As a result of these implementations blacks rose up in several states.</text:p>
      <text:p text:style-name="P7"><text:span text:style-name="T18">Racist thought and theories accompanied this period. Shortly after, American biological racism would express itself in the results arrived at by R. B. Bean's method of skull measurement, and under the pretence of protecting the people of the new continent from a wave of uncontrolled migration, a particular kind of American racism arose. Madison Grant, author of the book </text:span><text:span text:style-name="T22">The Passing of the Great Race</text:span><text:span text:style-name="T18"> (1916) wrote that the mixing of the two races will open the way to the emergence of a more primitive race than the inferior species, and he wanted inter-racial marriages to be banned.</text:span><text:span text:style-name="T32">31</text:span></text:p>
      <text:p text:style-name="P12">He also wanted inter-racial marriages to be banned.</text:p>
      <text:p text:style-name="P7"><text:span text:style-name="T18">Racism existed in America before Darwin, as it did in the whole world. But as we have seen, Darwinism gave racist views and policies apparent support in the second half </text:span><text:soft-page-break/><text:span text:style-name="T18">of the 19</text:span><text:span text:style-name="T32">th</text:span><text:span text:style-name="T18"> century. For example, as we have seen in this chapter, when racists put forward their views they used the claims of Darwinism as slogans. Ideas which before Darwin had been regarded as cruel, now began to be accepted as natural law.</text:span></text:p>
      <text:p text:style-name="P52"/>
      <text:p text:style-name="P49">Darwinist Racists' Inhuman Policies </text:p>
      <text:p text:style-name="P30"><text:span text:style-name="T35">The Extermination of the Aborigines</text:span></text:p>
      <text:p text:style-name="P12">The natives of Australia are known as aborigines. These people who had lived on the continent for thousands of years suffered one of the biggest exterminations in history with the spreading of European settlers over the country. The ideological basis of this extermination was Darwinism. Darwinist ideologues' views of the aborigines formed the theory of the savagery these people suffered. </text:p>
      <text:p text:style-name="P7"><text:span text:style-name="T18">In 1870 Max Muller, an evolutionist anthropologist from the </text:span><text:span text:style-name="T22">Anthropological Review</text:span><text:span text:style-name="T18"> of London, had divided human races into seven categories. Aborigines appeared at the bottom, and the Aryan race, that of the white Europeans, at the top. H. K. Rusden, a famous Social Darwinist, had this to say about the aborigines in 1876:</text:span></text:p>
      <text:p text:style-name="P1"><text:span text:style-name="T18">The survival of the fittest means that might is right. And we thus invoke and remorselessly fulfil the inexorable law of natural selection when exterminating the inferior Australian and Maori races… and we appropriate their patrimony coolly.</text:span><text:span text:style-name="T32">32</text:span></text:p>
      <text:p text:style-name="P7"><text:span text:style-name="T18">And in 1890 the Vice-President of the Royal Society of Tasmania, James Barnard, wrote: "the process of extermination is an axiom of the law of evolution and survival of the fittest." There was therefore, he concluded, no reason to suppose that "there had been any culpable neglect" in the murder and dispossession of the Aboriginal Australian.</text:span><text:span text:style-name="T32">33</text:span></text:p>
      <text:p text:style-name="P7"><text:span text:style-name="T18">As a result of these racist, ruthless, and savage views nourished by Darwin, a terrible massacre was begun with the aim of exterminating the aborigines. Aboriginal heads were nailed over station doors. Poisoned bread was given to Aboriginal families. In many parts of Australia, aborigine settlement areas disappeared in a savage manner within 50 years.</text:span><text:span text:style-name="T32">34</text:span></text:p>
      <text:p text:style-name="P12">The policies aimed at aborigines did not end with massacres. Many members of the race were treated like experimental animals. The Smithsonian Institute in Washington D.C. held the remains of 15,000 people of various races. 10,000 Australian aborigines were sent by ship to the British Museum with the aim of seeing whether or not they were the "missing link" in the transition from animals to human beings.</text:p>
      <text:p text:style-name="P12">Museums were not just interested in bones, at the same time they kept brains belonging to aborigines and sold them at high prices. There is also proof that Australian aborigines were killed to be used as specimens. The facts below bear witness to this ruthlessness:</text:p>
      <text:p text:style-name="P2">A death-bed memoir from Korah Wills, who became mayor of Bowen, Queensland in 1866, graphically describes how he killed and dismembered a local tribesman in 1865 to provide a scientific specimen.</text:p>
      <text:p text:style-name="P2"><text:soft-page-break/>Edward Ramsay, curator of the Australian Museum in Sydney for 20 years from 1874, was particularly heavily involved. He published a museum booklet which appeared to include Aborigines under the designation of "Australian animals". It also gave instructions not only on how to rob graves, but also on how to plug up bullet wounds in freshly killed "specimens".</text:p>
      <text:p text:style-name="P2">A German evolutionist, Amalie Dietrich (nicknamed the 'Angel of Black Death') came to Australia asking station owners for Aborigines to be shot for specimens, particularly skin for stuffing and mounting for her museum employers. Although evicted from at least one property, she shortly returned home with her specimens.</text:p>
      <text:p text:style-name="P1"><text:span text:style-name="T18">A New South Wales missionary was a horrified witness to the slaughter by mounted police of a group of dozens of Aboriginal men, women and children. Forty-five heads were then boiled down and the 10 best skulls were packed off for overseas.</text:span><text:span text:style-name="T32">35</text:span></text:p>
      <text:p text:style-name="P7"><text:span text:style-name="T18">The extermination of the aborigines continued in the 20</text:span><text:span text:style-name="T32">th</text:span><text:span text:style-name="T18"> century. Among the methods employed in this extermination was the forcible removal of aborigine children from their families. A news story by Alan Thornhill, which appeared in the 28 April 1997 edition of the </text:span><text:span text:style-name="T22">Philadelphia Daily News</text:span><text:span text:style-name="T18">, recounted this method used against the aborigines in this way:</text:span></text:p>
      <text:p text:style-name="P2"/>
      <text:p text:style-name="P3">ABORIGINE FAMILIES RECOUNT SEIZURES</text:p>
      <text:p text:style-name="P2">Associated Press - Aborigines living in Australia's remote northwest deserts used to smear their light-skinned children with charcoal, hoping to keep state welfare agents from taking them away. "The welfare just grabbed you when they found you," one of the stolen children reported, many years later. "Our people would hide us, paint us with charcoal." </text:p>
      <text:p text:style-name="P1"><text:span text:style-name="T18">"I was taken to Moola Bulla," said one cattler worker who was stolen as a child. "We were about 5 or 6 years old." His tale was one of thousands heard by Australia's Human Rights and Equal Opportunity Commission during its heart-wrenching inquiry into the "stolen generation." From 1910 until the 1970s, some 100,000 aboriginal children were taken from their parents... Light-skinned aboriginal children were seized and handed out to white families for adoption. Dark-skinned children were put in orphanages.</text:span><text:span text:style-name="T32">36</text:span><text:span text:style-name="T18"> </text:span></text:p>
      <text:p text:style-name="P12">Even now, the pain is so great that most stories were printed anonymously in the commission's final report, "Bringing Them Home." The commission says the actions of the authorities at that time amounted to genocide as the United Nations defines it. The government has refused to follow the inquiry's recommendation that a tribunal be set up to assess compensation payments for the stolen children. </text:p>
      <text:p text:style-name="P12">As we have seen, the inhuman treatment, massacres, cruelty, savagery, and exterminations carried out were all justified by Darwinism's theses of "natural selection," "the fight for survival," and "the survival of the fittest."</text:p>
      <text:p text:style-name="P12">All these terrible things the Australian natives suffered were just one small part of the catastrophes Darwinism has brought to the world.</text:p>
      <text:p text:style-name="P12"><text:soft-page-break/></text:p>
      <text:p text:style-name="P29">Ota Benga</text:p>
      <text:p text:style-name="P7"><text:span text:style-name="T18">After Darwin claimed in </text:span><text:span text:style-name="T22">The Origin of Species</text:span><text:span text:style-name="T18"> that human beings had developed from a common ancestor they shared with monkeys, the search for fossils to support this scenario began. But some evolutionists believed that "half-monkey half-man" creatures might be found not only in the fossil record, but also living in various parts of the world. At the beginning of the 20</text:span><text:span text:style-name="T32">th</text:span><text:span text:style-name="T18"> century the searches for the "missing link" were the cause of many acts of savagery. One of these was the story of the pigmy Ota Benga.</text:span></text:p>
      <text:p text:style-name="P7"><text:span text:style-name="T18">Ota Benga was captured in the Congo by an evolutionist researcher called Samuel Verner in 1904. This native, whose name meant "friend" in his own language, was married and the father of two children. But he was chained like an animal, put in a cage, and sent to the U.S.A. There, the evolutionary scientists put him in a cage with various species of monkey at the St. Louis World Fair and exhibited him as "the nearest link to man." Two years later they took him to Bronx Zoo in New York and displayed him with a few chimpanzees, a gorilla called Dinah and an orang-utan called Dohung as "man's oldest ancestors." The evolutionist director of the zoo, Dr. William T. Horniday, gave long talks about the pride it gave him to have the "missing link," and visitors treated Ota Benga in his cage just like an animal. An edition of the </text:span><text:span text:style-name="T22">New York Times</text:span><text:span text:style-name="T18"> printed at the time described the visitors' attitudes:</text:span></text:p>
      <text:p text:style-name="P1"><text:span text:style-name="T18">There were 40,000 visitors to the park on Sunday. Nearly every man woman and child of this crowd made for the monkey house to see the star attraction in the park–the wild man from Africa. They chased him about the grounds all day, howling, jeering, and yelling. Some of them poked him in the ribs, other tripped him up, all laughed at him.</text:span><text:span text:style-name="T32">37</text:span></text:p>
      <text:p text:style-name="P7"><text:span text:style-name="T18">The 17 September 1906 edition of the </text:span><text:span text:style-name="T22">New York Journal</text:span><text:span text:style-name="T18"> said that this was being done to prove evolution, but attacked it as a great injustice and cruelty in these words:</text:span></text:p>
      <text:p text:style-name="P1"><text:span text:style-name="T18">These men, without thought and intelligence have been exhibiting in a cage of monkeys, a small human dwarf from Africa. </text:span><text:span text:style-name="T20">Their idea, probably, was to inculcate some profound lesson in evolution.</text:span></text:p>
      <text:p text:style-name="P2">As a matter of fact, the only result achieved has been to hold up to scorn the African race, which deserves at least sympathy and kindness from the whites of this country, after all the brutality it has suffered here… </text:p>
      <text:p text:style-name="P1"><text:span text:style-name="T18">It is shameful and disgusting that the misfortune, the physical deficiency, of a human being, created by the same Force that puts us all here and endowed with the same feelings and the same soul, should be locked in a cage with monkeys and be made a public mockery.</text:span><text:span text:style-name="T32">38</text:span></text:p>
      <text:p text:style-name="P7"><text:span text:style-name="T18">The </text:span><text:span text:style-name="T22">New York Daily Tribune</text:span><text:span text:style-name="T18"> also gave space to the subject of Ota Benga's being exhibited in the zoo for the purposes of demonstrating evolution. The Darwinist zoo director's defence was completely unscrupulous:</text:span></text:p>
      <text:p text:style-name="P1"><text:span text:style-name="T18">The exhibition of an African pygmy in the same cage with an orang outang at the New York Zoological Park last week stirred up considerable criticism. Some persons </text:span><text:soft-page-break/><text:span text:style-name="T20">declared it was an attempt on the part of Director Hornaday to demonstrate a close relationship between Negroes and monkeys</text:span><text:span text:style-name="T18">. Dr. Hornaday denied this. "If the little fellow is in a cage," said Dr. Hornaday, "it is because he is most comfortable there, and because we are at a loss to know what else to do with him. He is in no sense a prisoner, except that no one would say it was wise to allow him to wander around the city without some one having an eye on him."</text:span><text:span text:style-name="T32">39</text:span></text:p>
      <text:p text:style-name="P7"><text:span text:style-name="T18">Ota Benga's being exhibited in the zoo with gorillas like an animal led to unease in various circles. A number of foundations applied to the authorities to have the practice stopped, stating that Ota Benga was a human being and that his being treated in that way was a great cruelty. One of these applications appeared in the </text:span><text:span text:style-name="T22">New York Globe</text:span><text:span text:style-name="T18"> of 12 September 1906 in this way:</text:span></text:p>
      <text:p text:style-name="P2">Editor of the Globe: </text:p>
      <text:p text:style-name="P2">Sir - I lived in the south several years, and consequently am not overfond of negro, but believe him human. I think it a shame that the authorities of this great city should allow such a sight as that witnessed at the Bronx Park - a negro boy, on exhibition in a monkey cage... </text:p>
      <text:p text:style-name="P2">This whole pygmy business needs investigation...</text:p>
      <text:p text:style-name="P2">A.E.R.</text:p>
      <text:p text:style-name="P1"><text:span text:style-name="T18">New York, Sept. 12</text:span><text:span text:style-name="T32">40</text:span></text:p>
      <text:p text:style-name="P12">Another application asking Ota Benga to be treated like a human was as follows: </text:p>
      <text:p text:style-name="P11">Man and Monkey Show Disapproved by Clergy</text:p>
      <text:p text:style-name="P2">The Rev. Dr. MacArthur Thinks the Exhibition Degrading</text:p>
      <text:p text:style-name="P2">"The person responsible for this exhibition degrades himself as much as he does the African" said Dr. MacArthur "Instead of making a beast of this little fellow, he should be put in school for the development of such powers as God gave to him."</text:p>
      <text:p text:style-name="P1"><text:span text:style-name="T18">Dr. Gilbert said he had already decided that the exhibition was an outrage and that he and other pastors would join with Dr. MacArthur in seeing to it that the Bushman was released from the monkey cage and put elsewhere.</text:span><text:span text:style-name="T32">41</text:span></text:p>
      <text:p text:style-name="P12">The end result of all this inhuman treatment was Ota Benga's suicide. But here the problem was greater than that of one human being losing his life. This event was a clear example of the cruelty and savagery that Darwinist racism could mean in practice.</text:p>
      <text:p text:style-name="P46"/>
      <text:p text:style-name="P45">Superiority Comes From Character, Not Blood</text:p>
      <text:p text:style-name="P12">Darwin's portraying human beings as a developed species of animal and his presentation of some races as not yet having completed their development, and as species closer to animals was intensely dangerous and destructive in human history. Those who took this claim of Darwin's as their guide mercilessly oppressed other races, forced them to live under the harshest conditions, and even exterminated them.</text:p>
      <text:p text:style-name="P7"><text:span text:style-name="T18">Bryan Appleyard, author of the book </text:span><text:span text:style-name="T22">Brave New Worlds</text:span><text:span text:style-name="T18">, explains the tyrannical mentality underlying racism, and the results of it, in this way:</text:span></text:p>
      <text:p text:style-name="P1"><text:soft-page-break/><text:span text:style-name="T18">The point is that once people decide you are a lesser creature for whatever reason, either superstitious or scientific, there appears to be no limit to what cruelty they may inflict on you. And they are likely to inflict that cruelty feeling fully justified, because it is but a small step from believing another human being is inferior to believing that he is bad, dangerous, or threatening to 'superior' beings. Indeed, some may generalize the point even further and insist that all 'inferior' beings are dangerous because they threaten the life or health of the entire human race. They may then advocate sterilization, restrictions on marriage, or even murder to prevent the outcast's assault on the integrity of the species.</text:span><text:span text:style-name="T32">42</text:span></text:p>
      <text:p text:style-name="P12">All human beings, however, are created the same. Every one was created by Allah (God). The Qur'an announces human beings' creation in this way:</text:p>
      <text:p text:style-name="P36"/>
      <text:p text:style-name="P39"><text:span text:style-name="T18">He Who has created all things in the best possible way. He commenced the creation of man from clay; then produced his seed from an extract of base fluid; then formed him and breathed His Spirit into him and gave you hearing, sight and hearts. What little thanks you show! </text:span><text:span text:style-name="T25">(Surat al-Sajda: 7-9)</text:span></text:p>
      <text:p text:style-name="P16"/>
      <text:p text:style-name="P12">As the above verses reveal, human beings carry the soul Allah breathed into them. Every human being, with no racial difference, thinks, feels, loves, suffers, feels excitement, and knows love, affection, and compassion. And every human being also knows tyranny, contempt, and difficulty. For this reason, all though history, those who believe people of other races to be semi-developed animals and mistreat them, those who offend, oppress, exploit even one person, and those who support these practices with the false evidence and theories they produced, have committed a great sin in their ignorance.</text:p>
      <text:p text:style-name="P12">In our time there exist cultures of relatively undeveloped human societies. These people have all human characteristics, but they lack those criteria which, from technical and cultural aspects, generally rule the world. For reasons of the climate they live in and natural conditions, many communities have lived isolated from general world society and have developed very different cultures. But in each one there exist all the features, customs, and habits common to humanity. Those with hidden agendas, and those who have seen advantage in racism, enthusiastically embraced Darwin's theory and accepted these people, who were no different from other humans, as members of an inferior race and even animals. As a result of this view, even in our day people have emerged who oppress and despise backward people and communities on the grounds they have not evolved sufficiently. </text:p>
      <text:p text:style-name="P12">Allah, however, completely forbids racism. Allah created every human being, in different colours and speaking different tongues. This is an indication of the art and variety of Allah's creation:</text:p>
      <text:p text:style-name="P36"/>
      <text:p text:style-name="P36"><text:soft-page-break/>Among His Signs is the creation of the heavens and earth and the variety of your languages and colours. There are certainly Signs in that for every being. (Surat ar-Rum: 22)</text:p>
      <text:p text:style-name="P12"/>
      <text:p text:style-name="P12">In Allah's Sight the only superiority is a person's character, his avoiding all types of sin and rebellion, degeneracy and deviation, and the superior morality deriving from his piety. Apart from his piety no human can have any superiority to any other deriving from any of his features. Allah reveals this in a verse:</text:p>
      <text:p text:style-name="P39"><text:span text:style-name="T18">Mankind! We created you from a male and female, and made you into peoples and tribes so that you might come to know each other. The noblest among you in Allah's Sight is the one with the most piety (who best performs his duty to Allah). Allah is All-Knowing, All-Aware. </text:span><text:span text:style-name="T25">(Surat al-Hujurat: 13)</text:span></text:p>
      <text:p text:style-name="P38"/>
      <text:p text:style-name="P38"/>
      <text:p text:style-name="P43">PART 3</text:p>
      <text:p text:style-name="P40">THE TERRIBLE ALLIANCE BETWEEN </text:p>
      <text:p text:style-name="P40">DARWIN AND FASCISM</text:p>
      <text:p text:style-name="P36"/>
      <text:p text:style-name="P36"/>
      <text:p text:style-name="P42">The Bloody Alliance Between Darwin and Hitler</text:p>
      <text:p text:style-name="P12">Nazism was born in the chaos of the Germany which emerged defeated from the First World War. The leader of the party was the angry and aggressive Adolf Hitler. Racism formed the basis of Hitler's world view. Hitler believed that the Aryan race, the fundamental element of the German nation, was superior to all the other races and had to rule them. He dreamed that the Aryan race would found a world empire that would last 1,000 years.</text:p>
      <text:p text:style-name="P12">The scientific support Hitler found for these racist theories was Darwin's theory of evolution.</text:p>
      <text:p text:style-name="P7"><text:span text:style-name="T18">Hitler's most important idea-moulder, the racist German historian Heinrich von Treitschke, was strongly affected by Darwin's theory of evolution and based his racist views on Darwinism. He used to say, </text:span><text:span text:style-name="T20">"Nations can only develop by violent competition like Darwin's survival of the fittest,"</text:span><text:span text:style-name="T18"> and declared that this meant lasting and inevitable war. His view was that, </text:span><text:span text:style-name="T20">"Conquering by the sword is a way of bringing civilisation to barbarism and knowledge to ignorance."</text:span><text:span text:style-name="T18"> He thought: "The yellow races have no understanding of artistic ability and political freedom.</text:span><text:span text:style-name="T20"> It is the destiny of the black races to serve the whites and to be the target of the whites' loathing for all eternity…</text:span><text:span text:style-name="T18">"</text:span><text:span text:style-name="T32">43</text:span></text:p>
      <text:p text:style-name="P7"><text:span text:style-name="T18">While Hitler was developing his theories he drew inspiration, like Treitschke, from Darwin and particularly Darwin's idea of the fight for survival. The title of his notorious book Mein Kampf ("My Struggle") was inspired by the idea of this fight for survival. Just like Darwin, Hitler gave non-European races the status of monkeys, and said, "Take away the Nordic Germans and nothing remains but the dance of apes."</text:span><text:span text:style-name="T32">44</text:span></text:p>
      <text:p text:style-name="P7"><text:span text:style-name="T18">In the 1933 Nuremberg party rally, Hitler proclaimed that "a higher race subjects to itself a lower race… a right which we see in nature and which can be regarded as the sole conceivable right," because it was founded on science.</text:span><text:span text:style-name="T32">45</text:span></text:p>
      <text:p text:style-name="P7"><text:span text:style-name="T18">Hitler, who maintained the superiority of the Aryan race, believed that the superiority of this race was given to it by nature. Dr. Henry M. Morris, former president of the Institute for Creation Research, quoted in one study the following from Hitler’s </text:span><text:span text:style-name="T22">Mein Kampf</text:span><text:span text:style-name="T18">:</text:span></text:p>
      <text:p text:style-name="P1"><text:span text:style-name="T18">The Jews formed a sub-human counter race, predestined by their biological heritage to evil, just as t</text:span><text:span text:style-name="T20">he Nordic race was designated for nobility</text:span><text:span text:style-name="T18">… History would culminate in a new millennial empire of unparalleled splendour, based on a new racial hierarchy ordained by nature herself.</text:span><text:span text:style-name="T32">46</text:span></text:p>
      <text:p text:style-name="P12"><text:soft-page-break/>Hitler, who thought that human beings were highly developed animals, was obsessed about improving the human race and believed that he needed to manage or keep control of the so-called process of evolution.. And this was the ultimate aim of the Nazi movement. In order to realise this aim, the first step was to separate, to isolate, the inferior races from the Aryan race, the race they believed to be superior.</text:p>
      <text:p text:style-name="P12">At this point the Nazis moved to the implementation of Darwinism, and took as their example the "theory of eugenics" which itself had its origins in Darwinism.</text:p>
      <text:p text:style-name="P12"/>
      <text:p text:style-name="P49">The Theory of Eugenics Was Based on</text:p>
      <text:p text:style-name="P45">Darwin's Ideas</text:p>
      <text:p text:style-name="P7"><text:span text:style-name="T18">The theory of eugenics, which emerged in the first half of the 20</text:span><text:span text:style-name="T32">th</text:span><text:span text:style-name="T18"> century, meant the weeding out of sick and handicapped people and the "improving" of the human race by increasing the number of healthy individuals. According to this perverted theory, in the same way that better kinds of animals can be produced by mating healthy animals with each other, so the human race could be improved in the same way.</text:span></text:p>
      <text:p text:style-name="P12">As might be expected, those who put forward the eugenics programme were Darwinists. At the head of the eugenics wave in England came Charles Darwin's cousin, Francis Galton, and his son Leonard Darwin.</text:p>
      <text:p text:style-name="P12">It was clear that the idea of eugenics was a natural result of Darwinism. In fact, this truth was awarded special importance in those publications which supported eugenics, "Eugenics is man's taking charge of his own evolution," it was said.</text:p>
      <text:p text:style-name="P7"><text:span text:style-name="T18">Kenneth Ludmerer, a medical historian at Washington University, noted that the idea of eugenics is as old as Plato's </text:span><text:span text:style-name="T22">Republic</text:span><text:span text:style-name="T18"> but he also added that Darwinism was the reason for the rise in interest in the idea in the 19</text:span><text:span text:style-name="T32">th</text:span><text:span text:style-name="T18"> century: </text:span></text:p>
      <text:p text:style-name="P1"><text:span text:style-name="T18">… modern eugenics thought arose only in the nineteenth century. The emergence of interest in eugenics during that century had multiple roots. The most important was the theory of evolution, for Francis Galton's ideas on eugenics–and it was he who created the term "eugenics"–were a direct logical outgrowth of the scientific doctrine elaborated by his cousin, Charles Darwin.</text:span><text:span text:style-name="T32">47</text:span></text:p>
      <text:p text:style-name="P12">In Germany the first person to be influenced by and to spread eugenics was the famous evolutionary biologist Ernst Haeckel. Haeckel was a close friend and supporter of Darwin. To support the theory of evolution, he put forward the claim "recapitulation," which proposed that the embryos of different living creatures resembled one another. It later emerged that Haeckel had falsified the data when putting forward this claim.</text:p>
      <text:p text:style-name="P12">While Haeckel was on the one hand making scientific forgeries of this kind, on the other he was putting forward eugenic propaganda. He suggested that newly-born handicapped children should be killed forthwith and that this would speed up the evolution of society. He went even further, claiming that lepers and people with cancer and mental illnesses should be painlessly killed, or else these people would be a burden on society and would slow down evolution.</text:p>
      <text:p text:style-name="P7"><text:soft-page-break/><text:span text:style-name="T18">The American researcher George Stein summed up Haeckel's blind allegiance to the theory of evolution in an article of his in the magazine </text:span><text:span text:style-name="T22">American Scientist </text:span><text:span text:style-name="T18">in this way:</text:span></text:p>
      <text:p text:style-name="P1"><text:span text:style-name="T18">… [Haeckel] argued that Darwin was correct … humankind had unquestionably evolved from the animal kingdom. Thus, and here the fatal step was taken in Haeckel's first major exposition of Darwinism in Germany, humankind's social and political existence is governed by the laws of evolution, natural selection, and biology, as clearly shown by Darwin. To argue otherwise was backward superstition.</text:span><text:span text:style-name="T32">48</text:span></text:p>
      <text:p text:style-name="P7"><text:span text:style-name="T18">Haeckel died in 1919. But his ideas were inherited by the Nazis. Shortly after Hitler came to power an official eugenics programme was initiated. In his book </text:span><text:span text:style-name="T22">Man’s Origin, Man’s Destiny</text:span><text:span text:style-name="T18">, the famous professor of chemistry A.E. Wilder-Smith cited Hitler’s own words describing this new policy:</text:span></text:p>
      <text:p text:style-name="P1"><text:span text:style-name="T18">In the popular state, the education of the mind and the body will play an important role, but human selection is just as important. …The state has the responsibility of declaring as unfit for reproductive purposes anyone who is obviously ill or genetically unsound. … </text:span><text:span text:style-name="T20">and must carry through with this responsibility ruthlessly without respect to understanding or lack of understanding on the part of anyone</text:span><text:span text:style-name="T18">. …</text:span><text:span text:style-name="T20">Stopping reproduction of the bodily degenerate or psychically ill</text:span><text:span text:style-name="T18"> </text:span><text:span text:style-name="T20">for a period of only 600 years would lead …to an improvement in human health which can hardly be envisaged today</text:span><text:span text:style-name="T18">. If the fertility of the healthiest members of the race were realized and planned the result would be a race which … would have lost the seeds of bodily and spiritual decay which we now carry. </text:span><text:span text:style-name="T32">49</text:span></text:p>
      <text:p text:style-name="P7"><text:span text:style-name="T18">As a necessity of this policy of Hitler's, the mentally ill, the disabled, the blind from birth, and those with genetic diseases in German society, were rounded up in special "sterilisation centres." These people were regarded as parasites harmful to the purity and evolutionary progress of the German race. A while later in fact, these people who were removed from society </text:span><text:span text:style-name="T20">began to be killed by secret order of Hitler.</text:span></text:p>
      <text:p text:style-name="P7"><text:span text:style-name="T18">These murders were presented as perfectly reasonable and those who were accepted as genetically inferior were described as "unprofitable" and obstacle to the development of the nation. Groups, including various races and peoples, which were seen as inferior races slowly began to be included. Later again sick elderly people, those with jaundice, those with serious mental defects, the deaf and dumb, and even those with fatal diseases were included. After the black athlete Jesse Owens won four gold medals at the 1936 Berlin Olympics, Hitler, even though he congratulated all the competitors, refused to congratulate Jesse Owens and left the stadium. Some evolutionists even advocated the view that women were evolutionarily inferior to men. Dr Robert Wartenberg, later a prominent neurology professor in California, tried to prove women's inferiority by arguing that they could not survive unless they were ‘protected by men'. He concluded that because the weaker women were not eliminated as rapidly due to this protection, a slower rate of evolution resulted and for this reason natural </text:span><text:soft-page-break/><text:span text:style-name="T18">selection was less operative on women than men. Based on these thoughts, women in Nazi Germany were openly prohibited from entering certain professions.</text:span><text:span text:style-name="T32">50</text:span></text:p>
      <text:p text:style-name="P7"><text:span text:style-name="T18">Following the development of Darwinism and the idea of eugenics, In Germany, "racial scientists" openly advocated the killing of unwanted members and segments of the population. One of these scientists, Adolf Jost, "issued an early call for direct medical killing in a book published in 1895, </text:span><text:span text:style-name="T22">Das Recht auf den Tod (The Right to Death)</text:span><text:span text:style-name="T18">. Jost argued that </text:span><text:span text:style-name="T20">"for the sake of the health of the social organism, the state must take responsibility for the death of individuals."</text:span><text:span text:style-name="T18"> Adolf Jost was a mentor to Adolf Hitler, who showed himself on the political stage nearly 30 years later. "The state must see to it that only the healthy beget children," Hitler said. "It must declare unfit for propagation all who are in any way visibly sick or who have inherited a disease and can therefore pass it on."</text:span><text:span text:style-name="T32">51</text:span></text:p>
      <text:p text:style-name="P7"><text:span text:style-name="T18">Under a law passed in 1933, 350,000 mentally ill people, 30,000 gypsies, and hundreds of black children were sterilised by such methods as castration, x-rays, injection, and electric shocks to the genital area. One Nazi officer said, "National Socialism is nothing but applied biology."</text:span><text:span text:style-name="T32">52</text:span></text:p>
      <text:p text:style-name="P12">As well as attempting to hasten the development of the German race by the murder of and ruthless policies directed at innocent people, Hitler was also implementing another condition of eugenics. Blond, blue-eyed men and women, accepted as representative of the German race, were encouraged to form relationships and have children. In 1935 special reproduction farms were established for this purpose. These farms, where young girls conforming to racist criteria were installed, were frequently visited by SS units. The illegitimate children born on these farms were to be raised as the soldiers of the intended 1,000-year German kingdom.</text:p>
      <text:p text:style-name="P12"/>
      <text:p text:style-name="P47">The Nazis' Aryan Racial</text:p>
      <text:p text:style-name="P45">Aberration</text:p>
      <text:p text:style-name="P12">The Nazis again used Darwinist concepts to allegedly prove the superiority of the Aryan race. Darwin had proposed that as people evolved so their skulls grew larger. The Nazis embraced this idea fiercely and set about taking skull measurements to show that the German race was superior. In all corners of Nazi Germany comparisons were made showing that German skulls were larger than those of other races. Teeth, eyes, hair and other features were evaluated with evolutionary measurements. Individuals found not to match up to German race measurements were to be exterminated in the name of the principles of eugenics.</text:p>
      <text:p text:style-name="P7"><text:span text:style-name="T18">All this madness was carried out in the name of implementing Darwinist principles on society. The American historian Michael Grodin, author of the book </text:span><text:span text:style-name="T22">The Nazi Doctors and the Nuremberg Code</text:span><text:span text:style-name="T18">, reveals the reality in this way:</text:span></text:p>
      <text:p text:style-name="P1"><text:span text:style-name="T18">I think what happened was that there was a perfect match of Nazi ideology and Social Darwinism and racial hygiene as it developed in the turn of the 20</text:span><text:span text:style-name="T32">th</text:span><text:span text:style-name="T18"> Century.</text:span><text:span text:style-name="T32">53</text:span></text:p>
      <text:p text:style-name="P12">George Stein explains the subject </text:p>
      <text:p text:style-name="P1"><text:span text:style-name="T18">National socialism, whatever else it may have been was ultimately the first fully self-conscious attempt to organize a political community on a basis of an explicit biopolicy: </text:span><text:span text:style-name="T20">a biopolicy fully congruent with the scientific facts of the Darwinian revolution</text:span><text:span text:style-name="T18">.</text:span><text:span text:style-name="T32">54</text:span></text:p>
      <text:p text:style-name="P12">The famous evolutionist Sir Arthur Keith comments on Hitler as follows:</text:p>
      <text:p text:style-name="P1"><text:span text:style-name="T20">The German Führer is an evolutionist;</text:span><text:span text:style-name="T18"> he has consciously sought to make the practice of Germany conform to the theory of evolution.</text:span><text:span text:style-name="T32">55</text:span></text:p>
      <text:p text:style-name="P7"><text:span text:style-name="T18">The author of the book </text:span><text:span text:style-name="T22">Darwin: Before and After</text:span><text:span text:style-name="T18">, Robert Clarke, concluded, Adolf Hitler: "…was captivated by evolutionary teaching – probably since the time he was a boy. Hitler reasoned … that a higher race would always conquer a lower."</text:span><text:span text:style-name="T32">56</text:span><text:span text:style-name="T18"> The political philosophy of Nazi Germany took shape under the influence of these ideas of Hitler's.</text:span></text:p>
      <text:p text:style-name="P7"><text:span text:style-name="T18">The author of the book </text:span><text:span text:style-name="T22">Race and Reich</text:span><text:span text:style-name="T18">, Joseph Tenenbaum noted that the political philosophy of Germany was built on the belief that critical for evolutionary progress were:</text:span></text:p>
      <text:p text:style-name="P1"><text:span text:style-name="T18">… struggle, selection, and survival of the fittest, all notions and observations arrived at … by Darwin … but already in luxuriant bud in the German social philosophy of the nineteenth century. … Thus developed the doctrine of Germany's inherent right to rule the world on the basis of superior strength … [of a] "hammer and anvil" relationship between the Reich and the weaker nations.</text:span><text:span text:style-name="T32">57</text:span></text:p>
      <text:p text:style-name="P7"><text:span text:style-name="T18">Adolf Hitler was not alone among Nazi leaders in his "war of ideological evolution." Heinrich Himmler, head of the Gestapo, "stated that the law of nature must take its course in the survival of the fittest." In fact, all of the Nazi leaders were committed both to evolution and Germanic racism, as were most German scientists and industrialists during those dark years.</text:span><text:span text:style-name="T32">58</text:span></text:p>
      <text:p text:style-name="P46"><text:soft-page-break/></text:p>
      <text:p text:style-name="P45">Hitler's Hatred of Religion</text:p>
      <text:p text:style-name="P12">Another reason for the great importance Hitler attached to the theory of evolution was his seeing the theory as a weapon against religious belief. Hitler had a great hatred of Divine religions. Moral virtues such as compassion, mercy, and humility, ordered by Divine religions, represented a great obstacle to the ruthless and warrior Aryan type the Nazis wanted to create. For this reason, once the Nazis came to power in 1933 they tried to turn German society back to its old pagan beliefs. The swastika, a symbol from the old pagan cultures, was a sign of this return. The Nazi ceremonies held in every corner of Germany were a return to the ancient pagan rites. The idea of evolution, an inheritance from pagan cultures, fitted in exceedingly well with the ideology of Nazism for this reason. Hitler once revealed his attitude toward Christianity when he bluntly stated that religion is an: </text:p>
      <text:p text:style-name="P1"><text:span text:style-name="T18">…organized lie [that] must be smashed. The State must remain the absolute master. When I was younger, I thought it was necessary to set about [destroying religion] …with dynamite. I've since realized there's room for a little subtlety …. The final state must be … in St. Peter's Chair, a senile officiant; facing him a few sinister old women… The young and healthy are on our side … Our peoples had previously succeeded in living all right without this religion. I have six divisions of SS men absolutely indifferent in matters of religion.</text:span><text:span text:style-name="T32">59</text:span></text:p>
      <text:p text:style-name="P7"><text:span text:style-name="T18">Daniel Gasman revealed the reasons for Hitler's hatred of religion in his book </text:span><text:span text:style-name="T22">The Scientific Origins of National Socialism</text:span><text:span text:style-name="T18">:</text:span></text:p>
      <text:p text:style-name="P1"><text:span text:style-name="T18">Hitler stressed and singled out the idea of biological evolution as the most foremost weapon against traditional religion and he repeatedly condemned Christianity for its opposition to the teaching of evolution… For Hitler, evolution was the hallmark of modern science and culture.</text:span><text:span text:style-name="T32">60</text:span></text:p>
      <text:p text:style-name="P7"><text:span text:style-name="T18">Actually, the fundamental cause of the countless catastrophes visited upon the world in the 20</text:span><text:span text:style-name="T32">th</text:span><text:span text:style-name="T18"> century was the character of such people as Hitler and the Nazis who had no religion. These people who denied the existence of God and believed that human beings had evolved to become developed animals, saw themselves as unchecked, with no responsibility to answer to anyone. Because they had no fear of God and the hereafter they knew no limit to their immorality and tyranny, and for that reason they mercilessly killed millions of people. The difficulties and pains there will be in a society without religion are clearly to be seen in the example of Hitler. And not just Hitler: as we shall see later Stalin, Mao, Pol Pot, Franco, Mussolini and the others who drowned the 20</text:span><text:span text:style-name="T32">th</text:span><text:span text:style-name="T18"> century in blood were known for being completely devoid of religion. A lesson must of course be drawn from the nightmare which comes from lack of religion.</text:span></text:p>
      <text:p text:style-name="P12">Whereas those who fear Allah and live by Qur'anic morality always bring peace, calm, security, plenty, and enlightened times to a society. People faithful to the religion <text:soft-page-break/>of Allah never disturb the peace anywhere in the world, on the contrary they always encourage compassion, pity, friendship, faithfulness, and co-operation.</text:p>
      <text:p text:style-name="P52"/>
      <text:p text:style-name="P49">The Catastrophes Brought About by</text:p>
      <text:p text:style-name="P45">the Darwinist-Fascist Mussolini</text:p>
      <text:p text:style-name="P12">In the same way that Hitler determined his policy by employing Darwinism, so his contemporary and ally Benito Mussolini made use of Darwinist claims and concepts to set Italy on imperialist and Fascist foundations.</text:p>
      <text:p text:style-name="P7"><text:span text:style-name="T18">Mussolini was a thorough Darwinist, who believed that violence had been a propelling force in history and that war led to revolution. For him, "the reluctance of England to engage in war only proved the evolutionary decadence of the British Empire."</text:span><text:span text:style-name="T32">61</text:span></text:p>
      <text:p text:style-name="P7"><text:span text:style-name="T18">At the head of the magazine </text:span><text:span text:style-name="T22">The People of Italy (Il Popolo d'Italia)</text:span><text:span text:style-name="T18">, which he founded with financial assistance from the French government, he put the phrase, "He who has iron will also have bread." In other words he was telling the people that in order to be able to fill their stomachs they needed the power to wage war. Mussolini chose the axe as the symbol of Fascism and the Fascist Party. Because the axe was the symbol of war, violence, death, and massacre.</text:span></text:p>
      <text:p text:style-name="P7"><text:span text:style-name="T18">Mussolini's conduct, aggressive and prone to violence like every Fascist, is described in Denis Mack Smith's book. In his book, Smith stated that one of Mussolini's unchanging beliefs was aggression and his fundamental instinct was to resort to violence.</text:span><text:span text:style-name="T32">62</text:span></text:p>
      <text:p text:style-name="P12">Like the other Darwinist-Fascists, Mussolini's warlike, aggressive and oppressive policies led to many people being massacred, being left without home and family, and to the country's being left in ruins. Violence and oppression were practised, by means of the Blackshirts, not only in his own country, but in others too. In 1935 he occupied Ethiopia, and by 1941 had had 15,000 people wiped out. He did not delay in backing and justifying his occupation of Ethiopia with Darwinism's racialist views. According to Mussolini the Ethiopians were inferior because they were of the black race, and being governed by a superior race like the Italians should have been an honour for them.</text:p>
      <text:p text:style-name="P12">On the other hand he continued the oppression of the Muslims which had begun with Italy's occupation of Libya on Oct. 3, 1911, and actually increased the attacks aimed against Muslims. The occupation only came to an end with Mussolini's death in an agreement made on Feb. 10, 1947. During that period 1.5 million Muslims were martyred and hundreds of thousands wounded.</text:p>
      <text:p text:style-name="P12">Mussolini, who has gone down in history for his ruthlessness and oppression, described the Fascism which he supported and put into practice in a speech:</text:p>
      <text:p text:style-name="P1"><text:span text:style-name="T18">Fascism is no longer liberation but tyranny, no longer the safeguard of the nation but the defense of private interests.</text:span><text:span text:style-name="T32">63</text:span></text:p>
      <text:p text:style-name="P12"><text:soft-page-break/>As we have seen in the examples from Hitler and Mussolini, Fascism, where the strong and cruel were right and superior and where the only way to success and development was brute force, aggression, violence, and war, was an implementation of Darwin's claims that "The strong live, the weak die," and led to suffering for millions.</text:p>
      <text:p text:style-name="P52"/>
      <text:p text:style-name="P49">The Fascist Franco and the Oppression</text:p>
      <text:p text:style-name="P45">He Gave Rise to in Spain</text:p>
      <text:p text:style-name="P7"><text:span text:style-name="T18">Another of the Fascist oppressors who turned the 20</text:span><text:span text:style-name="T32">th</text:span><text:span text:style-name="T18"> century into a lake of blood was Franco. He organised the "Falange" movement in Spain with the support of the Darwinist Fascists Hitler and Mussolini, and brought great suffering and oppression to the people of Spain. Franco dragged his people into civil war, turning brother against brother, father against son.</text:span></text:p>
      <text:p text:style-name="P12">During the Spanish Civil War an average of 250 people a day were killed in Madrid, 150 in Barcelona, and 80 in Seville. Some executions were carried out by driving nails into peoples' heads. Pitiless massacres took place all over the country. In a little mountain village to the north of Madrid, for example, 31 villagers were arrested because they had not voted for Franco, and of these 13 were taken out of the village by lorry and killed by the side of the road. The Fascists entered a town with a population of 11,000 near Seville and killed more than 300 people. As a result of the violent events which went on in this way some 800,000 people were killed in the civil war, and 200,000 more executed by order of Franco. Millions were injured or crippled.</text:p>
      <text:p text:style-name="P47">Franco Gave Hitler the Population of An Entire</text:p>
      <text:p text:style-name="P45">Village to Test His Weapons On!</text:p>
      <text:p text:style-name="P12">The greatest supporters of the Fascist Franco in the Civil War were Hitler and Mussolini. Franco did not leave his allies' support unrewarded: he made one of the cruellest and most ruthless agreements in history, giving small towns such as Guernica to the Nazis as a gift for them to test their new weapons on.</text:p>
      <text:p text:style-name="P1"><text:span text:style-name="T18">On the morning of May 5, 1937, the people of the small town of Guernica awoke to the death brought by giant bomber planes and tons of bombs, the new miracles of Nazi technology. The little town had been abandoned by Franco to the Nazi plane tests.</text:span><text:span text:style-name="T32">64</text:span></text:p>
      <text:p text:style-name="P12">This event was only one of the products of this twisted philosophy which regarded human beings as laboratory animals. This philosophy, which left thousands of people to die just in order to test the power of its weapons and which crippled, injured, and tortured thousands of others, still lives today under different guises. This will continue for as long as Darwinist philosophy and similar oppressions which see human beings as a species of animal and war as the most effective means of progress are kept alive.</text:p>
      <text:p text:style-name="P12"/>
      <text:p text:style-name="P49">Darwinism's Preparatory Role in the First and </text:p>
      <text:p text:style-name="P49">Second World Wars</text:p>
      <text:p text:style-name="P12">In his book Europe Since 1870 the famous British professor of history James Joll explains one of the factors leading to the outbreak of the First World War as being the belief of the leaders of Europe of the time in Darwinist ideas:</text:p>
      <text:p text:style-name="P2">We have seen how Darwinian ideas had a great influence on the ideology of imperialism at the end of the nineteenth century, but it is important to realise how literally the doctrine of the struggle for existence and of the survival of the fittest was taken by the majority of the leaders of Europe in the years preceding the First World War. The Austro-Hungarian chief of staff for example, Franz Baron Conrad von Hoetzendorff, wrote in his memoirs after the war:</text:p>
      <text:p text:style-name="P2">Philanthropic religions, moral teachings and philosophical doctrines may certainly sometimes serve to weaken mankind's struggle for existence in its crudest form, but they will never succeed in removing it as a driving motive of the world… It is in accordance with this great principle that the catastrophe of the world war came about as the result of the motive forces in the lives of states and peoples, like a thunderstorm which must by its nature discharge itself."</text:p>
      <text:p text:style-name="P2">Seen against this sort of ideological background, Conrad's insistence on the need for a preventive war in order to preserve the Austro-Hungarian monarchy becomes comprehensible.</text:p>
      <text:p text:style-name="P1"><text:span text:style-name="T18">We have seen too how these views were not limited to military figures, and that Max Weber for example was deeply concerned with the international struggle for survival. Again Kurt Riezler, the personal assistant and confidant of the German chancellor Theobald von Bethmann-Hollweg, wrote in 1914: "Eternal and absolute enmity </text:span><text:soft-page-break/><text:span text:style-name="T18">is fundamentally inherent in relations between peoples; and the hostility which we observe everywhere… is not the result of a perversion of human nature but is the essence of the world and the source of life itself."</text:span><text:span text:style-name="T32">65</text:span></text:p>
      <text:p text:style-name="P7"><text:span text:style-name="T18">Friedrich von Bernhardi, <text:s/>a First World War general and German Social Darwinist, was also one of these leaders. "War" declared Bernhardi "is a biological necessity"; it "is as necessary as the struggle of the elements of nature";it "gives a biologically just decision, since its decisions rest on the very nature of things."</text:span><text:span text:style-name="T32">66</text:span></text:p>
      <text:p text:style-name="P12">As we have seen, the First World War emerged because of the European thinkers, generals, and leaders who saw waging war, spilling blood, suffering, and inflicting suffering as a kind of "development" and an immutable law of nature. The ideological inspiration which dragged this whole generation to ruin with these completely false ideas was none other than Darwin's concepts of "struggle for life" and "favoured races." Two years after Bernardi said those words, the First World War, which was to bring about biological development (!) began, leaving behind it 8 million dead, hundreds of cities in ruins, and millions of wounded, crippled, homeless and unemployed. The roots of the Nazi war, which started 21 years later and left some 50 million dead, also lie in Darwinism.</text:p>
      <text:p text:style-name="P12">Hitler often used to link his policies of war and genocide to Darwinism. He saw war as not only for eliminating weaker races, but also as a force for disposing of weaker members of the master race. Nazi Germany praised war partly for this reason, because in their twisted thinking war was an essential step for the progress of the race.</text:p>
      <text:p text:style-name="P12">The evolutionist A. E. Wiggam explained "the belief that war develops men," on which Hitler based his policy, in a book published in 1922:</text:p>
      <text:p text:style-name="P1"><text:span text:style-name="T18">… at one time man had scarcely more brains than his anthropoid cousins, the apes. But, by </text:span><text:span text:style-name="T20">kicking, biting, fighting … and outwitting his enemies and by the fact that the ones who had not sense and strength enough to do this were killed off, man's brain became enormous </text:span><text:span text:style-name="T18">and he waxed both in wisdom and agility if not in size ….</text:span><text:span text:style-name="T32">67</text:span></text:p>
      <text:p text:style-name="P7"><text:span text:style-name="T18">Hitler drew support from evolutionists such as Wiggam and saw war as an obligation for those who wished to survive. He stated this openly in </text:span><text:span text:style-name="T22">Mein Kampf</text:span><text:span text:style-name="T18">:</text:span></text:p>
      <text:p text:style-name="P1"><text:span text:style-name="T18">The whole world of Nature is a mighty struggle between strength and weakness–an eternal victory of the strong over the weak. There would be nothing but decay in the whole of nature if this were not so. He who would live must fight. He who does not wish to fight in this world where permanent struggle is the law of life, has not the right to exist. To think otherwise is to "insult" nature. Distress, misery and disease are her rejoinders.</text:span><text:span text:style-name="T32">68</text:span></text:p>
      <text:p text:style-name="P12">With the Darwinists' claims that the strong remained after the fight for survival and that species developed by this means being adapted to human societies, wars also began to be viewed as a necessity for the development of mankind. For example, Hitler ascribed Germany's greatness to the elimination by war of its weaker members over the <text:soft-page-break/>centuries. Although the Germans were no strangers to war this new "scientific" justification was a force to back up their warlike policies.</text:p>
      <text:p text:style-name="P7"><text:span text:style-name="T18">Elsewhere, Hitler had claimed, </text:span><text:span text:style-name="T20">"human civilization as we know it would not exist if it were not for constant war"</text:span><text:span text:style-name="T32">69</text:span></text:p>
      <text:p text:style-name="P7"><text:span text:style-name="T18">Haeckel proposed, on the subject of war, that the savage methods of the Spartans, one of the city states that made up Ancient Greece, should be implemented. He wrote that "by killing all but the ‘perfectly healthy and strong children' the Spartans were ‘continually in excellent strength and vigor'."</text:span><text:span text:style-name="T32">70</text:span></text:p>
      <text:p text:style-name="P7"><text:span text:style-name="T18">War was viewed as "an indispensable regulator" of populations all over Europe, and not just in Germany. "If it were not for war," German Social Darwinist Friedrich Von Bernhardi writes, "we should probably find that inferior and degenerate races would overcome healthy and youthful ones by their wealth and their numbers. The generative importance of war lies in this, that it causes selection, and thus war becomes a biological necessity."</text:span><text:span text:style-name="T32">71</text:span></text:p>
      <text:p text:style-name="P12">As we have seen from our account so far, Hitler and the Nazi ideologues who supported him saw war as a necessity with the inspiration they drew from Darwinism. And by implementing this necessity they visited various miseries on their own people, and on the other peoples of the world. From this point of view it will therefore be absolutely correct to identify Charles Darwin as one of those primarily responsible for the sufferings experienced in World War II.</text:p>
      <text:p text:style-name="P12">Professor Dr. Jerry Bergman demonstrates the effect of Darwinism on the Second World War:</text:p>
      <text:p text:style-name="P1"><text:span text:style-name="T18">The evidence is very clear that Darwinian ideas had a tremendous impact on German thought and practice… In fact, Darwinian ideas had a tremendous influence on causing WWII, the loss of 40 million lives, and the waste of about 6 trillion dollars. Firmly convinced that evolution was true, Hitler saw himself as the modern savior of humankind… By breeding a superior race, the world would look upon him as the man who pulled humanity up to a higher level of evolution.</text:span><text:span text:style-name="T32">72</text:span></text:p>
      <text:p text:style-name="P7"><text:span text:style-name="T18">Of course there had been countless wars in the world before Darwin put his theory forward. But due to the effects of his theory, war was for the first time given a false approval by science. Max Nordau drew attention to Darwin's negative role in the subject of wars in an article called </text:span><text:span text:style-name="T22">The Philosophy and Morals of War</text:span><text:span text:style-name="T18">, which made waves in America:</text:span></text:p>
      <text:p text:style-name="P1"><text:span text:style-name="T20">The greatest authority of all the advocates of war is Darwin.</text:span><text:span text:style-name="T18"> Since the theory of evolution has been promulgated, they can cover their natural barbarism with the name of Darwin and proclaim the sanguinary instincts of their inmost hearts as the last word of science.</text:span><text:span text:style-name="T32">73</text:span></text:p>
      <text:p text:style-name="P7"><text:span text:style-name="T18">It was no coincidence that the 20</text:span><text:span text:style-name="T32">th</text:span><text:span text:style-name="T18"> century should see the bloodiest wars the world has known, coming as it did after the 19</text:span><text:span text:style-name="T32">th</text:span><text:span text:style-name="T18"> century, which was formed by the ideas of such materialist ideologues as Darwin, Marx, and Freud. Darwinism had prepared the </text:span><text:soft-page-break/><text:span text:style-name="T18">theoretical and so-called scientific ground which would end in war, and the despots who saw war as indispensable for the growth of humanity killed a total of 60 million people in both world wars.</text:span></text:p>
      <text:p text:style-name="P12"/>
      <text:p text:style-name="P45">The Neo-Nazis</text:p>
      <text:p text:style-name="P12">Even though Fascist leaders such as Hitler and Mussolini, and the Nazi organisations linked to them (the SA, the SS, the Gestapo) or Mussolini's "Blackshirts" today seem like a thing of the past, Neo-Nazi organisations which follow their ideas are still active. In recent years in particular, racist and Fascist movements have re-awoken in many European countries. At the forefront of these movements come the Neo-Nazis in Germany.</text:p>
      <text:p text:style-name="P12">The Neo-Nazis consist of unemployed hooligans, drug addicts, and bloodthirsty types, and possess all features of the Fascist mentality. One news article about the Neo-Nazis shows how attracted they are to blood and violence:</text:p>
      <text:p text:style-name="P1"><text:span text:style-name="T18">Blood, honour, and fanaticism… It is possible to sum up the values of the members of the Fascist Olympia Group in just these three words. Today the organisation has 35,000 members. And in all their eyes can be seen the inordinate desire to rise.</text:span><text:span text:style-name="T32">74</text:span></text:p>
      <text:p text:style-name="P12">The Neo-Nazis have been influenced by the same Darwinist understanding as their "greats," Hitler and the other Nazi leaders. On the Internet pages which they set up for Nazi and racist propaganda it is possible to come across Darwin's words and praise for Darwin, because Darwin gives support to all the Neo-Nazis' movements and ideas. In their pages, therefore, they put Darwinism forward as a theory which must be accepted, without feeling the need for any evidence.</text:p>
      <text:p text:style-name="P12">The attacks and murders the Neo-Nazis carry out are completely ruthless. Neo-Nazis take pleasure in burning people to death, frightening them, and torturing little children, and Turks are one of their main targets. Neo-Nazis reveal their hatred and enmity of Turks in every corner of their Internet sites, and show this hatred in action. This statement about Turks appeared in one Neo-Nazi site:</text:p>
      <text:p text:style-name="P1"><text:span text:style-name="T18">For instance, if it were in my power today, I would like to see a large part of the Turks in gas chambers.</text:span><text:span text:style-name="T32">75</text:span></text:p>
      <text:p text:style-name="P12">The name the Neo-Nazis base their enmity of the Turks on is once again Charles Darwin. The Neo-Nazis think they are providing a so-called scientific explanation for their hatred of Turks by making extracts from Darwin's false and unintelligent claims regarding them. On the last page of this chapter you can see some Neo-Nazi Internet sites which praise Darwin and show the kind of things they have to say about the Turkish nation.</text:p>
      <text:p text:style-name="P7"><text:span text:style-name="T18">Neo-Nazi violence against Turks and other peoples has recently been on the rise. The Turkish daily </text:span><text:span text:style-name="T22">Sabah</text:span><text:span text:style-name="T18"> dated August 12, 2000 gave a list of Neo-Nazi attacks during the summer of 2000:</text:span></text:p>
      <text:p text:style-name="P2"><text:soft-page-break/>- In June, the windows of the El Rahman Mosque in the town of Gera in the state of Thüringen were broken.</text:p>
      <text:p text:style-name="P2">- Two molotov cocktails were thrown at a Turkish mosque in the small town of Eppingen in the state of Baden-Württemberg.</text:p>
      <text:p text:style-name="P2">- A molotov cocktail was thrown at the Green Mosque in the Utersen quarter of Pinneberg.</text:p>
      <text:p text:style-name="P2">- A building lived in by Turks was set fire to in Memingen.</text:p>
      <text:p text:style-name="P2">- In Bocholt a Turkish café and a building lived in by Lebanese were set on fire. Fourteen people were wounded, one seriously.</text:p>
      <text:p text:style-name="P1"><text:span text:style-name="T18">- In the East German town of Chemnitz the seven-month-old baby of an Iraqi family was thrown to the ground. The baby's face was injured when it hit the concrete.</text:span><text:span text:style-name="T32">76</text:span></text:p>
      <text:p text:style-name="P7"><text:span text:style-name="T18">There were much nastier incidents in the recent past. Taking Darwin's enmity of the Turks as their guide, the Neo-Nazis organised an attack on Turks in Möln in November 1992. Later, in 1993, five Turks were burned by Neo-Nazis in Solingen.</text:span><text:span text:style-name="T32">77</text:span><text:span text:style-name="T18"> The press described this attack as, "The bloodiest racist attack in German history since the Nazi era." Attacks of this kind were often seen in the years that followed. Fires were started in Turks' homes, Turks were beaten and injured. As well as in Germany, similar attacks took place in Holland. In one attack directed at Turks a woman and her five children were killed. People who took part in the mourning march that was held received threatening letters with swastikas on.</text:span></text:p>
      <text:p text:style-name="P12">These incidents are just a few of the racist attacks against Turks. Attacks and murders by these Fascist groups, the inheritors of Darwin and Fascists such as Hitler, still continue. Legal measures will not be enough to stop these inhuman groups' attacks. The sure way to put an end to them is to wage a serious ideological war alongside the legal measures. The outrages perpetrated by these people who see racism as a law of nature will not come to an end so long as Darwinist ideas are not knocked down as science.</text:p>
      <text:p text:style-name="P36"/>
      <text:p text:style-name="P36"/>
      <text:p text:style-name="P44">PART 4</text:p>
      <text:p text:style-name="P41">DARWINISM: THE SOURCE </text:p>
      <text:p text:style-name="P41">OF COMMUNIST SAVAGERY</text:p>
      <text:p text:style-name="P37"/>
      <text:p text:style-name="P36"/>
      <text:p text:style-name="P7"><text:span text:style-name="T18">The ideology which brought the greatest harm to mankind in the violence and savagery-filled century we have just left behind, and the most widespread in the world, was without doubt Communism. Communism, which reached its historical peak with the two German philosophers Karl Marx and Friedrich Engels in the 19</text:span><text:span text:style-name="T32">th</text:span><text:span text:style-name="T18"> century, spilt so much blood in the world that it left even the Nazis and the imperialists behind. It led to the deaths of innocent people and spread violence, fear, and hopelessness among mankind. Even today when someone speaks of The Iron Curtain countries and Russia, images rise up of communities ruled by darkness, fog, and hopelessness, lifeless streets, trouble and fear. No matter how much Communism is thought of as having been torn down in 1991, the debris it left behind it still exists. No matter how "liberalised" one part of the "unrepentant" Communists and Marxists may be, materialist philosophy, the dark side of Communism and Marxism and which turned people away from religion and morality, still continues to influence these people.</text:span></text:p>
      <text:p text:style-name="P12">This ideology which spread terror to every corner of the world actually represented an idea which goes back to ancient times. Dialectics was a belief that all development in the universe arose as the result of conflict. Based on this belief Marx and Engels set about analysing the history of the world. Marx claimed that the history of man was one of conflict, that the current conflict was one between workers and capitalists, and that the workers would soon rise up and build a Communist revolution.</text:p>
      <text:p text:style-name="P12">The most striking feature of the two founders of Communism was that, like all materialists, they nurtured a great hatred of religion. Marx and Engels were both confirmed atheists and saw the doing away with religious beliefs as essential from the point of view of Communism.</text:p>
      <text:p text:style-name="P7"><text:span text:style-name="T18">But Marx and Engels lacked one important thing: in order to attract a wider public they needed to give their ideology a scientific appearance. And the dangerous alliance which gave rise to the pain, chaos, mass murders, turning of brother against brother, and separatism of the 20</text:span><text:span text:style-name="T32">th</text:span><text:span text:style-name="T18"> century emerged at this point. Darwin proposed his theory of evolution in his book </text:span><text:span text:style-name="T22">The Origin of Species</text:span><text:span text:style-name="T18">. And how interesting it is that the basic claims he put forward were just the explanations Marx and Engels were looking for. Darwin claimed that living things emerged as a result of the "struggle for survival" or "dialectical conflict." Furthermore he denied creation and rejected religious beliefs. For Marx and Engels this was an opportunity not to be missed.</text:span></text:p>
      <text:p text:style-name="P12"/>
      <text:p text:style-name="P50">Marx and Engels' Admiration </text:p>
      <text:p text:style-name="P45"><text:soft-page-break/>of Darwin</text:p>
      <text:p text:style-name="P7"><text:span text:style-name="T18">Darwinism was of such great importance to Communism that only months after Darwin's book was published, Engels wrote to Marx, </text:span><text:span text:style-name="T20">"Darwin, whom I am just now reading, is splendid."</text:span><text:span text:style-name="T32">78</text:span></text:p>
      <text:p text:style-name="P7"><text:span text:style-name="T18">Marx wrote back to Engels on December 19, 1860, saying, </text:span><text:span text:style-name="T20">"This is the book which contains the basis in natural history for our view."</text:span><text:span text:style-name="T32">79</text:span></text:p>
      <text:p text:style-name="P7"><text:span text:style-name="T18">In a letter Marx wrote to Lassalle, another socialist friend of his, on January 16, 1861, he said: </text:span><text:span text:style-name="T20">"Darwin's book is very important and serves me as a basis in natural science for the class struggle in history."</text:span><text:span text:style-name="T32">80</text:span><text:span text:style-name="T18"> thus revealing the importance of the theory of evolution for Communism.</text:span></text:p>
      <text:p text:style-name="P7"><text:span text:style-name="T18">Marx revealed his sympathy for Darwin by dedicating his most important work, </text:span><text:span text:style-name="T22">Das Kapital</text:span><text:span text:style-name="T18">, to him. Darwin's copy of Marx's first volume was inscribed by Marx, describing himself as a "sincere admirer" of the English naturalist.</text:span><text:span text:style-name="T32">81</text:span></text:p>
      <text:p text:style-name="P12">Engels too admitted his admiration for Darwin elsewhere:</text:p>
      <text:p text:style-name="P1"><text:span text:style-name="T18">Nature is the test of dialectics, and it must be said... that in the last resort nature works dialectically and not metaphysically... In this connection, </text:span><text:span text:style-name="T20">Darwin must be named before all others.</text:span><text:span text:style-name="T32">82</text:span></text:p>
      <text:p text:style-name="P7"><text:span text:style-name="T18">Engels praised Darwin and Marx as being the same, "Just as Darwin discovered the law of evolution in organic nature, so Marx discovered the law of evolution in human history" he said.</text:span><text:span text:style-name="T32">83</text:span></text:p>
      <text:p text:style-name="P12">In another of his works,Engels stressed the importance of Darwin's having developed a theory opposed to religion:</text:p>
      <text:p text:style-name="P1"><text:span text:style-name="T18">He (Darwin) dealt the metaphysical conception of nature the heaviest blow by his proof that the organic world of today — plants, animals, and consequently man too — is the product of a process of evolution going on through millions of years.</text:span><text:span text:style-name="T32">84</text:span></text:p>
      <text:p text:style-name="P7"><text:span text:style-name="T18">As well as this, Engels at once showed how he had accepted Darwin's theory by writing an article titled </text:span><text:span text:style-name="T22">"The Part Played by Labour in the Transition from Ape to Man."</text:span></text:p>
      <text:p text:style-name="P12">The American researcher Conway Zirckle explains why the founders of Communism immediately accepted Darwin's theory"</text:p>
      <text:p text:style-name="P1"><text:span text:style-name="T20">Marx and Engels accepted evolution almost immediately after Darwin published </text:span><text:span text:style-name="T23">The Origin of Species</text:span><text:span text:style-name="T20">. </text:span><text:span text:style-name="T18">Evolution, of course, was just what the founders of communism needed to explain how mankind could have come into being without the intervention of any supernatural force</text:span><text:span text:style-name="T20">,</text:span><text:span text:style-name="T18"> and consequently it could be used to bolster the foundations of their materialistic philosophy. In addition, Darwin's interpretation of evolution–that evolution had come about through the operation of natural selection–g</text:span><text:span text:style-name="T20">ave them an alternative hypothesis to the prevailing teleological explanation of the observed fact that all forms of life are adapted to their conditions.</text:span><text:span text:style-name="T32">85</text:span></text:p>
      <text:p text:style-name="P7"><text:span text:style-name="T18">Tom Bethell, of </text:span><text:span text:style-name="T22">Harper's Magazine</text:span><text:span text:style-name="T18">, explains the fundamental link between Marx and Darwin in the following manner:</text:span></text:p>
      <text:p text:style-name="P1"><text:soft-page-break/><text:span text:style-name="T18">Marx admired Darwin's book not for economic reasons but for the more fundamental one that Darwin's universe was purely materialistic, and the explication of it no longer involved any reference to unobservable, nonmaterial causes outside or 'beyond' it. In that important respect, </text:span><text:span text:style-name="T20">Darwin and Marx were truly comrades.</text:span><text:span text:style-name="T32">86</text:span></text:p>
      <text:p text:style-name="P12">Today the link between Darwinism and Marxism is an obvious truth accepted by everyone. Biographies of Marx always make this plain. For example, a biography of Karl Marx describes the link in this way:</text:p>
      <text:p text:style-name="P1"><text:span text:style-name="T18">"Darwinism presented a whole string of truth supporting Marxism and proving and developing the truth of it. The spread of Darwinist evolutionary ideas created a fertile ground for Marxist ideas as a whole to be taken on board by the working class… Marx, Engels, and Lenin attached great value to the ideas of Darwin and pointed to their scientific importance, and in this way the spread of these ideas was accelerated."</text:span><text:span text:style-name="T32">87</text:span></text:p>
      <text:p text:style-name="P7"><text:span text:style-name="T18">As we have seen, Marx and Engels were delighted to believe that Darwin's concept of evolution formed a scientific support for their own atheist world view. But this delight proved to be premature. The theory of evolution saw wide acceptance because it was proposed in a primitive 19</text:span><text:span text:style-name="T32">th</text:span><text:span text:style-name="T18"> century scientific environment and was full of errors lacking any sort of scientific proof. Science, which developed in the second half of the 20</text:span><text:span text:style-name="T32">th</text:span><text:span text:style-name="T18"> century, revealed the invalidity of the theory of evolution. This meant the collapse of Communist and materialist thinking as much as it did of Darwinism. (For further details see </text:span><text:span text:style-name="T22">The Evolution Deceit</text:span><text:span text:style-name="T18"> by Harun Yahya). But because scientists with materialist views knew that the collapse of Darwinism also meant the collapse of their own ideologies they tried all possible methods to conceal Darwinism's collapse from people.</text:span></text:p>
      <text:p text:style-name="P12"/>
      <text:p text:style-name="P49">The Admiration of the Followers of</text:p>
      <text:p text:style-name="P45">Marx and Engels for Darwin</text:p>
      <text:p text:style-name="P12">Marx and Engels' followers, who brought about the deaths of millions of people and were the reason for hundreds of millions of others living in pain, fear, and violence, accepted the theory of evolution with great joy and interest.</text:p>
      <text:p text:style-name="P12">John N. Moore speaks of the links between evolution and the Soviet leaders who implemented Marx and Engels' ideas in Russia:</text:p>
      <text:p text:style-name="P1"><text:span text:style-name="T18">The thinking of the leaders of the USSR is rooted deeply in an evolutionary outlook.</text:span><text:span text:style-name="T32">88</text:span></text:p>
      <text:p text:style-name="P12">It was Lenin who made Marx's project of Communist revolution come true. Lenin, the leader of the Communist Bolshevik movement in Russia, aimed to bring down the Tsarist regime in Russia by force of arms. The chaos after World War I gave the Bolsheviks the opportunity they had been seeking. With Lenin at their head, the Communists seized power by the use of arms in October 1917. After the revolution Russia was the scene of a bloody three-year civil war between Communists and supporters of the tsar.</text:p>
      <text:p text:style-name="P12"><text:soft-page-break/>Like the other Communist leaders, Lenin often stressed that Darwin's theory was the fundamental basis of dialectical materialist philosophy.</text:p>
      <text:p text:style-name="P12">One of his statements reveals his view of Darwinism:</text:p>
      <text:p text:style-name="P1"><text:span text:style-name="T18">Darwin put an end to the belief that the animal and vegetable species bear no relation to one another, except by chance, and that they were created by God, and hence immutable.</text:span><text:span text:style-name="T32">89</text:span></text:p>
      <text:p text:style-name="P12">Trotsky, counted the most important architect of the Bolshevik revolution after Lenin, again attached great importance to Darwinism. He declared his admiration for Darwin in the following way, </text:p>
      <text:p text:style-name="P1"><text:span text:style-name="T18">Darwin's discovery is the highest triumph of the dialectic in the whole field of organic matter.</text:span><text:span text:style-name="T32">90</text:span></text:p>
      <text:p text:style-name="P12">Following Lenin's death in 1924, Stalin, widely regarded as the bloodiest dictator in the history of the world, passed to the leadership of the Communist Party. Throughout his 30 years in power, Stalin would try to prove just what a ruthless system Communism was.</text:p>
      <text:p text:style-name="P12">Stalin's first important move was to take over the fields of the peasants who made up 80 percent of the population of Russia in the name of the state. In the name of this policy of collectivisation which was intended to do away with private property, all the Russian villagers' crops were collected by armed officials. As a result there was a terrible famine – millions of women, children, and the elderly who could find nothing to eat ended their lives writhing in hunger. The death toll in the Caucasus alone was 1 million.</text:p>
      <text:p text:style-name="P12">Stalin sent hundreds of thousands of people who tried to resist this policy to Siberia's dreadful labour camps. These camps, where the prisoners were worked to death, became the grave of most of these people. On the other hand tens of thousands of people were executed by Stalin's secret police. Millions of people were forced to migrate to the furthest corners of Russia, including the Crimean and Turkestan Turks.</text:p>
      <text:p text:style-name="P12">By these bloody policies Stalin killed some 20 million people. Historians have revealed that this savagery gave him enormous personal pleasure. It gave him great pleasure to sit at his desk in the Kremlin and examine the lists of those who had died in the concentration camps or who had been executed.</text:p>
      <text:p text:style-name="P12">Apart from his personal psychological state, the main influence which lead him to become such a ruthless killer was the materialist philosophy he believed in. In Stalin's own words, the fundamental basis of this philosophy was Darwin's theory of evolution. He explained the importance he attached to Darwin's ideas:</text:p>
      <text:p text:style-name="P1"><text:span text:style-name="T18">There are three things that we do to disabuse the minds of our seminary students. We had to teach them the age of the earth, the geologic origin, and </text:span><text:span text:style-name="T20">Darwin's teachings</text:span><text:span text:style-name="T18">.</text:span><text:span text:style-name="T32">91</text:span></text:p>
      <text:p text:style-name="P7"><text:span text:style-name="T18">While Stalin was still alive a close childhood friend of his recounted how Stalin had become an atheist in the book </text:span><text:span text:style-name="T22">Landmarks in the Life of Stalin: </text:span></text:p>
      <text:p text:style-name="P1"><text:soft-page-break/><text:span text:style-name="T18">At a very early age, while still a pupil in the ecclesiastical school, Comrade Stalin developed a critical mind and revolutionary sentiments. He began to read Darwin and became an atheist.</text:span><text:span text:style-name="T32">92</text:span></text:p>
      <text:p text:style-name="P7"><text:span text:style-name="T18">In the same book, G. Glurdjidze, a boyhood friend of Stalin's relates how Stalin had stopped believing in God and had told him that the reason for this was </text:span><text:span text:style-name="T20">Darwin's book</text:span><text:span text:style-name="T18">, pressurising him into reading it too.</text:span><text:span text:style-name="T32">93</text:span></text:p>
      <text:p text:style-name="P7"><text:span text:style-name="T18">One important indication of Stalin's blind faith in the theory of evolution was the Soviet education system's rejection of Mendel's genetic laws in the period when he came to power. These laws, which had been accepted by the whole world of science since the start of the 20</text:span><text:span text:style-name="T32">th</text:span><text:span text:style-name="T18"> century, denied Lamarck's claim that "acquired traits can be passed on to later generations." The Russian scientist Lysenko saw this as a heavy blow to the theory of evolution and at the same time a great danger, and told Stalin his ideas. Stalin was impressed by Lysenko's ideas and made him head of the official scientific associations. Thus genetic science, which had dealt a heavy blow to evolution, was not accepted in any Soviet Union scientific association or school until Stalin's death.</text:span></text:p>
      <text:p text:style-name="P12">In Stalin's period the Soviet Union had turned into an environment of chaos where for millions of people life was permanently under threat, and where they could be taken away, though innocent of any crime, at any moment, to suffer unimagined torments. Not just Communism, but the history of Fascism, too, is full of such attitudes.</text:p>
      <text:p text:style-name="P12">It is an obvious and definite truth that bloody leaders such as Lenin, Stalin, Mao, Hitler and Mussolini, and the ideologies they espoused all drank from the same well and that they were all portrayed as justified and the only way by the same source. In short there was also another guilty party behind these people. The cause of these inhuman and unbalanced leaders dragging millions along behind them, and which allowed them to commit crimes, was the apparent scientific force and support given to them by materialist philosophy and Darwinism.</text:p>
      <text:p text:style-name="P12"/>
      <text:p text:style-name="P49">Mao Tse Tung: Darwin and Marx's </text:p>
      <text:p text:style-name="P49">Ambassador to China</text:p>
      <text:p text:style-name="P12">While Stalin was running his totalitarian regime, another Communist regime which saw Darwinism as its scientific support was founded in China. The Communists under the leadership of Mao Tse Tung came to power in 1949 after a long civil war. Mao set up an oppressive and bloody regime, just like his ally Stalin, who gave him great support. China became the scene of numberless political executions. In the years ahead, Mao's young militants, known as "Red Guards," would drag the country into an atmosphere of utter terror.</text:p>
      <text:p text:style-name="P7"><text:span text:style-name="T18">Mao openly announced the philosophical foundation of the system he established by saying, </text:span><text:span text:style-name="T20">"Chinese socialism is founded upon Darwin and the theory of evolution."</text:span><text:span text:style-name="T32">94</text:span></text:p>
      <text:p text:style-name="P7"><text:soft-page-break/><text:span text:style-name="T18">Being a Marxist and an atheist and a firm believer in evolutionism himself, Mao mandated that the reading material used in this early day "Great Leap Forward" in literacy would be the writings of Charles Darwin and other materials supportive of the evolution paradigm.</text:span><text:span text:style-name="T32">95</text:span></text:p>
      <text:p text:style-name="P12">When the Chinese Communists came to power in 1950 they took the theory of evolution as the basis of their ideology. Actually, Chinese intellectuals had accepted the theory of evolution long before:</text:p>
      <text:p text:style-name="P1"><text:span text:style-name="T18">During the 19</text:span><text:span text:style-name="T32">th</text:span><text:span text:style-name="T18"> century, the West regarded China as a sleeping giant, isolated and mired in ancient traditions. Few Europeans realized</text:span><text:span text:style-name="T20"> how avidly Chinese intellectuals seized on Darwinian evolutionary ideas and saw in them a hopeful impetus for progress and change. According to the Chinese writer Hu Shih (Living Philosophies, 1931), when Thomas Huxley's book </text:span><text:span text:style-name="T23">Evolution and Ethics</text:span><text:span text:style-name="T20"> was published in 1898, it was immediately acclaimed and accepted by Chinese intellectuals. Rich men sponsored cheap Chinese editions so they could be widely distributed to the masses.</text:span><text:span text:style-name="T32">96</text:span></text:p>
      <text:p text:style-name="P12">So, the people who turned to Communism and lead the Communist revolution were these intellectuals who had been "eagerly influenced" by Darwinist ideas.</text:p>
      <text:p text:style-name="P7"><text:span text:style-name="T18">It was not hard for China, even with its many deep pantheistic beliefs and history, to enter the pincers of Darwinism and Communism. In an article in the </text:span><text:span text:style-name="T22">New Scientist</text:span><text:span text:style-name="T18"> magazine the Canadian Darwinist philosopher Michael Ruse says, concerning early-twentieth-century China:</text:span></text:p>
      <text:p text:style-name="P1"><text:span text:style-name="T20">These ideas took root at once</text:span><text:span text:style-name="T18">, for China did not have the innate intellectual and religious barriers to evolution that often existed in the West. Indeed, in some respects, </text:span><text:span text:style-name="T20">Darwin seemed almost Chinese!</text:span><text:span text:style-name="T18"> … Taoist and Neo-Confucian thought had always stressed the "thingness" of humans. Our being at one with the animals was no great shock… Today, the official philosophy is Marxist-Leninism (of a kind). But </text:span><text:span text:style-name="T20">without the secular materialist approach of Darwinism (meaning now the broad social philosophy), the ground would not have been tilled for Mao and his revolutionaries to sow their seed and reap their crop.</text:span><text:span text:style-name="T32">97</text:span></text:p>
      <text:p text:style-name="P12">As Michael Ruse stated above, with the firm settling of Darwinist ideas, China easily took up Communism. The Chinese people, deluded by Darwinist ideas, stood by and watched all the massacres of Mao Tse Tung, one of the most unrestrained killers in history.</text:p>
      <text:p text:style-name="P12">Yet Communism was the cause of guerrilla conflicts, bloody acts of terrorism, and civil war in very many countries, not just in China. Turkey was one of these. In the 1960s and 1970s, groups which took up arms against the state dragged Turkey into a dark atmosphere of terrorism with the dream of making a Communist revolution in the country. After 1980, Communist terrorism joined with the current of separatism and was the cause of the deaths of tens of thousands of Turks and of police and soldiers in the course of their duties.</text:p>
      <text:p text:style-name="P12"><text:soft-page-break/>Communist ideology, which brought bloodshed to the world in this way for 150 years was always side by side with Darwinism. Even today, Communists are the foremost supporters of Darwinism. Whenever one looks at those circles which stubbornly support the theory of evolution, in just about every country, one sees the Marxists in the front ranks. Because as Karl Marx said, the theory of evolution forms the basis of Communist ideology from the natural science aspect and gives Communist lack of religion its most important false scientific backing.</text:p>
      <text:p text:style-name="P12"/>
      <text:p text:style-name="P47">The Basis of the Alliance Between Darwinism and</text:p>
      <text:p text:style-name="P49">Communism: Hatred of Religion</text:p>
      <text:p text:style-name="P7"><text:span text:style-name="T18">As explained earlier, the most important reason for the materialists' and Communists' clinging to Darwinism is the apparent support Darwinism gives to atheism. Materialist philosophy had existed throughout history, but until the 19</text:span><text:span text:style-name="T32">th</text:span><text:span text:style-name="T18"> century most philosophers had been restricted to books of theory. The most important reason for this was that until that time most men of science believed in God and were people who believed in the reality of creation. But in the 19</text:span><text:span text:style-name="T32">th</text:span><text:span text:style-name="T18"> century materialist philosophy and Darwin's theory began to be implemented in the natural sciences. Darwinism was the greatest basis for the irreligious materialist culture which stamped its mark on the 19</text:span><text:span text:style-name="T32">th</text:span><text:span text:style-name="T18"> century and which most revealed its effects in the 20</text:span><text:span text:style-name="T32">th</text:span><text:span text:style-name="T18"> century.</text:span></text:p>
      <text:p text:style-name="P12">The ideologies born of this materialist culture, as we have been examining, lit the fires of two great world wars, countless civil wars and acts of terrorism, genocide, extermination, and savagery. On account of these catastrophes tens of millions of people lost their lives, and hundreds of millions were shamefully oppressed and had to suffer the worst treatment.</text:p>
      <text:p text:style-name="P12">Terrorists influenced by the Darwinist-materialist view, like the animals they claimed to be descended from, went off to the mountains and lived in caves in appalling conditions. They could kill men without a second thought and murder babies, the elderly, and the innocent. Seeing neither themselves nor other people as living things created by God with soul, mind, conscience, and understanding, they did to each other what animals do to animals. Stalin's demolition of dozens of churches and mosques is just one indication of Communism's hatred of religion.</text:p>
      <text:p text:style-name="P7"><text:span text:style-name="T18">In his book </text:span><text:span text:style-name="T22">The Long War Against God</text:span><text:span text:style-name="T18">, Henry Morris describes the link in this way:</text:span></text:p>
      <text:p text:style-name="P1"><text:span text:style-name="T18">In spite of its scientific deficiencies, evolution's alleged scientific character has been used to justify all kinds of ungodly systems and practices. The most successful of these, thus far, seems to be communism, and its adherents all over the world have been deluded into thinking that communism must be true because it is based on the science of evolution. </text:span><text:span text:style-name="T32">98</text:span></text:p>
      <text:p text:style-name="P7"><text:span text:style-name="T18">The enmity Communism and materialism had for religion showed itself in all its violence during the Bolshevik uprising. Churches and mosques were razed, and among the categories of those pushed outside the "new socialist society," men of religion had an important place. Despite the fact that most of society was religious people, they were obstructed from carrying out their religious duties. In order to take Sundays, when Christians went to church, out of the equation, the concept of a common day of rest was removed. Everyone would work five days, but the day of rest could be any day. This measure was deliberately introduced by the communists "to facilitate the struggle to eliminate religion".</text:span><text:span text:style-name="T32">99</text:span><text:span text:style-name="T18"> Following that, in 1928 and 1930 the taxes paid by men of religion were raised by 10 times, their food coupons were taken from them, and they could no longer use the health services, which meant they no longer enjoyed any civil rights, they </text:span><text:soft-page-break/><text:span text:style-name="T18">were often arrested, moved from their posts and sent into exile. By 1936 some 65 percent of mosques and 70 percent of churches had been destroyed.</text:span></text:p>
      <text:p text:style-name="P7"><text:span text:style-name="T18">Some of the most violent measures against religion were taken in Albania. The Communist leader of Albania, known for having no religion, was Enver Hodja, who in 1967 proclaimed Albania the first "religionless" country. Men of religion would be taken into custody for no reason, and some of them were killed while in custody. In 1948 two bishops and 5,000 men of religion were shot. Muslims were killed in the same way. The literary monthly </text:span><text:span text:style-name="T22">Nendori</text:span><text:span text:style-name="T18"> announced that 2,169 mosques and churches had been closed down, of which 327 were Catholic places of worship.</text:span></text:p>
      <text:p text:style-name="P7"><text:span text:style-name="T18">The reason for all these practices was, without the shadow of a doubt, Communism's aim of forming societies which would blindly deny the existence of God, had nothing to do with religion, and which only believed in and valued material things. Actually, that was one of Communism's main targets, because the Communist leaders knew that they could only govern as they wished people who had become like machines, and insensitive, unfeeling, and most important of all, non-god-fearing societies, and that they could make them carry out as many killings and as much oppression as they wanted. The claims of Darwinism, which gave support to atheism and which justified all kinds of oppression, cruelty, conflict, and killing, forbidden in religion, encouraged in this way all the ideologies which spilt blood and counted human life as valueless in the 20</text:span><text:span text:style-name="T32">th</text:span><text:span text:style-name="T18"> century. That is why the last century was full of ceaseless wars, massacres, rebellions, acts of violence, fighting, and enmity.</text:span></text:p>
      <text:p text:style-name="P12"/>
      <text:p text:style-name="P49">The Oppression and Violence Inflicted On</text:p>
      <text:p text:style-name="P49">the World by Darwinist Communists</text:p>
      <text:p text:style-name="P12">Anarchy and terror are two of Marxism and Communism's indispensable tools. Marxism's tendency towards terrorism and violence appeared in the experiment of the Paris Commune while Marx was still alive. In particular, terrorism became an indispensable part of Communist ideology with Lenin, while he was making Marx's theory a practicality. Communists spilt the blood of millions of people in every part of the world, and made people undergo pain, fear, and violence by establishing terrorist organisations. As will be seen in the pages that follow, today all the Communist leaders are remembered for the oppression and killings they carried out. Yet despite this some circles still cover their walls with pictures of these pitiless, bloody-handed assassins, and still accept these sadistic people as their teachers.</text:p>
      <text:p text:style-name="P7"><text:span text:style-name="T18">No matter how much some Communists claim that violence and terrorism are not Communist practices and that they only took place in some individuals' applications of Communism, and no matter how much they try to whitewash Communism, there is an undeniable truth:</text:span><text:span text:style-name="T20"> The founders of Communism personally defended violence and terrorism and saw them as essential to their ideology.</text:span><text:span text:style-name="T18"> The American political scientist Samuel Francis has this to say on the subject:</text:span></text:p>
      <text:p text:style-name="P1"><text:soft-page-break/><text:span text:style-name="T20">Marx and Engels</text:span><text:span text:style-name="T18"> were generally specific in insisting that revolution will always be violent and that revolutionaries must use violence against the rulers, and in some instances </text:span><text:span text:style-name="T20">they did express support of terrorism.</text:span><text:span text:style-name="T32">100</text:span></text:p>
      <text:p text:style-name="P7"><text:span text:style-name="T18">Karl Marx said "insurrection is an art quite as much as war" and took these words of Danton, one of the foremost names in "revolutionary politics" as a principle, "de l'audace, de l'audace, encore de l'audace" (Attack, attack, and attack again!)</text:span><text:span text:style-name="T32">101</text:span><text:span text:style-name="T18"> There are clear statements by Lenin regarding the necessity of systematically using terrorism. Here are a few of them: </text:span></text:p>
      <text:p text:style-name="P1"><text:span text:style-name="T18">In reality the state is nothing but a machine for the suppression of one class by another. Dictatorship is rule based directly on force and unrestricted by laws... The revolutionary dictatorship of the proletariat is rule won and maintained through the use of violence by the proleteriat against the bourgeoisie, rule that is unrestricted by any laws.</text:span><text:span text:style-name="T32">102</text:span></text:p>
      <text:p text:style-name="P1"><text:span text:style-name="T20">We are not at all opposed to political killing…</text:span><text:span text:style-name="T18"> Only in direct, immediate connection with the mass movement can and must individual terrorist acts be of value.</text:span><text:span text:style-name="T32">103</text:span></text:p>
      <text:p text:style-name="P1"><text:span text:style-name="T18">To become a power the class-conscious workers must win the majority to their side. As long as no violence is used against the people there is no other road to power.</text:span><text:span text:style-name="T32">104</text:span></text:p>
      <text:p text:style-name="P12">Speaking at a workers' meeting, Lenin gave a terrifying statement of how indispensable terrorism was to them:</text:p>
      <text:p text:style-name="P1"><text:span text:style-name="T18">If the masses do not rise up spontaneously, none of this will lead to anything… For as long as we fail to treat speculators the way they deserve – with a bullet in the head – we will not get anywhere at all.</text:span><text:span text:style-name="T32">105</text:span></text:p>
      <text:p text:style-name="P12">One of the most important leaders of the October Revolution in Russia, Trotsky, says this to confirm Lenin's words:</text:p>
      <text:p text:style-name="P1"><text:span text:style-name="T18">But the revolution does require of the revolutionary class that it should attain its end by all methods at its disposal—</text:span><text:span text:style-name="T20">if necessary, by an armed rising: if required, by terrorism.</text:span><text:span text:style-name="T32">106</text:span></text:p>
      <text:p text:style-name="P12">Trotsky went even further in another speech, </text:p>
      <text:p text:style-name="P1"><text:span text:style-name="T18">Our only choice now is civil war. Civil war is the struggle for bread… Long live civil war!</text:span><text:span text:style-name="T32">107</text:span></text:p>
      <text:p text:style-name="P12">These principles of such Communist theoreticians as Lenin and Trotsky were put into practice in the Bolshevik revolution in Russia. During the revolutionary period of autumn 1917 there began wide-ranging massacres, looting, and terrible violence. Those people who were against the revolution, or who were suspected of being against the revolution, were rounded up for no reason, arrested, and shot: houses were looted and wrecked. Terrorism, which began with Lenin and Trotsky continued and grew worse in the Stalin years.</text:p>
      <text:p text:style-name="P7"><text:span text:style-name="T18">Harrison E. Salisbury of </text:span><text:span text:style-name="T22">The New York Times</text:span><text:span text:style-name="T18"> described the Soviet system's prison camps as:</text:span></text:p>
      <text:p text:style-name="P1"><text:soft-page-break/><text:span text:style-name="T18">…a whole continent of terror… Compared with those who brought about the hundreds of thousands of executions and the millions of deaths in the Soviet terror system, the Czars seem almost benign… Our minds boggle at the thought of a systematized, routine evil, under which three or four or more million men and women were sentenced each year to forced labour and eternal exile–and in a manner so casual that the prisoners often were not even told what their sentences were...</text:span><text:span text:style-name="T32">108</text:span></text:p>
      <text:p text:style-name="P7"><text:span text:style-name="T18">Non-Russian peoples, and particularly the Crimean Turks, the Central Asian Turks, and the Kazakhs, were exposed to the terrorism of the Soviet system. Special courts, </text:span><text:span text:style-name="T22">troiki,</text:span><text:span text:style-name="T18"> were established to cleanse Russian society of the Kazakhs. In October 1920 alone these </text:span><text:span text:style-name="T22">troiki</text:span><text:span text:style-name="T18"> sentenced more than 6,000 people to death, and these orders were immediately carried out. The families, and sometimes even the neighbours, of those who opposed the regime and were not apprehended, were systematically taken hostage and sent to concentration camps. Martin Latsis, the head of one of these camps in the Ukraine admitted that these were death camps in one of his reports:</text:span></text:p>
      <text:p text:style-name="P1"><text:span text:style-name="T18">Gathered together in a camp near Maikop, the hostages, women, children, and old men survive in the most appalling conditions, in the cold and mud of October… They are dying like flies. The women will do anything to escape death. The soldiers guarding the camp take advantage of this and treat them as prostitutes.</text:span><text:span text:style-name="T32">109</text:span></text:p>
      <text:p text:style-name="P12">Under the influence of Darwin, the Communist revolutionaries were killing people in a crazed manner. It appears from documents of the time that the sole aim was total extermination. It was as if they believed that the more people they killed, the greater success they would have. That they planned to wipe out everybody they suspected of being against the revolution is revealed in one of their decisions:</text:p>
      <text:p text:style-name="P1"><text:span text:style-name="T18">The Pyatigorsk Cheka (Extraordinary Committee for War Against the Counter-Revolution) </text:span><text:span text:style-name="T20">decided straight out to execute 300 people a day</text:span><text:span text:style-name="T18">. They divided up the town into various boroughs and took a quota of people from each, and ordered the Party to draw up execution lists…</text:span><text:span text:style-name="T20">In Kislovodsk, for lack of a better idea, it was decided to kill people who were in the hospital</text:span><text:span text:style-name="T18">.</text:span><text:span text:style-name="T32">110</text:span></text:p>
      <text:p text:style-name="P7"><text:span text:style-name="T18">As was announced in the lead article of the newspaper </text:span><text:span text:style-name="T22">Krasnyi Mech </text:span><text:span text:style-name="T18">(The Red Sword), which was Communist supporting, the Communists saw everything as permissible and believed that blood had to be spilt for the colour of the Red flag to come about.</text:span></text:p>
      <text:p text:style-name="P1"><text:span text:style-name="T18">To us, everything is permitted, for we are the first to raise the sword not to oppress races and reduce them to slavery, but to liberate humanity from its shackles… </text:span><text:span text:style-name="T20">Blood? Let blood flow like water! Let blood stain forever the black pirate's flag flown by the bourgeoisie, and let our flag be blood-red forever!</text:span><text:span text:style-name="T18"> For only through the death of the old world can we liberate ourselves forever from the return of those jackals!</text:span><text:span text:style-name="T32">111</text:span></text:p>
      <text:p text:style-name="P12"><text:soft-page-break/>As well as all this torture, Stalin set up "requisitioning detachments" to take the peasants" produce by force. These units were responsible for all kinds of oppression. On 14 February 1922 one inspector wrote:</text:p>
      <text:p text:style-name="P1"><text:span text:style-name="T18">Abuses of position by the requisitioning detachments, frankly speaking, have now reached unbelievable levels. Systematically, the peasants who are arrested are all locked up in big unheated barns; they are then whipped and threatened with execution. Those who have not filled the whole of their quota are bound and forced to run naked all along the main street of the village and then locked up in another unheated hangar. A great number of women have been beaten until they are unconscious and then thrown naked into holes dug in the snow…</text:span><text:span text:style-name="T32">112</text:span></text:p>
      <text:p text:style-name="P12">Stalin believed that Spain represented opportunities for the USSR and that meddling in that country would bear fruit. For that reason he took sides and supported the Communists in the Spanish Civil War. But with that the terrorism in the USSR overflowed into Spain. One example of the oppression and torture there was the concentration camp that 200 anti-Stalinists were held in at the beginning of 1938. "When the Stalinists decided to open a cheka," one victim recalled; </text:p>
      <text:p text:style-name="P1"><text:span text:style-name="T18">There was a small cemetery being cleaned out nearby. The Chekists had a diabolical idea: they would leave the cemetery's tombs open, with the skeletons and the decomposing bodies in full view. That's where they locked up the most difficult cases. They had some particularly brutal methods of torture. Many prisoners were hung up by their feet, upside down, for whole days. Others they locked in tiny cupboards with just a tiny air hole near the face to breathe through… One of the worst methods was known as "the drawer"; prisoners were forced to squat in tiny square boxes for several days. Some were kept there unable to move for eight to ten days.</text:span><text:span text:style-name="T32">113</text:span></text:p>
      <text:p text:style-name="P7"><text:span text:style-name="T18">In 1931 Pope Pius XI had this to say about the violence Communism had inflicted on the world in the encyclical </text:span><text:span text:style-name="T22">Quadragesimo Anno</text:span><text:span text:style-name="T18">:</text:span></text:p>
      <text:p text:style-name="P1"><text:span text:style-name="T18">Communism teaches and seeks two objectives: </text:span><text:span text:style-name="T20">unrelenting class warfare and the complete eradication of private ownership</text:span><text:span text:style-name="T18">. Not secretly or by hidden methods does it do this, but publicly, openly, and by employing any means possible, even the most violent. To achieve these objectives there is nothing it is afraid to do, nothing for which it has respect or reverence. When comes to power, it is ferocious in its cruelty and inhumanity. </text:span><text:span text:style-name="T20">The horrible slaughter and destruction through which it has laid waste vast regions of Eastern Europe and Asia give evidence of this.</text:span><text:span text:style-name="T32">114</text:span></text:p>
      <text:p text:style-name="P12">As the above extract says, Communism's principle aims were a merciless class war and the complete doing away with private property. In other words the aim was to apply the theory of evolution, which Darwin had applied in the biological field, to human societies, and for human beings to be, like wild animals in nature, in conflict, at war.</text:p>
      <text:p text:style-name="P12">The disasters brought about by Communism did not stop in Russia. One of the countries worst affected among those to which it spread was China.</text:p>
      <text:p text:style-name="P12"/>
      <text:p text:style-name="P49"><text:soft-page-break/>The Darwinist Mao Tse-Tung and His Massacres</text:p>
      <text:p text:style-name="P12">China's Communist leader Mao had two important guides: one of these, as we touched on earlier, was Darwin, and the other was Stalin. These two lethal names, which met together in Mao's personality, led to great tragedies and left their mark on a long, dark period in Chinese history. Between 6 to 10 million people were directly killed under Mao Tse-Tung's directives, tens of millions of counter-revolutionaries spent great parts of their lives in prison, where 20 million of them died. Between 20 and 40 million people died of starvation in the years 1959-1961, in the period called "The Great Leap Forward," as the dreadful result of Mao's extremist policies. The June 1989 Tienanmen Square massacre (about 1,000 dead) is one example of what China has gone through in its recent history. The killings and genocide directed against the Muslim Turks in Eastern Turkestan are still going on.</text:p>
      <text:p text:style-name="P7"><text:span text:style-name="T18">Great savagery and inhuman things took place when the Communist revolution happened in China. The people, who were under the effects of a kind of mass hypnotism, supported all kinds of savagery and showed that support by shouting as they watched the killings. The book </text:span><text:span text:style-name="T22">Le Livre Noir du Communisme</text:span><text:span text:style-name="T18"> ("The Black Book of Communism"), prepared by a group of historians and teachers, described Communism's savage practices in this way:</text:span></text:p>
      <text:p text:style-name="P1"><text:span text:style-name="T18">The whole people were invited to public trials of "counterrevolutionaries," who almost invariably were condemned to death. Everyone participated in the executions, shouting out "kill, kill" to the Red Guards whose task it was to cut victims into pieces. Sometimes the pieces were cooked and eaten, or force-fed to members of the victim's family who were still alive and looking on. Everyone was then invited to a banquet, where the liver and heart of the former landowner were shared out, and to meetings where the speaker would address rows of severed heads freshly skewered on stakes. This fascination for vengeful cannibalism, which later became common under the Pol Pot regime, echoes a very ancient East Asian archetype that appears often at cataclysmic moments of Chinese history.</text:span><text:span text:style-name="T32">115</text:span></text:p>
      <text:p text:style-name="P12"/>
      <text:p text:style-name="P49">The Bitter Toll of Communist Savagery</text:p>
      <text:p text:style-name="P7"><text:span text:style-name="T18">Similar examples of savagery were experienced in every country Communism took over, Cambodia, North Korea, Laos, Vietnam and Eastern European and African countries. This bloody toll is set out in </text:span><text:span text:style-name="T22">The Black Book of Communism</text:span><text:span text:style-name="T18"> as follows:</text:span></text:p>
      <text:p text:style-name="P2">These crimes tend to fit a recognizable pattern even if the practices vary to some extent by regime. The pattern includes execution by various means, such as firing squads, hanging, drowning, battering, and, in certain cases, gassing, poisoning, or "car accidents"; destruction of the population by starvation, through man-made famine, the withholding of food, or both; deportation, through which death can occur in transit (either through physical exhaustion or through confinement in an enclosed space), at one's place of residence, or through forced labour (exhaustion, illness, hunger, cold). Periods <text:soft-page-break/>described as times of "civil war" are more complex – it is not always easy to distinguish between events caused by fighting between rulers and rebels and events that can properly be described only as a massacre of the civilian population. </text:p>
      <text:p text:style-name="P2">Noneless, we have to start somewhere. The following rough approximation, based on unofficial estimates, gives some sense of the scale and gravity of these crimes: </text:p>
      <text:p text:style-name="P2">U.S.S.R.: 20 million deaths</text:p>
      <text:p text:style-name="P2">China: 65 million deaths</text:p>
      <text:p text:style-name="P2">Vietnam: 1 million deaths</text:p>
      <text:p text:style-name="P2">North Korea: 2 million deaths</text:p>
      <text:p text:style-name="P2">Cambodia: 2 million deaths</text:p>
      <text:p text:style-name="P2">Eastern Europe: 1 million deaths</text:p>
      <text:p text:style-name="P2">Latin America: 150,000 deaths</text:p>
      <text:p text:style-name="P2">Africa: 1.7 million deaths</text:p>
      <text:p text:style-name="P2">Afghanistan: 1.5 million deaths</text:p>
      <text:p text:style-name="P1"><text:span text:style-name="T18">The international Communist movement and Communist parties</text:span></text:p>
      <text:p text:style-name="P2">not in power: about 10,000 deaths</text:p>
      <text:p text:style-name="P1"><text:span text:style-name="T18">The total approaches 100 million people killed.</text:span><text:span text:style-name="T32">116</text:span></text:p>
      <text:p text:style-name="P12">All these different Communist regimes and organisations shared one common psychology: all human feelings such as pity, justice, and compassion, and conscientiousness had been completely lost. All of a sudden human societies had become fields of war and massacre wild animals tried to live and find food. In the same way as a wild animal fights with other members of its own species over food and territory, so these people behaved like "animals" in the same way. Because the birth of Darwin had taught them that they were basically animals, and as animals fight for survival, so they would have to behave in the same way.</text:p>
      <text:p text:style-name="P7"><text:span text:style-name="T18">These inhuman movements thought that they had won respectability by wearing a false scientific mask. The only reason the Bolshevik leaders were able to talk so boldly and openly of aggression, terrorism, and massacre was the approval they got from Darwin's theory of evolution. In his book </text:span><text:span text:style-name="T22">Evolution for Naturalists</text:span><text:span text:style-name="T18">, P. J. Darlington admits, as an evolutionist, that savagery is a natural result of the theory of evolution and that this behaviour is even justified:</text:span></text:p>
      <text:p text:style-name="P1"><text:span text:style-name="T18">The first point is that selfishness and violent are inherent in us, inherited from our remotest animal ancestors... </text:span><text:span text:style-name="T20">Violence is, then, natural to man, a product of evolution.</text:span><text:span text:style-name="T32">117</text:span></text:p>
      <text:p text:style-name="P12">As is clear from this evolutionist's admission, it was perfectly natural for Communist ideology, which accepted Darwin's theory of evolution as its guide, to perceive other human beings as animals, treat them in a manner befitting animals, and oppress them. Because he who accepts Communist-Darwinist ideology forgets that he has a Creator, the reason for his being in the world, and that he will have to give an account of what he has done to Him on the Day of Judgement. And as a result of this, like every human <text:soft-page-break/>being who has no fear of Allah, he comes to be a selfish thing who thinks only of his own interests, a pitiless tyrant, even a wild-eyed killer. Allah reveals these peoples' situation and what will happen to them in this way:</text:p>
      <text:p text:style-name="P36"/>
      <text:p text:style-name="P36">There are only grounds against those who wrong people and act as tyrants in the earth without any right to do so. Such people will have a painful punishment. (Surat ash-Shura: 42)</text:p>
      <text:p text:style-name="P47">Conclusion: Communism is a Terror Brought</text:p>
      <text:p text:style-name="P45">About by Lack of Religion</text:p>
      <text:p text:style-name="P12">Anyone who considers the massacres, murders, and the suffering deliberately inflicted on human beings by the Communists, Nazis, or colonialists, will wonder how the supporters of these ideas could have distanced themselves so far from common humanity. The sole reason for the savagery and oppression inflicted by these leaders is lack of religion and the fact these people had no fear of God. A human being who fears God and who has firm faith in the hereafter, will definitely be incapable of carrying out any of the oppression, wrongs, injustice, and murders that we have described. Furthermore, no matter how much he may be encouraged, someone who believes in God and the hereafter will never be pulled into following such a deviant ideology.</text:p>
      <text:p text:style-name="P12">But people who have no religion and no fear of God know no limits. With a bit of encouragement a person who believes that he and other living creatures evolved by coincidence out of non-living matter, who believes that his ancestors were animals, and who accepts that nothing exists apart from the material, can easily carry out any kind of cruelty. At first sight perhaps these people might seem as if they do not hurt anybody: but given the right circumstances they can turn into a killer who carries out massacres, assassins who beat people or starve them just because they do not accept their ideas, people filled with hatred, loathing, and violence. Because the world view and values they believe in necessitate this.</text:p>
      <text:p text:style-name="P12">In 1983, Alexander I. Solzhenitsyn, winner of the 1970 Nobel-prize for literature, gave an address in London in which he attempted to explain why so much evil had befallen his people:</text:p>
      <text:p text:style-name="P1"><text:span text:style-name="T18">Over a half century ago, while I was still a child, I recall hearing a number of old people offer the following explanation for the great disasters that had befallen Russia: </text:span><text:span text:style-name="T20">"Men have forgotten God; that's why all this has happened."</text:span></text:p>
      <text:p text:style-name="P1"><text:span text:style-name="T18">Since then I have spend well-nigh 50 years working on the history of our revolution; in the process I have read hundreds of books, collected hundreds of personal testimonies, and have already contributed eight volumes of my own toward the effort of clearing away the rubble left by that upheaval. But if I were asked today to formulate as concisely as possible the main cause of the ruinous revolution that swallowed up some 60 million of our people, I could not put it more accurately than to repeat: </text:span><text:span text:style-name="T20">"Men have forgotten God; that's why all this has happened."</text:span><text:span text:style-name="T32">118</text:span></text:p>
      <text:p text:style-name="P12">This identification of Solzhenitsyn's was utterly accurate. Really, the only thing that could drag a society into that much terror, to turn a blind eye to all kinds of oppression, to watch from the sidelines, is the forgetting of God. Whereas God never forgets and is never mistaken. The ruthless Communist leaders thought that they had set up their own system to rule societies on earth and thought that they possessed a great power and strength. They even held secret meetings, where they whispered to each other of the further oppression they would inflict on people to increase their power and strength. But <text:soft-page-break/>while they were doing all this, God knew of it, and He will answer what they have done. He announces it in the Qur'an:</text:p>
      <text:p text:style-name="P36"/>
      <text:p text:style-name="P39"><text:span text:style-name="T18">On the Day Allah raises up all of them together, He will inform them of what they did. Allah has recorded it while they have forgotten it. Allah is a Witness of all things. Do you not see that Allah knows what is in the heavens and on the earth? Three men cannot confer together secretly without Him being the fourth of them, or five without Him being the sixth of them, or fewer than that or more without Him being with them wherever they are. Then He will inform them on the Day of Rising of what they did. Allah has knowledge of all things. </text:span><text:span text:style-name="T25">(Surat al-Mujadila: 6-7)</text:span></text:p>
      <text:p text:style-name="P16"/>
      <text:p text:style-name="P7"><text:span text:style-name="T18">Then there are the groups who followed these ruthless leaders, who crawled along behind them. Their situation has been revealed in the Qur'an. It was announced in the verse "</text:span><text:span text:style-name="T20">Allah does not wrong people in any way;rather it is people who wrong themselves."</text:span><text:span text:style-name="T18"> </text:span><text:span text:style-name="T20">(Surah Yunus: 44)</text:span><text:span text:style-name="T18"> In other words these people oppressed themselves by forgetting the religion of Allah and following Darwinist leaders. Another holy verse announces that people bring about the evil that happens in the world themselves:</text:span></text:p>
      <text:p text:style-name="P36"/>
      <text:p text:style-name="P36">Corruption has appeared in both land and sea because of what people's own hands have brought about so that they may taste something of what they have done so that hopefully they will turn back. (Surat ar-Rum: 41) </text:p>
      <text:p text:style-name="P12"/>
      <text:p text:style-name="P12">The only way to prevent these disasters from bringing harm to mankind again is for people to live with faith in Allah and the hereafter and without forgetting that they will have to account for everything they do. And, in the light of the Qur'an, which Allah sent down for all people, for them to possess the good moral features, such as love, compassion, mercy, and devotion, which are commanded in it.</text:p>
      <text:p text:style-name="P36"/>
      <text:p text:style-name="P36">Anyone who acts rightly, male or female, being a believer, We will give them a good life and We will recompense them according to the best of what they did. (Surat an-Nahl: 97)</text:p>
      <text:p text:style-name="P12"/>
      <text:p text:style-name="P28">PART 5</text:p>
      <text:p text:style-name="P40">CAPITALISM AND THE FIGHT FOR SURVIVAL </text:p>
      <text:p text:style-name="P40">IN THE ECONOMY</text:p>
      <text:p text:style-name="P36"/>
      <text:p text:style-name="P36"/>
      <text:p text:style-name="P12">The term capitalism means the sovereignty of capital, a free and unrestricted economic system totally based on profit and where society is in competition within these criteria. There are three important elements in capitalism: individualism, competition, and profit-making. Individualism is important in capitalism, because people see themselves not as a part of society, but as "individuals" standing alone on their own two feet who have to get by with their own efforts. "Capitalist society" is an arena where individuals compete with one another under very harsh and ruthless conditions. This is an arena just like that described by Darwin, where only the strong survive, where the weak and powerless are crushed and eliminated, and where ruthless competition holds sway.</text:p>
      <text:p text:style-name="P12">According to the logic capitalism is based on, every individual–and this can be a person, a company, or a nation–must only fight for its own development and advantage. The most important criterion in this war is production. The best producers survive, the weak and incompetent are eliminated and vanish. This being the shape of the system, it is forgotten that those who are eliminated in the bitter struggle, those who are crushed and fall into poverty, are "people." What is seen as worthy of attention is not human beings, but economic development, and goods, the product of this development. For which reason the capitalist mentality feels no ethical responsibility or conscience for the person whom it crushes underfoot and climbs on top of and who has to live in great difficulty. This is Darwinism put into total practice in society in an economic way.</text:p>
      <text:p text:style-name="P7"><text:span text:style-name="T18">By proposing that it was necessary to encourage competition in all areas of society, and announcing that it was necessary to provide no opportunities or support for the weak in any field, from health to the economy, the foremost theoreticians of Social Darwinism prepared a "philosophical" and "scientific" support for capitalism. For example, according to Tille, a foremost representative of the Darwinist-capitalist mentality, it was a great error to try to prevent poverty by helping the "defeated classes," because that meant interfering with natural selection which brought about so-called evolution.</text:span><text:span text:style-name="T32">119</text:span></text:p>
      <text:p text:style-name="P12">In the view of Herbert Spencer, the main theorist of Social Darwinism, who introduced the principles of Darwinism to the life of society, if someone is poor then that is his mistake; nobody must help this person to rise. If someone is rich, even if he has acquired his wealth by immoral means, that is his competence. For this reason, the rich man survives, while the poor man disappears. This is the view which has come to prevail almost completely in today's societies and is a summary of Darwinist-capitalist morality.</text:p>
      <text:p text:style-name="P7"><text:soft-page-break/><text:span text:style-name="T18">Spencer, who defended this morality, finished his work</text:span><text:span text:style-name="T22"> Social Statistics</text:span><text:span text:style-name="T18"> in 1850, and opposed all systems of help offered by the state, precautions for the protection of health, state schools, and compulsory inoculation. Because according to Social Darwinism, social order arose from the principle of the survival of the strong. Supporting the weak and allowing them to survive was a breach of this principle. The rich are rich because they are better fitted; some nations rule others, because they are superior to them, some races fall under the yoke of others, because these others are more intelligent than them. Spencer applied the doctrine to human societies with a vengeance: "If they are sufficiently complete to live, they do live, and it is well they should live. If they are not sufficiently complete to live, they die, and it is best they should die."</text:span><text:span text:style-name="T32">120</text:span></text:p>
      <text:p text:style-name="P12">Graham Sumner, Professor of Political and Social Sciences at Yale University, was Social Darwinism's spokesman in America. In one of his writings he summed up his thoughts on human societies in these words:</text:p>
      <text:p text:style-name="P1"><text:span text:style-name="T18">…if we lift any man up we must have a fulcrum, a point of reaction. </text:span><text:span text:style-name="T20">In society that means that to lift one man up we push another down</text:span><text:span text:style-name="T18">.</text:span><text:span text:style-name="T32">121</text:span></text:p>
      <text:p text:style-name="P7"><text:span text:style-name="T18">Richard Milner, senior editor of New York's American Museum of Natural History's </text:span><text:span text:style-name="T22">Natural History Magazine</text:span><text:span text:style-name="T18"> writes: </text:span></text:p>
      <text:p text:style-name="P1"><text:span text:style-name="T18">One of Social Darwinism's leading spokesmen, William Graham Sumner of Princeton, thought millionaires were the 'fittest' individuals in society and deserved their privileges. They were "naturally selected in the crucible of competition."</text:span><text:span text:style-name="T32">122</text:span></text:p>
      <text:p text:style-name="P7"><text:span text:style-name="T18">As has been seen from these announcements, Social Darwinists used Darwin's theory of evolution as a "scientific" comment on capitalist societies. As a result of this, human beings began to lose such concepts, which religion had brought with it, as mutual assistance, philanthropy, and co-operation, and instead of these virtues to give pride of place to selfishness, cunning, and opportunism. According to one of Social Darwinism's most important theorists, the American Professor E. A. Ross, "The Christian cult of charity as a means of grace has formed a shelter under which idiots and cretins have crept and bred.". Again in Ross' view, "The state gathers the deaf mutes into its sheltering arm, and a race of deaf mutes is in process of formation." Rejecting all these because they prevent natural evolutionary progress, Ross declared that "The shortest way to make this world a heaven is to let those so inclined hurry hell-ward at their own pace."</text:span><text:span text:style-name="T32">123</text:span></text:p>
      <text:p text:style-name="P12">As we have seen, Darwinism forms the philosophical basis of all the capitalist economic systems in the world and the political systems which take their shape from them.</text:p>
      <text:p text:style-name="P12">It is for this reason that the greatest supporters of Social Darwinism were owners of capital. The rise of the strong by treading on the weak and the following of economic policies far removed from feelings of pity, help, and compassion were no longer to be condemned, because behaviour like this was accepted as in accordance with "scientific explanations" and "the laws of nature."</text:p>
      <text:p text:style-name="P7"><text:soft-page-break/><text:span text:style-name="T18">According to Richard Hofstadter, the author of the book </text:span><text:span text:style-name="T22">Social Darwinism in American Thought</text:span><text:span text:style-name="T18">, the nineteenth-century railroad magnate Chauncey Depew asserted that the men who attained fame, fortune, and power in New York City represented the survival of the fittest, through "superior ability, foresight and adaptability."</text:span><text:span text:style-name="T32">124</text:span><text:span text:style-name="T18"> Another railroad baron, James J. Hill, alleged that "the fortunes of railroad companies are determined by the law of the survival of the fittest."</text:span><text:span text:style-name="T32">125</text:span></text:p>
      <text:p text:style-name="P7"><text:span text:style-name="T18">In his biography Andrew Carnegie, another major owner of capital in America, states his belief in evolution with the words, "I had found the truth of evolution."</text:span><text:span text:style-name="T32">126</text:span><text:span text:style-name="T18"> Elsewhere he wrote these words:</text:span></text:p>
      <text:p text:style-name="P1"><text:span text:style-name="T20">It (the law of competition) is here</text:span><text:span text:style-name="T18">; we cannot evade it; no substitutes for it have been found; and while the law may sometimes be hard for the individual, it is best for the race, because </text:span><text:span text:style-name="T20">it insures the survival of the fittest in every department.</text:span><text:span text:style-name="T32">127</text:span></text:p>
      <text:p text:style-name="P7"><text:span text:style-name="T18">In his article </text:span><text:span text:style-name="T22">Darwin's Three Mistakes</text:span><text:span text:style-name="T18">, the evolutionary scientist Kenneth J. Hsü, reveals the Darwinist thoughts of America's foremost capitalists:</text:span></text:p>
      <text:p text:style-name="P1"><text:span text:style-name="T18">Darwinism was also used in a defense of competitive individualism and its economic corollary of laissez-faire capitalism in England and in America. Andrew Carnegie wrote that the "law of competition, be it benign or not, is here; we cannot evade it." Rockefeller went a step further when he claimed that "the growth of a large business is merely a survival of the fittest; it is merely the working out of a law of nature."</text:span><text:span text:style-name="T32">128</text:span></text:p>
      <text:p text:style-name="P12">It is exceedingly interesting that in America foundations such as the Rockefeller Foundation and the Carnegie Institution, founded by great capitalist dynasties such as Rockefeller and Carnegie, should give important financial support to research into evolution.</text:p>
      <text:p text:style-name="P12">As has been seen from what has been explained so far, capitalism has dragged human beings to worship only money and the power that comes from money. By counting all kinds of religious and ethical values as nothing, societies influenced by evolutionary suggestions began to give importance to material power, and moved away from such feelings as compassion, mercy, and sacrifice.</text:p>
      <text:p text:style-name="P12">This capitalist morality holds sway in almost all societies in our day. For this reason the poor, the helpless, and the crippled are denied charity, and are not looked out for or protected. Even if they fall victim to the most serious and lethal disease they are unable to find any body or humane aid to protect and help them recover. The poor man is left to his sickness and to death. In many countries such unjust and inhumane practices as little children ruthlessly being made to work and being left without any social rights are frequently encountered.</text:p>
      <text:p text:style-name="P12">Today the reason for countries such as Ethiopia having drought-affected areas and living in starvation is the dominance of this capitalist morality. While aid and support from many countries could save these hungry people, they are abandoned to starvation and poverty.</text:p>
      <text:p text:style-name="P12"><text:soft-page-break/>Another feature of capitalist society is the way it gives room to inequality within itself. In societies of this kind the divide between rich and poor grows ever wider, as the poor grow poorer, the wealth of the rich grows greater. The existence of millions of homeless people and these people being left to live in the most inhumane conditions, even in America, the most highly developed country in the world, is a result of capitalist morality. Of course American society is wealthy enough to protect all these people and find them jobs. But because the prevailing mentality is not to let the poor rise, but to rise by treading on the poor, no solution is offered to these people. This is the result of the putting into practice of the Social Darwinists' claims that "In order to rise there has to be a stepping stone for one to tread on."</text:p>
      <text:p text:style-name="P7"><text:span text:style-name="T18">At this juncture, attention has to be drawn to an important point: Throughout history there have always been societies where the poor and weak were trodden down, where only material things were important, and where selfishness, self-interest, and cheating were seen as the only way to become rich: in the past too there lived people who thought only material things were of any worth and who were far removed from the features of any pleasing morality. But from the second half of the 19</text:span><text:span text:style-name="T32">th</text:span><text:span text:style-name="T18"> century people with such views entered a very different period. For the last 150 years people and societies which possess this ruthless make-up have begun not to be condemned or criticised like the others. Behaviour of this sort began at last to be accepted as a law of nature. And at this point Darwinism had become a false religion justifying immorality and pitilessness.</text:span></text:p>
      <text:p text:style-name="P12">Robert E. D. Clark explains the situation this way:</text:p>
      <text:p text:style-name="P1"><text:span text:style-name="T18">Evolution, in short, gave the doer of evil a respite from his conscience. The most unscrupulous behaviour towards a competitor could not be rationalized; evil could be called good.</text:span><text:span text:style-name="T32">129</text:span></text:p>
      <text:p text:style-name="P7"><text:span text:style-name="T18">And H. Enoch wrote in his book </text:span><text:span text:style-name="T22">Evolution or Creation</text:span><text:span text:style-name="T18">: </text:span></text:p>
      <text:p text:style-name="P1"><text:span text:style-name="T18">Prof J. Holmes says, "Darwinism consistently applied would measure goodness in terms of survival value"... This is the law of the jungle where "might is right", and the fittest survive. Whether cunning and cruelty, cowardice or deceit, whatever will enable the individual to survive is good and right for that individual or that society. </text:span><text:span text:style-name="T32">130</text:span></text:p>
      <text:p text:style-name="P12">As we have seen, lack of religion and the Darwinism which inspired it lay behind all the people, systems, and ideologies which have brought worry, difficulty, pain, and hopelessness to the world, particularly in the last 150 years. Those who thought that they could protect their own interests in the selfish and ruthless environment brought about by lack of religion saw Darwinism as a saviour for themselves. They adopted Darwinism's thesis of "the weak disappear as the strong live" as a philosophy of life for themselves.</text:p>
      <text:p text:style-name="P12">They were not aware of it, but these people who thought they were preparing a great trap for all of mankind, actually prepared it for themselves. Because no matter how much they struggle to survive and stay alive, there is actually one judge, one lord, and <text:soft-page-break/>one Master, whether of themselves, of the whole world, of everything they try to possess, the leaders they bind themselves to, or the ideologies and "isms" they believe in. Allah is the one judge and power. And not the temporary power and opportunities given to human beings, the things they gain so ruthlessly by struggle and oppressing other people, by the sweat of their own brows. The wealth, strength, and power which a human being thinks he gains by himself are actually given to him by Allah to try him. No matter how much he may believe that he is in an arena of struggle where the weak are eliminated and the strong conquer, in actual fact every human being is living a test set by Allah for himself. Allah reveals in a holy verse that he tries human beings by means of the opportunities he gives them:</text:p>
      <text:p text:style-name="P36"/>
      <text:p text:style-name="P36">We made everything on the earth adornment for it so that We could test them to see whose actions are the best. (Surat al-Kahf: 7)</text:p>
      <text:p text:style-name="P12"/>
      <text:p text:style-name="P12">Those who think that they have won what they possess as the result of a "fight for survival" will feel a heart-rending pain for which there is no compensation, and great sorrow when they come face to face with reality in the hereafter and see what an empty idea they followed:</text:p>
      <text:p text:style-name="P36"/>
      <text:p text:style-name="P36">The Companions of the Garden will call out to the Companions of the Fire, 'We have found that what our Lord promised us is true. Have you found that what your Lord promised you is true?' They will say, 'Yes, we have!' Between them a herald will proclaim: 'May the curse of Allah be on the wrongdoers those who bar access to the Way of Allah, desiring to make it crooked, and reject the hereafter.' (Surat al-A'raf: 44-45) </text:p>
      <text:p text:style-name="P36"/>
      <text:p text:style-name="P36">The Companions of the Ramparts will call out to men they recognise by their mark, saying, 'What you amassed was of no use to you, nor was your arrogance. (Surat al-A'raf: 48)</text:p>
      <text:p text:style-name="P12"/>
      <text:p text:style-name="P12">As for those who have not been influenced by Darwinist-capitalist thinking and who have not forgotten the reason for their being in the world and the existence of Allah, they see other human beings as living things created by Allah. As Allah has ordered them, they always treat other human beings pleasantly, feel affection and compassion, and do everything that they possibly can to take away their difficulties and worries. They always speak the pleasantest words, look after the orphaned, help the sick and crippled, and protect and watch after them. People like this avoid sin and keep their duties to Allah as it is revealed in the Qur'an and are the most superior in Allah's Sight: they pay no attention to wealth, race, colour, class, ideology, or philosophy.</text:p>
      <text:p text:style-name="P12"/>
      <text:p text:style-name="P27">PART 6</text:p>
      <text:p text:style-name="P21">THE MORAL COLLAPSE BROUGHT </text:p>
      <text:p text:style-name="P21">ABOUT BY DARWINISM</text:p>
      <text:p text:style-name="P11"/>
      <text:p text:style-name="P12"/>
      <text:p text:style-name="P12">The greatest catastrophe visited by Darwinism upon mankind was without doubt to turn people away from religion. A violent moral and spiritual collapse swiftly comes to societies which turn away from the moral values of religion. There are many examples of this in societies in our day.</text:p>
      <text:p text:style-name="P12">At this point some people will say that Darwinism cannot be held responsible for peoples' lack of religion because a large number of those people who live a life without religion have never heard of the claims of Darwinism. The second part of this objection is true. These days the number of people who defend Darwinism in a knowledgeable way is limited. But this restricted minority are people who direct society's ideas in most fields. The influence they have developed on society reaches countless people. They have the possibility of imposing their world view on a large section of society. For instance, the best-known university professors, a large part of famous cinema directors, and editors of world-famous publishing houses, newspapers, and magazines are for the most part evolutionists, and therefore naturally atheists. For which reason, the parts of society they address are affected by them and influenced by their evolutionary and anti-religious thinking. As a result, societies emerge where these perverse ideas are widely accepted.</text:p>
      <text:p text:style-name="P12">Ernst Mayr, a Harvard University biologist and one of the world's most famous evolutionists, describes the place of the theory of evolution in the life of society in these words:</text:p>
      <text:p text:style-name="P1"><text:span text:style-name="T18">Since Darwin, every knowing person agrees that man is descended from the apes… Evolution has an impact on every aspect of man's thinking: his philosophy, his metaphysics, his ethics…</text:span><text:span text:style-name="T32">131</text:span></text:p>
      <text:p text:style-name="P12">Darwinists' wide-ranging dominance over the life of society acts like a powerful form of "hypnosis" on people. A large part of the younger generation in particular, with not enough experience of life to form any world view, even a very superficial one, can easily be taken in by suggestions of this type. It is exceedingly easy to bring these people to have the desired thought processes through the magazines they read, the films, plays or music clips they watch, and, most important of all, the education they receive in schools. For this influence is the reason that people have believed the theory of evolution to be true for 150 years, despite its deceptions and unscientific nature.</text:p>
      <text:p text:style-name="P12">If you notice, anti-religious propaganda is seldom carried out openly these days, nobody openly suggests that anyone should have no religion. But for this reason covert methods are employed, imperceptible at first sight. Mockery of religion, religious subjects, or people known for their religious faith, and the use of words which mean the <text:soft-page-break/>rejection of God, destiny, and religion in song lyrics, novels, films, newspaper headlines, and jokes, are just a few of these covert methods.</text:p>
      <text:p text:style-name="P12">The subjects of Darwinism, on the other hand, are the most common tools of anti-religious propaganda. In even the most unconnected subjects the lie that human beings’ ancestors were monkeys is stressed. The claims of the theory of evolution are even written between the lines in human psychological analysis. In this way, human societies emerge which treat religion, the afterlife, and moral responsibilities lightly, which do not think, which do not fear God, and which do not really believe in Him, even if, when asked, they say that they do believe in God and religion. People who have no faith or fear of Allah, know no limits in any matter, and begin to live like the animals they think their ancestors were.</text:p>
      <text:p text:style-name="P12">For example, one cannot expect people who are incautious and who do not fear Allah to protect their chastity because they think there is no limit they have to observe. They become willing to perform any kind of immorality as long as they can do it out of other people's sight. Just as in our day, especially among the young and definite sections of society, the ever-further pushing of limits, the spreading of an understanding which counts moral values and God's edicts as nothing, and people's turning away from religion as a result of the suggestions of Darwinism, are one outcome of this. People who see themselves as left completely unrestricted and who believe that they will not have to account to anyone, demonstrate an ever-increasing profligacy with every passing day. Under careful examination, behind murder, prostitution, cheating, and swindling of all kinds, giving and taking bribes, and telling lies: in short at the base of all immoral behaviour the lack of religion is to be seen. The most effective way this lack of religion is spread is the violent influence of Darwin's lie that "the human being emerged as a result of sheer coincidence."</text:p>
      <text:p text:style-name="P7"><text:span text:style-name="T18">Ken Ham, the author of the book </text:span><text:span text:style-name="T22">The Lie: Evolution</text:span><text:span text:style-name="T18">, takes the lack of religion which Darwinism gave rise to as a subject and says:</text:span></text:p>
      <text:p text:style-name="P1"><text:span text:style-name="T18">If you reject God and replace Him with another belief that puts chance, random processes in the place of God, there is no basis for right or wrong. Rules become whatever you want to make them. There are no absolutes–no principles that must be adhered to. People will write their own rules.</text:span><text:span text:style-name="T32">132</text:span></text:p>
      <text:p text:style-name="P12">The well-known evolutionist Theodious Dobzhansky agrees that the idea of "natural selection," the foundation of Darwinism, gives rise to a morally degenerate society:</text:p>
      <text:p text:style-name="P1"><text:span text:style-name="T18">Natural selection can favor egotism, hedonism, cowardice instead of bravery, cheating and exploitation, while group ethics in virtually all societies tend to counteract or forbid such 'natural' behavior, and to glorify their opposites: kindness, generosity, and even self-sacrifice for the good of others of one's tribe or nation and finally of mankind.</text:span><text:span text:style-name="T32">133</text:span></text:p>
      <text:p text:style-name="P12">If we look around us today, we can immediately see the traces of the deep and most important devastation wrought by Darwinist morality. The idea that progress, <text:soft-page-break/>development, and civilisation are the result of people living separate from one another and with no ties of mutual assistance, devotion, respect, and affection, is imposed upon societies. The suggestion that such a result has to be accepted for greater production and development is frequently made. Whereas this is a result of human beings bringing themselves to the "status of animals," not of development and civilisation.</text:p>
      <text:p text:style-name="P12">The truth is that man is not a species of animal and did not come into existence from any animal. Man, whom God created with the possession of reason, intelligence, conscience, and a soul, is a completely different creature from other living things by virtue of these qualities. But under the influence of the spell of Darwinist-materialist morality, human beings forget these qualities and stoop to pettiness, immorality and a lack of conscience and consciousness not even seen in animals. Then they say, "We are in any case descended from animals, these are also a genetic inheritance from them," and prepare a so-called scientific basis for their own lack of willpower and consciousness.</text:p>
      <text:p text:style-name="P7"><text:span text:style-name="T18">Many Darwinist behavioural scientists take this logic as a starting point, and claim that human beings' demonstrating a tendency to crime is an inheritance from their animal forefathers. The famous evolutionist Stephen Jay Gould puts this claim, first suggested by the Italian physicist Lombroso, forward in the following manner in his book </text:span><text:span text:style-name="T22">Ever Since Darwin</text:span><text:span text:style-name="T18">.</text:span></text:p>
      <text:p text:style-name="P1"><text:span text:style-name="T18">Biological theories of criminality were scarcely new, but Lombroso gave the argument a novel, evolutionary twist. Born criminals are not simply deranged or diseased; they are, literally, throwbacks to a previous evolutionary stage. The hereditary characters of our primitive and apish ancestors remain in our genetic repertoire. Some … men are born with an unusually large number of these ancestral characters. Their behavior may have been appropriate in savage societies of the past; today, we brand it as criminal. We may pity the born criminal, for he cannot help himself...</text:span><text:span text:style-name="T32">134</text:span></text:p>
      <text:p text:style-name="P12">According to the claims of the Darwinists, in other words, a human being's killing another, his causing him pain, stealing, and starting fights, are a genetically transferred inheritance from his supposed animal ancestors. For which reason, according to this claim, these crimes do not belong to that person and are seen as excusable.</text:p>
      <text:p text:style-name="P12">As can be seen from these claims, Darwinist thinking counts human beings' conscience and willpower, and such skills as reason and judgement, as nothing, and accepts that man is an unintelligent creature, who behaves according to instinct, just like animals. According to this view, just as a wild lion cannot prevent the aggression within him and cannot exhibit virtuous behaviour such as overcoming his anger, or showing forgiveness and patience, so man behaves in the same manner. It is evident that there will be a lack of peace and security, disorder, conflict, and fighting in a society which shelters people of such mindset.</text:p>
      <text:p text:style-name="P12"/>
      <text:p text:style-name="P49">The Ruthless and Pessimistic Living Model</text:p>
      <text:p text:style-name="P45">Proposed to Mankind by Darwinism</text:p>
      <text:p text:style-name="P12"><text:soft-page-break/>According to the Darwinists and materialists, the whole universe, human beings included, is the work of chaos and coincidences. As the influence of this view grows in society, there emerge irresponsible people who believe themselves to be totally unrestricted.</text:p>
      <text:p text:style-name="P12">A person who has no purpose does not think, cannot form the aim of developing himself, is uncaring, mocking, is unfeeling, affected by nothing, cannot use his conscience, and recognises no rules or limits. He can possess no virtue or finer quality. In his own perverse view, as a developed animal himself, in this world he must look for food and reproduce, in the same way as other living creatures, and after meeting certain needs must find as much entertainment and enjoyment as possible and wait for death. And it can be seen that, even though most people are unaware of the details of Darwinism, they live the life that Darwinism foresaw for mankind.</text:p>
      <text:p text:style-name="P12">Because they live a life which is ruthless and which will eventually come to an end, these people are carried away by great pessimism and hopelessness. The thought that everything will end with death and become as nothing causes these people to be unhappy and shut up within themselves. One of the reasons behind suicides, psychological problems, and depressions is the negatives effects of the Darwinist spell on human psychology.</text:p>
      <text:p text:style-name="P7"><text:span text:style-name="T18">Richard Dawkins, one of the fiercest defenders of evolution of our times, reveals one example of this. Dawkins claims that human beings are gene machines and that the only reason for their existence is to pass these genes on to subsequent generations. In Dawkins' corrupt view there is no other purpose to either the universe's or man's existence. All the universe and human beings are the products of chaos and coincidence. People who are deceived by such a claim easily fall prey to depression and hopelessness. He who believes that the only point to life is to pass on his genes, and that everything ends with death, that nothing he does in the world has any meaning, who thinks that friendship, love, goodness, and beauty have no value, will think that life is pitiless and unnecessary and will be able to take no pleasure from anything. In the foreword to his book </text:span><text:span text:style-name="T22">Unweaving the Rainbow</text:span><text:span text:style-name="T18">, Dawkins admits the negative and pessimistic effect his claim regarding the point of human life has on people:</text:span></text:p>
      <text:p text:style-name="P1"><text:span text:style-name="T18">A foreign publisher of my first book confessed that </text:span><text:span text:style-name="T20">he could not sleep for three nights</text:span><text:span text:style-name="T18"> after reading it, so troubled was he by what he saw as its </text:span><text:span text:style-name="T20">cold, bleak message</text:span><text:span text:style-name="T18">. Others have asked me how I can bear to get up in the mornings. A teacher from a distant country wrote to me reproachfully that a pupil had come to him in tears after reading the same book, because it had persuaded her that life was empty and purposeless. He advised her not to show the book to any of her friends, for fear of contaminating them with the same </text:span><text:span text:style-name="T20">nihilistic pessimism</text:span><text:span text:style-name="T18">. Similar accusations of barren desolation, of promoting an arid and joyless message, are frequently flung at science in general, and it is easy for scientists to play up to them. My colleague Peter Atkins begins his book The Second Law (1984) in this vein: </text:span></text:p>
      <text:p text:style-name="P1"><text:soft-page-break/><text:span text:style-name="T18">We are the children of chaos, and the deep structure of change is decay. </text:span><text:span text:style-name="T20">At root, there is only corruption, and the unstemmable tide of chaos. Gone is purpose</text:span><text:span text:style-name="T18">; all that is left is direction. </text:span><text:span text:style-name="T20">This is the bleakness we have to accept</text:span><text:span text:style-name="T18"> as we peer deeply and dispassionately into the heart of the Universe.</text:span><text:span text:style-name="T32">135</text:span></text:p>
      <text:p text:style-name="P12">Another Darwinist who proposed that life is nothing and caused life to be looked at pessimistically, was the German philosopher Nietzsche, whose theses of racial superiority provided a philosophical support for Hitler. The thought Nietzsche put forward, known as "nihilism" or "nothingism" is basically this: Man must have a reason for living. But this purpose, according to Nietzsche who denied the existence of God, has nothing to do with God's having created man. For this reason, in Nietzsche's philosophy, man constantly seeks a purpose but is unable to find one and experiences the pessimism and hopelessness born of this. The right thing is to seek the purpose behind man's existence. But if, like Nietzsche, a person absolutely rejects the fundamental purpose and starts to look for a purpose outside the scope of this truth, then of course he is not going to be able to find it. And let us add here that Nietzsche died mad.</text:p>
      <text:p text:style-name="P12">Societies which forget that they were created by God for a purpose inevitably undergo a moral and spiritual collapse. Wealth, welfare, and economic development in no way bring these people peace and security. Many things push people who fail to think with clean intellect and to comply with the commands of conscience, and who see themselves as unrestricted and purposeless creatures, to unhappiness, hopelessness, and pessimism. A most important thing is the sorrow that these people, who think that they will cease to exist with death, will feel when they see the true life that they will meet after death.</text:p>
      <text:p text:style-name="P12">Whereas a person who believes in God and the hereafter is aware of what an important outcome he is living for. He always bears the joy and hope of winning the mercy of God and paradise. Whatever happens he gives thanks to God: for which reason he never falls prey to hopelessness and pessimism.</text:p>
      <text:p text:style-name="P12"/>
      <text:p text:style-name="P25">CONCLUSION: </text:p>
      <text:p text:style-name="P19">THE SWAMP OF DARWINISM MUST BE DRAINED</text:p>
      <text:p text:style-name="P11"/>
      <text:p text:style-name="P12"/>
      <text:p text:style-name="P12">All through history there have been wars, oppression, killings, and conflict. But the reason for the number and range of these disasters being so great in the last century is the false veil of scientific justification that Darwinism lent to this killing, oppression and conflict. Because Darwinism's totally erroneous claims about the origin of life ran parallel to the pronunciations of these ideologies, assassins, dictators, and sadistic ideologues were able to try to demonstrate that they were justified by saying "the law of nature also applies to society" regarding their policies.</text:p>
      <text:p text:style-name="P7"><text:span text:style-name="T18">In our day the theory of evolution is still defended for philosophical and ideological reasons. The colonialism which exploded with the theory of evolution in the 19</text:span><text:span text:style-name="T32">th</text:span><text:span text:style-name="T18"> century, Nazi Germany, and the Soviet Union are now things of the past. But the Darwinist-materialist philosophy which was their ultimate foundation is still vigorously defended by certain circles, and the destructive effects of this philosophy still continue to be felt all over the world.</text:span></text:p>
      <text:p text:style-name="P12">Despite the fact that he is an evolutionist, Kenneth J. Hsü has written in this way about the disasters that Darwinism has led to for mankind:</text:p>
      <text:p text:style-name="P1"><text:span text:style-name="T18">We were victims of a cruel social ideology that assumes</text:span><text:span text:style-name="T20"> </text:span><text:span text:style-name="T18">that competition among individuals, classes, nations or races is </text:span><text:span text:style-name="T20">the natural condition of life, and that it is also natural for the superior to dispossess the inferior… </text:span><text:span text:style-name="T18">The law of natural selection is not, I will maintain, science. It is an ideology, and a wicked one...</text:span><text:span text:style-name="T32">136</text:span></text:p>
      <text:p text:style-name="P12">Of course judicial and physical precautions must be taken. But these precautions can only cover up the wounds brought about by those ideologies. The permanent solution lies in a cultural and scientific treatment. With the collapse of Darwinism from the cultural and scientific point of view, those philosophies which draw strength from it will also disappear, and this, by Allah’s leave, will mean the lifting of oppression from the world.</text:p>
      <text:p text:style-name="P12">For this reason a heavy responsibility falls to those who possess conscience and faith, who have knowledge of spiritual values. It is a grave error to ignore or underestimate the disasters which Darwinism visited upon the world, particularly in the last century, and the suffering that people and societies underwent. Everyone who grasps the urgency of the matter must do what he can for a cultural attack to bring an end to this deception, which has lasted for 150 years.</text:p>
      <text:p text:style-name="P12">The only thing that can bring an end to this deception in the true sense, which can bring a solution to the fundamental question which mankind lives, is the life of the morality of the Qur'an. These disasters will come to an end as people turn to the true <text:soft-page-break/>religion, when the beauty, love, affection, compassion, justice, devotion, co-operation, and tolerance which the Qur'an brings to peoples' lives are widely lived. As one of Allah's holy verses has revealed, "truth will come" and "falsehood will vanish:"</text:p>
      <text:p text:style-name="P36"/>
      <text:p text:style-name="P36">Say: 'Truth has come and falsehood has vanished. Falsehood is always bound to vanish.' (Surat al-Isra: 81)</text:p>
      <text:p text:style-name="P11"/>
      <text:p text:style-name="P27">APPENDIX</text:p>
      <text:p text:style-name="P21">THE MISCONCEPTION OF EVOLUTION</text:p>
      <text:p text:style-name="P11"/>
      <text:p text:style-name="P12"/>
      <text:p text:style-name="P12">Darwinism, or rather the theory of evolution, is nothing but an unscientific fallacy, proposed with the purpose of denying the truth of creation, in which it has not succeeded. This theory, which claims that life came about non-organic matter by a series of coincidences, has basically been discredited with the emergence of the fact that the universe was created by God. It is God Who created the universe and ordered it, down to the tiniest detail. In this case it is not possible for the theory of evolution, which claims that living things were not created by God, but that they were the result of coincidences, to be true.</text:p>
      <text:p text:style-name="P12">In fact, when we study the theory of evolution, we see that really it is denied by scientific discoveries. The structure that exists in life is much more complex and striking than that in the non-living world. For example we can examine by what sensitive balances atoms are ordered in the non-living world, and furthermore in what complicated structures these atoms are brought together in the living world, and we can study what extraordinary mechanisms are formed by using them, such as proteins, enzymes, and cells.</text:p>
      <text:p text:style-name="P7"><text:span text:style-name="T18">So this extraordinary structure in life has invalidated the theory of evolution at the end of the 20</text:span><text:span text:style-name="T32">th</text:span><text:span text:style-name="T18"> century.</text:span></text:p>
      <text:p text:style-name="P12">We have considered this subject in great detail in others of our studies and are still continuing to so do. But because of its importance it will be useful to recapitulate it here.</text:p>
      <text:p text:style-name="P12"/>
      <text:p text:style-name="P45">The Difficulties that Demolish Darwin's Theory</text:p>
      <text:p text:style-name="P7"><text:span text:style-name="T18">The theory of evolution, a teaching whose history goes back to Ancient Greece, was fully set out in the middle of the 19</text:span><text:span text:style-name="T32">th</text:span><text:span text:style-name="T18"> century. The most important development which placed the theory on the agenda of the world of science was the book </text:span><text:span text:style-name="T22">The Origin of Species</text:span><text:span text:style-name="T18">, published by Charles Darwin in 1859. In this book Darwin came out against different species of living creature in the world being individually created by God. According to Darwin all species came from a common ancestor and had grown different from each other by small changes over time.</text:span></text:p>
      <text:p text:style-name="P7"><text:span text:style-name="T18">Darwin's theory was based on no solid scientific discovery: as he accepted himself, it was just a "progression of logic." In fact, as Darwin admitted in a long section in his book under the heading, </text:span><text:span text:style-name="T20">"The Difficulties On Theory,"</text:span><text:span text:style-name="T18"> the theory had no answer to a number of important questions.</text:span></text:p>
      <text:p text:style-name="P12">Darwin hoped that the difficulties facing his theory would be overcome as science developed in time and that new scientific discoveries would reinforce it. But, in total contrast to Darwin's hopes, the development of science left the fundamental claims of the theory, one by one, unfounded.</text:p>
      <text:p text:style-name="P12"><text:soft-page-break/><text:s/>Darwinism's defeat in the face of science can be studied under three basic headings:</text:p>
      <text:p text:style-name="P12">1. The theory is quite unable to explain how life emerged in the world for the first time.</text:p>
      <text:p text:style-name="P12">2. There is no scientific evidence to show that the "evolutionary mechanisms" proposed by the theory really possess any evolutionary effects.</text:p>
      <text:p text:style-name="P12">3. The fossil record presents a picture in total opposition to the theory's expectations.</text:p>
      <text:p text:style-name="P12">In this section we shall examine the main lines of each heading.</text:p>
      <text:p text:style-name="P12"><text:s/></text:p>
      <text:p text:style-name="P45">The First Insurmountable Obstacle:</text:p>
      <text:p text:style-name="P45">The Origin of Life</text:p>
      <text:p text:style-name="P12">The theory of evolution claims that all living species came from one living cell, which emerged in the primitive world some 3.8 billion years ago. How it was that one single cell formed millions of complex living species, and if such a form of evolution did happen, why not traces of it have been found in the fossil record, are questions that the theory has been unable to explain. But before all that, we must stop at the first step of this alleged period of evolution. How did this alleged "first cell" come about?</text:p>
      <text:p text:style-name="P12">Because the theory of evolution rejects creation and accepts no supernatural intervention, it claims that that "first cell" came about, with no structure, plan, or order, by coincidence within the laws of nature. In other words, according to the theory, non-living matter must have produced a living cell as a result of coincidences. Yet this is a claim which flies in the face of the most basic known biological laws.</text:p>
      <text:p text:style-name="P12"/>
      <text:p text:style-name="P45">"Life Comes From Life"</text:p>
      <text:p text:style-name="P12">Darwin did not mention the subject of the origin of life in his book. Because of the primitive scientific understanding of his day, he assumed that living things possessed a very simple structure. According to the theory called "spontaneous generation," which had been believed in since the Middle Ages, it was believed that non-living substances could come together by chance and form a living creature. At that time it was a common belief that insects were formed by leftover food and mice from wheat. Interesting experiments were done to try and prove it. A little wheat was spread over a dirty rag, and it was thought that after waiting for a bit mice would emerge from the combination.</text:p>
      <text:p text:style-name="P12">Meat becoming maggot-ridden was counted as proof that life could emerge from non-living substances. Whereas it was later understood that maggots did not emerge by themselves from the surface of meat, but that they emerged from larva, smaller than the eye can see, which flies brought and left there.</text:p>
      <text:p text:style-name="P7"><text:span text:style-name="T18">At the time when Darwin wrote </text:span><text:span text:style-name="T22">The Origin of Species</text:span><text:span text:style-name="T18">, the belief that bacteria could emerge from inorganic matter saw wide acceptance in the world of science.</text:span></text:p>
      <text:p text:style-name="P7"><text:soft-page-break/><text:span text:style-name="T18">Whereas five years after the publication of Darwin's book, the famous French biologist Louis Pasteur definitively destroyed this belief, which was the basis of evolution. As a result of his long research and studies Pasteur summed up the results he had arrived at by saying, "The claim that inanimate matter can originate life is buried in history for good."</text:span><text:span text:style-name="T32">137</text:span></text:p>
      <text:p text:style-name="P12">The defenders of the theory of evolution resisted Pasteur's findings for a long time. Yet as science developed and revealed the complicated structure of the living cell, the invalidity of the claim that life could come about by itself became even more obvious.</text:p>
      <text:p text:style-name="P12"/>
      <text:p text:style-name="P45">The Unproductive Struggles of the 20th Century</text:p>
      <text:p text:style-name="P7"><text:span text:style-name="T18">In the 20</text:span><text:span text:style-name="T32">th</text:span><text:span text:style-name="T18"> century the first evolutionist to take in hand the subject of the origin of life was the well-known Russian biologist Alexander Oparin. In a number of theses he put forward in the 1930s, Oparin attempted to prove that the living cell could come about by coincidence. But these efforts were to end in failure, and Oparin would have to make this confession, </text:span><text:span text:style-name="T20">"Unfortunately, the origin of the cell remains a question which is actually the darkest point of the entire evolution theory."</text:span><text:span text:style-name="T32">138</text:span></text:p>
      <text:p text:style-name="P12">Evolutionists who followed Oparin's path tried to carry out experiments that would lead to a solution to the origin of life. The best-known of these experiments was carried out in 1953 by the famous American chemist Stanley Miller. Miller brought together the gasses, which he claimed were in the earth's primitive atmosphere in experimental conditions, added energy to the mixture, and synthesised a few organic molecules (amino-acids) used in the production of proteins.</text:p>
      <text:p text:style-name="P7"><text:span text:style-name="T18">The invalidity of that experiment, which in those years was regarded as an important step in the name of evolution, and that the atmosphere used in the experiment was very different from the conditions of the real world, emerged in the years that followed.</text:span><text:span text:style-name="T32">139</text:span></text:p>
      <text:p text:style-name="P7"><text:span text:style-name="T18">After a long silence, Miller himself admitted that the atmospheric environment employed was not realistic.</text:span><text:span text:style-name="T32">140</text:span></text:p>
      <text:p text:style-name="P7"><text:span text:style-name="T18">All the evolutionary efforts throughout the 20</text:span><text:span text:style-name="T32">th</text:span><text:span text:style-name="T18"> century to explain the question of the origin of life ended in failure. The well-known geochemist Jeffrey Bada, from the Scripps Institute in San Diego, accepts this truth in an article published in 1998 in the evolutionist magazine </text:span><text:span text:style-name="T22">Earth</text:span><text:span text:style-name="T18">:</text:span></text:p>
      <text:p text:style-name="P1"><text:span text:style-name="T18">Today as we leave the twentieth century, </text:span><text:span text:style-name="T20">we still face the biggest unsolved problem</text:span><text:span text:style-name="T18"> that we had when we entered the twentieth century:</text:span><text:span text:style-name="T20"> How did life originate on Earth?</text:span><text:span text:style-name="T32">141</text:span></text:p>
      <text:p text:style-name="P12"/>
      <text:p text:style-name="P45">Life's Complex Structure</text:p>
      <text:p text:style-name="P12">The principle reason for the theory of evolution's being in such a great difficulty as regards the origin of life, is the fact that even those living things which are thought of as having the very simplest structures actually have unbelievably complicated structures. <text:soft-page-break/>The living cell is more complicated than all of the technological products made by mankind. To such an extent that not even the most highly developed laboratories in the world can bring inorganic substances together and produce a living cell.</text:p>
      <text:p text:style-name="P7"><text:span text:style-name="T18">The conditions necessary for a cell to appear are many more than can be explained by coincidences. The probability of proteins, the building blocks of cell, being synthesized coincidenctally, is 1 in 10</text:span><text:span text:style-name="T32">950</text:span><text:span text:style-name="T18"> for an average protein made up of 500 amino acids. In mathematics, a probability smaller than 1 over 10 </text:span><text:span text:style-name="T32">50</text:span><text:span text:style-name="T18"> is practically considered to be impossible.</text:span></text:p>
      <text:p text:style-name="P12">As for the DNA molecule, which lies in the nucleus of the cell and contains genetic information, that is an unbelievable data bank. If a human being's genetic code were to be set down on paper it would fill a library of 900 volumes of 500 pages each. </text:p>
      <text:p text:style-name="P7"><text:span text:style-name="T18">And here there is another most interesting point to add: DNA can only replicate with the help of some specialized proteins (enzymes). However, the synthesis of these enzymes can only be realised by the information coded in DNA. As they depend on each other, they have to exist at the same time for replication. This brings the scenario that life originated by itself to a deadlock. The well-known evolutionist professor Leslie Orgel, from San Diego California University, admits this truth in the October 1994 edition of </text:span><text:span text:style-name="T22">Scientific American</text:span><text:span text:style-name="T18"> magazine:</text:span></text:p>
      <text:p text:style-name="P1"><text:span text:style-name="T18">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32">142</text:span></text:p>
      <text:p text:style-name="P12">There is no doubt that if it is impossible for life to come about through natural effects, then one must accept that life was "created" in a supernatural way. This truth openly invalidates the theory of evolution, the basic aim of which is to deny creation.</text:p>
      <text:p text:style-name="P12"/>
      <text:p text:style-name="P45">The Imaginary Mechanisms of Evolution</text:p>
      <text:p text:style-name="P12">The second major point which invalidates Darwin's theory is the fact that it has been realised that the two concepts put forward by the theory as "evolutionary mechanisms" actually possess no evolutionary force.</text:p>
      <text:p text:style-name="P7"><text:span text:style-name="T18">Darwin had totally linked the claim of evolution which he put forward to "natural selection." The importance he attached to this mechanism can be clearly seen from the title of his book: </text:span><text:span text:style-name="T22">The Origin of Species, By Means of Natural Selection…</text:span></text:p>
      <text:p text:style-name="P12">It is based on the idea that in the struggle for survival in nature living creatures which are strong and adapted to the natural conditions will survive. For example, when a herd of deer is threatened by beasts of prey, those deer which can run the fastest will survive. In this way the herd will consist of fast and powerful individuals. But of course this mechanism does not make deer evolve, it cannot turn them into another species, for example horses.</text:p>
      <text:p text:style-name="P7"><text:soft-page-break/><text:span text:style-name="T18">For this reason the mechanism of natural selection possesses no evolutionary force. Darwin was aware of this fact, and in </text:span><text:span text:style-name="T22">The Origin of Species</text:span><text:span text:style-name="T18"> he was forced to say:</text:span></text:p>
      <text:p text:style-name="P1"><text:span text:style-name="T18">Natural selection can do nothing until favourable variations chance to occur.</text:span><text:span text:style-name="T32">143</text:span></text:p>
      <text:p text:style-name="P12"/>
      <text:p text:style-name="P45">The Influence of Lamarck</text:p>
      <text:p text:style-name="P12">So, how did these "favourable variations" come about? Within the primitive scientific understanding of his time, Darwin tried to base the answer to this question on Lamarck. According to the French biologist Lamarck, who lived before Darwin, living things pass on physical changes which they undergo during the course of their lives to subsequent generations, and new species emerge as a result of these properties which are amassed from generation to generation. For example, in Lamarck's view, giraffes developed from antelopes, whose necks had grown longer from generation to generation as they struggled to eat the leaves on tall trees.</text:p>
      <text:p text:style-name="P7"><text:span text:style-name="T18">Darwin gave similar examples, for instance he claimed in </text:span><text:span text:style-name="T22">The Origin of Species</text:span><text:span text:style-name="T18"> that some bears which entered the water to find food turned in time into whales.</text:span><text:span text:style-name="T32">144</text:span></text:p>
      <text:p text:style-name="P7"><text:span text:style-name="T18">But the laws of inheritance, which Mendel discovered and which was proven with the development of genetic science in the 20</text:span><text:span text:style-name="T32">th</text:span><text:span text:style-name="T18"> century, destroyed the myth that acquired traits can be passed on to later generations. In this way, </text:span><text:span text:style-name="T20">natural selection was a "one off," and for that reason a completely ineffective mechanism.</text:span></text:p>
      <text:p text:style-name="P11"/>
      <text:p text:style-name="P45">Neo-Darwinism and Mutations</text:p>
      <text:p text:style-name="P12">In order to find a solution in this situation the Darwinists put forward the "Modern Synthetic Theory," or Neo-Darwinism, as it is more widely known, at the end of the 1930s. Alongside natural selection, Neo-Darwinism added as a "reason for favourable variations," mutations, or defects in the genes of living creatures as a result of external influences such as radiation of duplication errors.</text:p>
      <text:p text:style-name="P7"><text:span text:style-name="T18">And still today in the world the model which defends its validity in the name of evolution is Neo-Darwinism. The theory maintains that the millions of living species in the world emerged as a result of mutations, or genetic defects over time, in these living creatures' countless complex organs, such as ears, eyes, lungs, and wings. But there is a scientific fact which disarms the theory: </text:span><text:span text:style-name="T20">Mutations do not develop living creatures, on the contrary, they always damage them.</text:span></text:p>
      <text:p text:style-name="P12">The reason for this is very simple. DNA has a very complex structure. Any chance alteration in the molecule only leads to damage. The American geneticist B. G. Ranganathan explains it this way:</text:p>
      <text:p text:style-name="P1"><text:span text:style-name="T20">Mutations are small, random, and harmful.</text:span><text:span text:style-name="T18"> They rarely occur and the best possibility is that they will be ineffectual. These four characteristics of mutations imply that mutations cannot lead to an evolutionary development. A random change in a highly specialised organism is either ineffectual or harmful. A random change in a watch </text:span><text:soft-page-break/><text:span text:style-name="T18">cannot improve the watch. It will most probably harm it or at best be ineffectual. An earthquake does not improve the city, it brings destruction.</text:span><text:span text:style-name="T32">145</text:span></text:p>
      <text:p text:style-name="P12">As a matter of fact no example of a useful mutation, in other words one which developed genetic science, has so far been observed. It has been seen that all mutations are harmful. It has been realised that the theory of evolution's mutations, which it suggested as "evolutionary mechanisms," are actually a genetic event which only destroy and cripple living creatures. (The commonest mutation seen in human beings is cancer). Of course a destructive mechanism cannot be an "evolutionary mechanism." Natural selection, as Darwin had accepted, "can do nothing by itself." This truth shows us that there is no "evolutionary mechanism" in nature. And since there is no evolutionary mechanism, the imaginary period called evolution cannot have existed.</text:p>
      <text:p text:style-name="P12"/>
      <text:p text:style-name="P45">The Fossil Record: </text:p>
      <text:p text:style-name="P45">No Sign of Intermediate Forms</text:p>
      <text:p text:style-name="P12">The clearest proof that the scenario of the theory of evolution did not happen is the fossil record.</text:p>
      <text:p text:style-name="P12">According to the theory of evolution, living creatures arose from each other. A previously existing species turned into another over time and all species emerged in this way. According to the theory, this change covered a period of millions of years and moved forward step by step.</text:p>
      <text:p text:style-name="P12">This being the case, countless "intermediate species" should have emerged and lived over this alleged period of change.</text:p>
      <text:p text:style-name="P7"><text:span text:style-name="T18">For example, in the past, although fish still bore their own features, they must also have gained some features of reptiles, and half-fish half-reptile creatures must have lived. Or, while still possessing the features of reptiles, they must also have taken on some of the features of birds, and reptile-birds must have emerged. These, because they were in a period of transformation, must have been sickly, incomplete, and faulty creatures. Evolutionists call these creatures which they believe must have lived in the past </text:span><text:span text:style-name="T20">"intermediate forms."</text:span></text:p>
      <text:p text:style-name="P7"><text:span text:style-name="T18">If creatures of this type really did live in the past, their numbers and varieties must have been in the millions. And the remains of these highly peculiar creatures should be met in the fossil record. In </text:span><text:span text:style-name="T22">The Origin of Species</text:span><text:span text:style-name="T18">, Darwin explained it this way:</text:span></text:p>
      <text:p text:style-name="P1"><text:span text:style-name="T18">If my theory be true, </text:span><text:span text:style-name="T20">numberless intermediate varieties</text:span><text:span text:style-name="T18">, linking most closely all of the species of the same group together </text:span><text:span text:style-name="T20">must assuredly have existed... </text:span><text:span text:style-name="T18">Consequently, evidence of their former existence could be found only amongst fossil remains.</text:span><text:span text:style-name="T32">146</text:span></text:p>
      <text:p text:style-name="P12"/>
      <text:p text:style-name="P45">Darwin's Vanishing Hopes</text:p>
      <text:p text:style-name="P7"><text:span text:style-name="T18">However, despite fossil research being feverishly carried out in all parts of the from the middle of the 19</text:span><text:span text:style-name="T32">th</text:span><text:span text:style-name="T18"> century to the present, intermediate forms have not so far been </text:span><text:soft-page-break/><text:span text:style-name="T18">found. All the discoveries found in the excavations and research, far from showing what the evolutionists were expecting, have revealed that living creatures emerged suddenly, all intact, and complete.</text:span></text:p>
      <text:p text:style-name="P12">The famous British palaeontologist (fossil expert) Derek W. Ager, admits this, despite being an evolutionist:</text:p>
      <text:p text:style-name="P1"><text:span text:style-name="T18">The point emerges that if we examine the fossil record in detail, whether at the level of orders or of species, we find — over and over again —</text:span><text:span text:style-name="T20"> not gradual evolution, but the sudden explosion of one group at the expense of another.</text:span><text:span text:style-name="T32">147</text:span></text:p>
      <text:p text:style-name="P12">In other words, in the fossil record, all species of living creature emerged suddenly and in their finished form, with no intermediate form between them. This is the exact opposite of what Darwin foresaw. Furthermore, this is a very strong proof that living species were created. Because the only explanation for a living species' emerging flawless and suddenly, with no ancestor for it to have evolved from, must be that that species was created. This truth is accepted by the well-known evolutionist biologist Douglas Futuyma:</text:p>
      <text:p text:style-name="P1"><text:span text:style-name="T20">Creation and evolution, between them, exhaust the possible explanations for the origin of living things.</text:span><text:span text:style-name="T18">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32">148</text:span></text:p>
      <text:p text:style-name="P7"><text:span text:style-name="T18">Fossils reveal that living creatures emerged in the world fully and perfectly formed. In other words </text:span><text:span text:style-name="T20">the "origin of species," contrary to what Darwin thought, is creation, and not evolution.</text:span></text:p>
      <text:p text:style-name="P11"/>
      <text:p text:style-name="P45">The Myth of the Evolution of Man</text:p>
      <text:p text:style-name="P12">The subject most frequently brought up by defenders of the theory of evolution is the origin of man. The Darwinist claim on this subject considers that the modern human being living today descended from a number of ape-like creatures. In this period, estimated to have begun some 4-5 million years ago, it is claimed that there lived "intermediate forms" between modern man and his ancestors. In fact there are four basic "categories" in this entirely illusory scenario:</text:p>
      <text:p text:style-name="P12">1. Australopithecus</text:p>
      <text:p text:style-name="P12">2. Homo habilis</text:p>
      <text:p text:style-name="P12">3. Homo erectus</text:p>
      <text:p text:style-name="P12">4. Homo sapiens</text:p>
      <text:p text:style-name="P7"><text:span text:style-name="T18">Evolutionists give the name "Australopithecus," which means "southern ape," to man's so-called first ape-like ancestor. These living creatures were actually nothing but an extinct species of ape. Wide-ranging research by Lord Solly Zuckerman and Professor Charles Oxnard, two world-famous anatomists from Britain and the USA on </text:span><text:soft-page-break/><text:span text:style-name="T18">Australopithecus remains shows that these living creatures belonged to an extinct species of ape and that they had no similarities to human beings.</text:span><text:span text:style-name="T32">149</text:span></text:p>
      <text:p text:style-name="P7"><text:span text:style-name="T18">Evolutionists divide the next phase of human evolution into "homo" or human classes. According to the claim, living creatures of the "homo" series were more developed than Australopithecus. Evolutionists lay the fossils of these different living creatures back to back and make up an imaginary plan of evolution. This plan is imaginary, because in actual fact no evolutionary link between these different classes has been proven. Ernst Mayr, one of the most important defenders of the theory of evolution in the 20</text:span><text:span text:style-name="T32">th</text:span><text:span text:style-name="T18"> century accepts this, saying "the chain reaching as far as Homo sapiens is actually lost."</text:span><text:span text:style-name="T32">150</text:span></text:p>
      <text:p text:style-name="P7"><text:span text:style-name="T18">While writing out the plan Australopithecus&gt;Homo habilis&gt;Homo erectus&gt;Homo sapiens, evolutionists say that each species was the ancestor of the one that followed. Whereas the latest discoveries by palaeontologists reveal that Australopithecus, Homo habilis, and Homo erectus lived in the same periods in different regions of the world.</text:span><text:span text:style-name="T32">151</text:span></text:p>
      <text:p text:style-name="P7"><text:span text:style-name="T18">Furthermore, beings from the Homo erectus class survived until very recent times: Homo sapiens neandertalensis and Homo sapiens sapiens (modern man) have been found side by side in the same period.</text:span><text:span text:style-name="T32">152</text:span></text:p>
      <text:p text:style-name="P12">This, of course, definitely demonstrates the invalidity that these classes were one another's' ancestors. Stephen Jay Gould, one of Harvard University's palaeontologists, although himself an evolutionist, explains the dilemma in which the Darwinist theory finds itself in this way:</text:p>
      <text:p text:style-name="P1"><text:span text:style-name="T18">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32">153</text:span></text:p>
      <text:p text:style-name="P12">In short, the drawings which appear in the media or in school books of imaginary "half-monkey half-man" creatures, in other words the scenario of human evolution which they are trying to keep alive just by propaganda methods, is a myth with no scientific basis.</text:p>
      <text:p text:style-name="P12">Despite being an evolutionist, Lord Solly Zuckerman, one of Britain's most respected and well-known scientists, studied this matter for many long years, and carried out a 15-year research into Australopithecus fossils, and reached the conclusion that there was no real family tree stretching from those monkey-like creatures to man.</text:p>
      <text:p text:style-name="P12">Zuckerman also made an interesting "spectrum of science." He drew up a "spectrum," from branches of knowledge he accepted as scientific to those he did not accept as scientific. Under Zuckerman's table the most "scientific," or in other words those based on concrete results, are chemistry and physics. After that come biological sciences, and then social sciences. At the far end of the "spectrum," that part considered most "unscientific" are, according to Zuckerman, "extrasensory perception,"— concepts <text:soft-page-break/>such as telepathy and sixth sense and—finally "human evolution"! Zuckerman describes this end of the spectrum in this way:</text:p>
      <text:p text:style-name="P1"><text:span text:style-name="T18">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32">154</text:span></text:p>
      <text:p text:style-name="P12">Thus the myth of human evolution consists of prejudiced comments by a few people who blindly believe in the theories based on a few fossils they found.</text:p>
      <text:p text:style-name="P12"/>
      <text:p text:style-name="P45">Technology In The Eye and The Ear</text:p>
      <text:p text:style-name="P12">Another subject that remains unanswered by evolutionary theory is the excellent quality of perception in the eye and the ear. </text:p>
      <text:p text:style-name="P12">Before passing on to the subject of the eye, let us briefly answer the question of "how we see". Light rays coming from an object fall oppositely on the retina of the eye. Here, these light rays are transmitted into electric signals by cells and they reach a tiny spot at the back of the brain called the centre of vision. These electric signals are perceived in this centre of the brain as an image after a series of processes. With this technical background, let us do some thinking.</text:p>
      <text:p text:style-name="P12">The brain is insulated from light. That means that the inside of the brain is solid dark, and light does not reach the location where the brain is situated. The place called the centre of vision is a solid dark place where no light ever reaches; it may even be the darkest place you have ever known. However, you observe a luminous, bright world in this pitch darkness.</text:p>
      <text:p text:style-name="P7"><text:span text:style-name="T18">The image formed in the eye is so sharp and distinct that even the technology of the 20</text:span><text:span text:style-name="T32">th</text:span><text:span text:style-name="T18"> century has not been able to attain it. For instance, look at the book you read, your hands with which you hold it,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u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having depth. </text:span></text:p>
      <text:p text:style-name="P12">For many years, ten of thousands of engineers have tried to make a three-dimensional TV, and reach the vision quality of the eye. Yes, they have made a three-dimensional television system but it is not possible to watch it without putting on <text:soft-page-break/>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2">Evolutionists claim that the mechanism producing this sharp and distinct image has been formed by chance. Now, if somebody told you that the television in your room was formed as a result of chance, that all its atoms just happened to come together and make up this device that produces an image, what would you think? How can atoms do what thousands of people cannot?</text:p>
      <text:p text:style-name="P12">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the inner ear sends these vibrations to the brain by translating them into electric signals. Just as with the eye, the act of hearing finalises in the centre of hearing in the brain. </text:p>
      <text:p text:style-name="P12">The situation in the eye is also true for the ear. That is, the brain is insulated from sound just like it is from light: it does not let any sound in. Therefore, no matter how noisy is the outside, the inside of the brain is completely silent. Nevertheless, the sharpest sounds are perceived in the brain. In your brain, which is insulated from sound, you listen to the symphonies of an orchestra, and hear all the noises in a crowded place. However, if the sound level in your brain was measured by a precise device at that moment, it would be seen that a complete silence is prevailing there. </text:p>
      <text:p text:style-name="P12">As is the case with imagery, decades of effort have been spent in trying to generate and reproduce sound that is faithful to the original. The results of these efforts are sound recorders, high-fidelity systems, and systems for sensing sound. Despite all this technology and the thousands of engineers and experts who have been working on this endeavour, no sound has yet been obtained that has the same sharpness and clarity as the sound perceived by the ear. Think of the highest-quality HI-FI systems produced by the biggest company in the music industry. Even in these devices, when sound is recorded some of it is lost; or when you turn on a HI-FI you always hear a hissing sound before the music starts. However, the sounds that are the products of the technology of the human body are extremely sharp and clear. A human ear never perceives a sound accompanied by a hissing sound or with atmospherics as does HI-FI; it perceives sound exactly as it is, sharp and clear. This is the way it has been since the creation of man.</text:p>
      <text:p text:style-name="P12">So far, no visual or recording apparatus produced by man has been as sensitive and successful in perceiving sensory data as are the eye and the ear. </text:p>
      <text:p text:style-name="P12">However, as far as seeing and hearing are concerned, a far greater fact lies beyond all this. </text:p>
      <text:p text:style-name="P12"/>
      <text:p text:style-name="P45"><text:soft-page-break/>To Whom Does the Consciousness that Sees and</text:p>
      <text:p text:style-name="P45">Hears Within the Brain Belong?</text:p>
      <text:p text:style-name="P12">Who is it that watches an alluring world in its brain, listens to symphonies and the twittering of birds, and smells the rose?</text:p>
      <text:p text:style-name="P12">The stimulations coming from the eyes, ears, and nose of a human being travel to the brain as electro-chemical nervous impulses. In biology, physiology, and biochemistry books, you can find many details about how this image forms in the brain. However, you will never come across the most important fact about this subject: Who is it that perceives these electro-chemical nervous impulses as images, sounds, odours and sensory events in the brain? There is a consciousness in the brain that perceives all this without feeling any need for eye, ear, and nose. To whom does this consciousness belong? There is no doubt that this consciousness does not belong to the nerves, the fat layer and neurons comprising the brain. This is why Darwinist-materialists, who believe that everything is comprised of matter, cannot give any answer to these questions. </text:p>
      <text:p text:style-name="P12">For this consciousness is the spirit created by Allah. The spirit needs neither the eye to watch the images, nor the ear to hear the sounds. Furthermore, nor does it need the brain to think. </text:p>
      <text:p text:style-name="P12">Everyone who reads this explicit and scientific fact should ponder on Almighty Allah, should fear Him and seek refuge in Him, He Who squeezes the entire universe in a pitch-dark place of a few cubic centimeters in a three-dimensional, coloured, shadowy, and luminous form.</text:p>
      <text:p text:style-name="P12"/>
      <text:p text:style-name="P45">A Materialist Belief</text:p>
      <text:p text:style-name="P12">What we have studied so far shows that the theory of evolution is a claim openly at odds with scientific facts. The theory's claim regarding the origin life flies in the face of science, the evolutionary mechanism it proposes has no evolutionary effect, and fossils show that the necessary intermediate forms have not lived. In this case, the theory of evolution has to be jettisoned as an idea contrary to science. As a matter of fact, throughout history many ideas centred on the world, such as the evolution model, have been removed from the scientific agenda.</text:p>
      <text:p text:style-name="P12">But the theory of evolution is being determinedly kept on the scientific agenda. Some people even try to portray criticism of the theory as "an attack on science." But why?…</text:p>
      <text:p text:style-name="P12">The reason for this situation is that for some people the theory of evolution has become an indispensable dogmatic belief. These circles are stubbornly attached to materialist philosophy and are influenced by Darwinism as the only materialist explanation of nature.</text:p>
      <text:p text:style-name="P12">They sometimes openly admit this. Richard Lewontin, a famous geneticist from Harvard University and at the same time a foremost evolutionist admits that he is "first a materialist, then a scientist" in these words:</text:p>
      <text:p text:style-name="P1"><text:soft-page-break/><text:span text:style-name="T18">It is not that the methods and institutions of science somehow compel us accept a material explanation of the phenomenal world, but, on the contrary, </text:span><text:span text:style-name="T20">that we are forced by our </text:span><text:span text:style-name="T23">a priori</text:span><text:span text:style-name="T20">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32">155</text:span></text:p>
      <text:p text:style-name="P12">These words are a clear statement that Darwinism is a dogma kept alive for the sake of attachment to materialist philosophy. This dogma considers that nothing exists but matter. For this reason it believes that non-living, unconscious matter created life. It accepts that millions of living species, for example birds, fish, giraffes, tigers, insects, trees, flowers, whales, and human beings emerged from effects which went on within innate matter, in other words rain and lightning. This is really a belief contrary to both intelligence and science. But Darwinists continue to defend this belief in order "not to allow a Divine intervention."</text:p>
      <text:p text:style-name="P12">Everyone who does not look at the origin of living things with a materialist prejudice will perceive this clear truth: All living things are the work of a Creator which possesses a superior power, knowledge, and intelligence. The Creator is God, Who created the whole universe out of nothing, who designed it in the most perfect manner and created and gave form to all living things.</text:p>
      <text:p text:style-name="P36"/>
      <text:p text:style-name="P31">NOTES</text:p>
      <text:p text:style-name="P32"/>
      <text:p text:style-name="P32"/>
      <text:p text:style-name="P32">1- Robert Wright, The Moral Animal, Vintage Books, New York: 1994, p.7 </text:p>
      <text:p text:style-name="P32">2- Anton Pannekoek, Marxism and Darwinism, Translated by Nathan Weiser, Chicago, Charles H. Kerr &amp;Company, 1912, http://csf.colorado.edu/psn/marx/Other/Pannekoek/Archive/1912-Darwin/</text:p>
      <text:p text:style-name="P32">3- Theodore D. Hall, The Scientific Background of the Nazi "Race Purification” Program, http://www.trufax.org/avoid/nazi.html</text:p>
      <text:p text:style-name="P32">4- Francis Darwin, The Life and Letters of Charles Darwin, D. Appleton and Co., 1896, vol. 2, p.294</text:p>
      <text:p text:style-name="P32">5- Stephen Jay Gould, The Mismeasure of Man, W.W. Norton and Company, New York, 1981, p. 72</text:p>
      <text:p text:style-name="P32">6- Jacques Barzun, Darwin, Marx, Wagner, Garden City, N.Y.: Doubleday, 1958, pp.94-95, cited in Henry M. Morris, The Long war Against God, Baker Book House, 1989, p. 70</text:p>
      <text:p text:style-name="P32">7- A.E. Wilder-Smith, Man's Origin Man's Destiny, The Word for Today Publishing, 1993, p.166</text:p>
      <text:p text:style-name="P32">8- Charles Darwin, The Descent of Man, 2nd edition, New York, A L. Burt Co., 1874, p. 178</text:p>
      <text:p text:style-name="P32">9- Charles Darwin, The Descent of Man, 2nd edition, New York, A L. Burt Co., 1874, p. 171</text:p>
      <text:p text:style-name="P32">10- Godfrey Lienhardt, Social Anthropology, Oxford University Press, p. 11</text:p>
      <text:p text:style-name="P32">11- Benjamin Farrington, What Darwin Really Said, London: Sphere Books, 1971, pp. 54-56</text:p>
      <text:p text:style-name="P32">12- James Ferguson, "The Laboratory of Racism”, New Scientist, vol. 103, (September 1984, p. 18) </text:p>
      <text:p text:style-name="P32">13- Lalita Prasad Vidyarthi, Racism, Science and Pseudo-Science, Unesco, France, Vendôme, 1983. p. 54</text:p>
      <text:p text:style-name="P32">14- David N. Menton, Ph.D., The Religion of Nature: Social Darwinism, St. Louis MetroVoice, September 1994, Vol. 4, No. 9</text:p>
      <text:p text:style-name="P32">15- Stephen Jay Gould, Ever Since Darwin, W. W. Norton &amp; Company, New York 1992, p. 217</text:p>
      <text:p text:style-name="P35"><text:span text:style-name="T24">16- Stephen Jay Gould, Ever Since Darwin, W. W. Norton &amp; Company, New York 1992, p. 220</text:span></text:p>
      <text:p text:style-name="P32">17- Alaeddin Şenel, Irk ve Irkçılık Düşüncesi (The Idea of Race and Racism), Ankara:Bilim ve Sanat Yayınları, 1993, p. 67-68</text:p>
      <text:p text:style-name="P35"><text:span text:style-name="T24">18- Thomas Gossett, Race: The History of an Idea in America, Dallas: Southern Methodist University Press, 1963, p.81 cited in Alaeddin Şenel, Irk ve Irkçılık Düşüncesi (The Idea of Race and Racism), Ankara:Bilim ve Sanat Yayınları, 1993, p. 68</text:span></text:p>
      <text:p text:style-name="P32">19- Jacques Attali, 1492, Librairie Arthème Fayard, 1991, p.197</text:p>
      <text:p text:style-name="P35"><text:soft-page-break/><text:span text:style-name="T24">20- François de Fontette, Le Racisme (Racism), 6th ed. Presses Universitaires de France, 1988, p. 40-41</text:span></text:p>
      <text:p text:style-name="P32">21- James Joll, Europe Since 1870: An International History, Penguin Books, Middlesex, 1990, p. 102-103</text:p>
      <text:p text:style-name="P32">22- Kenneth J. Hsü., reply to comment on "Darwin's Three Mistakes”, Geology, vol. 15, April 1987, p. 377</text:p>
      <text:p text:style-name="P35"><text:span text:style-name="T24">23- Süleyman Kocabaş, Hindistan Yolu ve Petrol Uğruna Yapılanlar: Türkiye ve İngiltere (The Road to India and What Has Been Done for the Sake of Oil: Turkey and Britain), 1.baskı, İstanbul: Vatan Yayınları, 1985, s. 231</text:span></text:p>
      <text:p text:style-name="P35"><text:span text:style-name="T24">24- Francis Darwin, The Life and Letters of Charles Darwin, Vol.I, 1888. New York D. Appleton and Company, p.285-286</text:span></text:p>
      <text:p text:style-name="P32">25- Henry M. Morris, The Long War Against God, Baker Book House, 1989, p. 70</text:p>
      <text:p text:style-name="P32">26- Henry M. Morris, The Long War Against God, Baker Book House, 1989, p. 71</text:p>
      <text:p text:style-name="P32">27- Thomas Gossett, Race: The History of an Idea in America, Dallas: Southern Methodist University Press, 1963, p.188</text:p>
      <text:p text:style-name="P35"><text:span text:style-name="T24">28- Alaeddin Şenel, Irk ve Irkçılık Düşüncesi (The Idea of Race and Racism), Ankara:Bilim ve Sanat Yayınları, 1993, p. 85-90</text:span></text:p>
      <text:p text:style-name="P32">29- Henry Fairfield Osborn, "The Evolution of Human Races”, Natural History, April 1980, p. 129 – reprinted from January/February 1926 issue</text:p>
      <text:p text:style-name="P35"><text:span text:style-name="T24">30- François de Fontette, Le Racisme (Racism), 6th ed. Presses Universitaires de France, 1988, p. 101</text:span></text:p>
      <text:p text:style-name="P32">31- François de Fontette, Le Racisme (Racism), 6th ed. Presses Universitaires de France, 1988, p. 105</text:p>
      <text:p text:style-name="P32">32- Jani Roberts, How New-Darwinism Justified Taking Land From Aborigines and Murdering Them in Australia, http://www.gn.apc.org/inquirer/ausrace.html</text:p>
      <text:p text:style-name="P32">33- Jani Roberts, How New-Darwinism Justified Taking Land From Aborigines and Murdering Them in Australia, http://www.gn.apc.org/inquirer/ausrace.html</text:p>
      <text:p text:style-name="P32">34- Jani Robert, How New-Darwinism Justified Taking Land From Aborigines and Murdering Them in Australia, http://www.gn.apc.org/inquirer/ausrace.html</text:p>
      <text:p text:style-name="P32">35- Creation Ex Nihilo, Vol 14, No. 2, March-May 1992, p. 17</text:p>
      <text:p text:style-name="P32">36- Philadelphia Daily News, 28 April 1997</text:p>
      <text:p text:style-name="P32">37- Philips Verner Bradford, Harvey Blume, Ota Benga, The Pygmy in the Zoo, Canada, October 1993 p. 269</text:p>
      <text:p text:style-name="P32">38- Philips Verner Bradford, Harvey Blume, Ota Benga, The Pygmy in the Zoo, Canada, October 1993, p. 267</text:p>
      <text:p text:style-name="P32">39- Philips Verner Bradford, Harvey Blume, Ota Benga, The Pygmy in the Zoo, Canada, October 1993, p. 266</text:p>
      <text:p text:style-name="P32">40- Philips Verner Bradford, Harvey Blume, Ota Benga, The Pygmy in the Zoo, Canada, October 1993, p.264</text:p>
      <text:p text:style-name="P32"><text:soft-page-break/>41- Philips Verner Bradford, Harvey Blume, Ota Benga, The Pygmy in the Zoo, Canada, October 1993, p. 259</text:p>
      <text:p text:style-name="P32">42- Bryan Appleyard, Brave New Worlds, Harper Collins Publishers, London 1999, p. 49-50</text:p>
      <text:p text:style-name="P35"><text:span text:style-name="T24">43- Alaeddin Şenel, Irk ve Irkçılık Düşüncesi (The Idea of Race and Racism), Ankara:Bilim ve Sanat Yayınları, 1993, pp.62-6</text:span></text:p>
      <text:p text:style-name="P32">44- Carl Cohen, Communism, Fascism and Democracy, Random House, New York, 1972</text:p>
      <text:p text:style-name="P35"><text:span text:style-name="T24">45- J. Tenenbaum., Race and Reich, Twayne Pub., New York, p. 211, 1956; cited by Jerry Bergman, Darwinism and the Nazi Race Holocaust, http://www.trueorigin.org/holocaust.htm</text:span></text:p>
      <text:p text:style-name="P32">46- L.H. Gann, "Adolf Hitler, The Complete Totalitarian”, The Intercollegiate Review, Fall 1985, p. 24; cited in Henry M. Morris, The Long war Against God, Baker Book House, 1989, p. 78</text:p>
      <text:p text:style-name="P32">47- K. Ludmerer., Eugenics, In: Encyclopedia of Bioethics, Edited by Mark Lappe, The Free Press, New York, p. 457, 1978; cited by Jerry Bergman, Darwinism and the Nazi Race Holocaust, www.trueorigin.org/holocaust.htm</text:p>
      <text:p text:style-name="P32">48- G. Stein., Biological science and the roots of Nazism, American Scientist 76(1):p. 54, 1988; cited by Jerry Bergman, Darwinism and the Nazi Race Holocaust, http://www.trueorigin.org/holocaust.htm</text:p>
      <text:p text:style-name="P32">49- Adolf Hitler, Mein Kampf, München: Verlag Franz Eher Nachfolger, 1993, p. 44, 447-448; <text:s/>cited by A.E. Wilder Smith, Man's Origin Man's Destiny, The Word For Today Publishing 1993, p. 163, 164</text:p>
      <text:p text:style-name="P32">50- P. Weindling, Health, Race and German Policies Between National Unification and Nazism 1870-1945, Cambridge University Press, Cambridge, MA, 1989, cited by Jerry Bergman, Darwinism and The Nazi Race Holocaust, www.trueorigin.org/holocaust.htm</text:p>
      <text:p text:style-name="P32">51- Theodore D. Hall, The Scientific Background of the Nazi "Race Purification” Program, http://www.trufax.org/avoid/nazi.html </text:p>
      <text:p text:style-name="P32">52- Theodore D. Hall, The Scientific Background of the Nazi "Race Purification” Program, http://www.trufax.org/avoid/nazi.html</text:p>
      <text:p text:style-name="P32">53- John J. Michalczyk (editor), Nazi Medicine: In The Shadow of The Reich (documentary film), First Run Features, New York, 1997</text:p>
      <text:p text:style-name="P32">54- George J. Stein, "Biological Science and the Roots of Nazism”, American Scientist, vol. 76, (January/February 1988), p. 52</text:p>
      <text:p text:style-name="P32">55- Sir Arthur Keith, Evolution and Ethics, New York: G.P. Putnam's Sons, 1947, p. 14</text:p>
      <text:p text:style-name="P32">56- Robert Clark, Darwin: Before and After, Grand Rapids International Press, Grand Rapids, MI, 1958. p.115</text:p>
      <text:p text:style-name="P32">57- A. Keith, Evolution and Ethics, G. P. Putnam's Sons, New York, p. 230, 1946, cited by Jerry Bergman, Darwinism and the Nazi Race Holocaust, www.trueorigin.org/holocaust.htm</text:p>
      <text:p text:style-name="P32"><text:soft-page-break/>58- Francis Schaeffer, How Shall We Then Live?, Old Tappan, N.J.: Revell, 1976, p. 151; cited in Henry M. Morris, The Long war Against God, Baker Book House, 1989, p. 78</text:p>
      <text:p text:style-name="P32">59- A. Hitler, Hitler's Secret Conversations 1941–1944, With an introductory essay on The Mind of Adolf Hitler by H.R. Trevor-Roper, Farrar, Straus and Young, New York, p. 117, 1953; cited by Jerry Bergman, Darwinism and the Nazi Race Holocaust, http://www.trueorigin.org/holocaust.htm</text:p>
      <text:p text:style-name="P32">60- Daniel Gasman, The Scientific Origins of National Socialism: Social Darwinism in Earnest Haeckel and the German Monist League, New York: American Elsevier Press, 1971, p. 168</text:p>
      <text:p text:style-name="P32">61- Robert E.D. Clark, Darwin: Before and After, London: Paternoster Press, 1948, p. 115, cited in Henry M. Morris, The Long War Against God, Baker Book House, 1989, p. 81</text:p>
      <text:p text:style-name="P32">62- Denis Mack Smith, Mussolini, p. 14 </text:p>
      <text:p text:style-name="P32">63- John P. Diggins, Mussolini and Fascism, Princeton University Press, 1972, p. 15</text:p>
      <text:p text:style-name="P35"><text:span text:style-name="T24">64- Çağdaş Liderler Ansiklopedisi (The Encyclopaedia of Contemporary Leaders), Vol. 2, p. 669</text:span></text:p>
      <text:p text:style-name="P32">65- James Joll, Europe Since 1870: An International History, Penguin Books, Middlesex, 1990, p. 164</text:p>
      <text:p text:style-name="P35"><text:span text:style-name="T24">66- M.F. Ashley-Montagu, Man in Process (New York: World. Pub. Co. 1961) pp. 76, 77 cited in Bolton Davidheiser, W E Lammers (ed) Scientific Studies in Special Creationism, 1971, p. 338-339</text:span></text:p>
      <text:p text:style-name="P32">67- A.E. Wiggam, The New Dialogue of Science, Garden Publishing Co., Garden City, NY, p. 102, 1922; cited by Jerry Bergman, Darwinism and the Nazi Race Holocaust, http://www.trueorigin.org/holocaust.htm</text:p>
      <text:p text:style-name="P32">68- Robert Clark, Darwin: Before and After, Grand Rapids International Press, Grand Rapids, MI, 1958., s. 115-116; cited by Jerry Bergman, Darwinism and the Nazi Race Holocaust, http://www.trueorigin.org/holocaust.htm</text:p>
      <text:p text:style-name="P32">69- Jerry Bergman, Darwinism and the Nazi Race Holocaust, http://www.trueorigin.org/holocaust.htm</text:p>
      <text:p text:style-name="P32">70- Earnest Haeckel, The History of Creation: Or the Development of the Earth and Its Inhabitants by the Action of Natural Causes, Appleton, New York, 1876, p. 170; cited by Jerry Bergman, Darwinism and the Nazi Race Holocaust, http://www.trueorigin.org/holocaust.htm</text:p>
      <text:p text:style-name="P32">71- Theodore D. Hall, The Scientific Background of the Nazi "Race Purification” Program, http://www.trufax.org/avoid/nazi.html</text:p>
      <text:p text:style-name="P32">72- Marshall Hall, Hitler, Lenin, Stalin, Mao et al: The Role of Darwinian Evolutionism in Their Lives, http://www.fixedearth.com/hlsm.html</text:p>
      <text:p text:style-name="P32">73- Max Nordau, The Philosophy and Morals of War, North American Review 169 (1889):794 cited in Richard Hofstadter, Social Darwinism in American Thought, Boston: Beacon Press, 1955, p.171)</text:p>
      <text:p text:style-name="P33">74- Tempo Magazine, 14 July 1991</text:p>
      <text:p text:style-name="P33"><text:soft-page-break/>75- http://chefsseite.tsx.org/</text:p>
      <text:p text:style-name="P32">76- Sabah Daily, 12 August 2000 </text:p>
      <text:p text:style-name="P32">77- San Francisco Examiner, 1 April1997</text:p>
      <text:p text:style-name="P32">78- Conway Zirkle, Evolution, Marxian Biology and the Social Scene, Philadelphia: University of Pennsylvania Press, 1959, pp.85-87</text:p>
      <text:p text:style-name="P32">79- Conway Zirkle, Evolution, Marxian Biology and the Social Scene, Philadelphia: University of Pennsylvania Press, 1959, pp.85-87</text:p>
      <text:p text:style-name="P32">80- Conway Zirkle, Evolution, Marxian Biology and the Social Scene, Philadelphia: University of Pennsylvania Press, 1959, pp.85-87</text:p>
      <text:p text:style-name="P32">81- Stephen Jay Gould, Ever Since Darwin, W. W. Norton &amp; Company, New York 1992, p. 26</text:p>
      <text:p text:style-name="P32">82- Friedrich Engels, Socialism: Utopian and Scientific, Foreign Languages Press, Peking 1975, p. 67</text:p>
      <text:p text:style-name="P32">83- Gertrude Himmelfarb, Darwin and the Darwinian Revolution, London: Chatto &amp; Windus, 1959, pp. 348-9</text:p>
      <text:p text:style-name="P32">84- Friedrich Engels, Socialism: Utopian and Scientific, Foreign Languages Press, Peking 1975, p. 67</text:p>
      <text:p text:style-name="P32">85- Conway Zirkle, Evolution, Marxian Biology and the Social Scene, (University of Pennsylvania Press, 1959), pp.85-86</text:p>
      <text:p text:style-name="P32">86- Tom Bethell, "Burning Darwin to Save Marx”, Harper's Magazine, (December 1978), p.37</text:p>
      <text:p text:style-name="P35"><text:span text:style-name="T24">87- Karl Marx Biyografi (The Biography of Karl Marx), Öncü Yayınevi, p. 368</text:span></text:p>
      <text:p text:style-name="P32">88- John N. Moore, The Impact of Evolution on the Social Sciences, Impact No. 52, www.icr.org/pubs/imp/imp-052.htm</text:p>
      <text:p text:style-name="P35"><text:span text:style-name="T24">89- Marshall Hall, Hitler, Lenin, Stalin, Mao et al: The Role of Darwinian Evolutionism in Their Lives, http://www.fixedearth.com/hlsm.html</text:span></text:p>
      <text:p text:style-name="P32">90- Alan Woods and Ted Grant, Reason in Revolt: Marxism and Modern Science, London:1993</text:p>
      <text:p text:style-name="P32">91- Kent Hovind, The False Religion of Evolution, http://www.royalse.com/scroll/evolve/ndxng.html </text:p>
      <text:p text:style-name="P32">92- E. Yaroslavsky, Landmarks in the Life of Stalin, Moscow: Foreign Languages Publishing House, 1940, pp. 8.; cited by Paul G. Humber, Stalin's Brutal Faith, Vital articles on Science/Creation October 1987, Impact No. 172</text:p>
      <text:p text:style-name="P32">93- E. Yaroslavsky, Landmarks in the Life of Stalin, Moscow: Foreign Languages Publishing House, 1940, pp. 8.; cited by Paul G. Humber, Stalin's Brutal Faith, Vital articles on Science/Creation October 1987, Impact No. 172</text:p>
      <text:p text:style-name="P34">94- K. Mehnert, Kampf um Mao's Erbe, Deutsche Verlags-Anstalt, 1977</text:p>
      <text:p text:style-name="P32">95- Marshall Hall, Hitler, Lenin, Stalin, Mao et al: The Role of Darwinian Evolutionism in Their Lives, http://www.fixedearth.com/hlsm.html</text:p>
      <text:p text:style-name="P32">96- Robert Milner, Encyclopaedia of Evolution 1990 p.81</text:p>
      <text:p text:style-name="P32"><text:soft-page-break/>97- Michael Ruse: The Long March of Darwin, New Scientist 103, August 16, 1984: 35; cited in Henry M. Morris, The Long war Against God, Baker Book House, 1989, pp.85-86</text:p>
      <text:p text:style-name="P32">98- Henry M. Morris, The Long War Against God, Baker Book House, 1989, p. 57</text:p>
      <text:p text:style-name="P33">99- Nicolas Werth, "Le Pouvoir soviétique et l'Eglise orthodoxe de la collectivisation à la Constitution de 1936", Revue d'études comparatives Est-Quest nos. 3-4, 1993, pp.41-49 cited by Stéphane Courtois, Nicolas Werth, Jean-Louis Panné, Andrzej Paczkowski, Karel Bartosek, Jean-Louis Margolin, The Black Book of Communism, Harvard University Press, 1999, p. 172</text:p>
      <text:p text:style-name="P35"><text:span text:style-name="T24">100- Samuel T. Francis, The Soviet Strategy of Terror, The Heritage Foundation, 1981, p. 46</text:span></text:p>
      <text:p text:style-name="P32">101- V. I. Lenin; Collected Works, 4th English Edition, Progress Publishers, Moscow, 1964, p. 180</text:p>
      <text:p text:style-name="P35"><text:span text:style-name="T24">102- V. İ. Lenin, The Proletarian Revolution and The Renegade Kautsky (Moscow: Foreign Languages Publishing House, 1952, pp. 32-33, 20)</text:span></text:p>
      <text:p text:style-name="P32">103- V. I. Lenin, Collected Works, Moscow, Volume 35, p. 238</text:p>
      <text:p text:style-name="P32">104- V. I. Lenin, Collected Works, Vol. 24, pp. 38-41, Progress Publishers, Moscow, 1964.</text:p>
      <text:p text:style-name="P32">105- V.I. Lenin, Polnoe sobranie sochinenii, (Complete Collected Works), Moscow, Gos.-izd-vo polit. Lit-ry, 1958-1966, 35: 311, cited by Stéphane Courtois, Nicolas Werth, Jean-Louis Panné, Andrzej Paczkowski, Karel Bartosek, Jean-Louis Margolin, The Black Book of Communism, Harvard University Press, 1999, p. 59</text:p>
      <text:p text:style-name="P32">106- Ann Arbor, Leon Troçki, Terrorism or Communism, University of Michigan Press, 1961, p. 58</text:p>
      <text:p text:style-name="P32">107- Protokoly zasedanii VSIK 4-sozyva, Stenograficheskii otchet (Protocols of the sessions of the CEC in the fourth phase: Stenographic account) (Moscow, 1918), p. 250 </text:p>
      <text:p text:style-name="P32">108- Harrison E. Salisbury, "Reading The Gulag Archipelago is like no other reading experience of our day," Book-of-the-Month Club NEWS, Midsummer, 1974, pp. 4,5.</text:p>
      <text:p text:style-name="P32">109- Russian Center for the Conservation and Study of Historic Documents, Moscow, 17/84/75/59, cited by Stéphane Courtois, Nicolas Werth, Jean-Louis Panné, Andrzej Paczkowski, Karel Bartosek, Jean-Louis Margolin, The Black Book of Communism, Harvard University Press, 1999, p. 100</text:p>
      <text:p text:style-name="P32">110- Quoted in V.I. Brovkin, Behind the Front Lines of the Civil War: Political Parties and Social Movements in Russia, 1918-1922, Princeton: Princeton University Press, 1981, p. 353, cited by Stéphane Courtois, Nicolas Werth, Jean-Louis Panné, Andrzej Paczkowski, Karel Bartosek, Jean-Louis Margolin, The Black Book of Communism, Harvard University Press, 1999, p. 101</text:p>
      <text:p text:style-name="P32">111- Krasnyi Mech, no.1 (18 August 1919), p.1 cited by Stéphane Courtois, Nicolas Werth, Jean-Louis Panné, Andrzej Paczkowski, Karel Bartosek, Jean-Louis Margolin, The Black Book of Communism, Harvard University Press, 1999, p. 102</text:p>
      <text:p text:style-name="P32"><text:soft-page-break/>112- Stéphane Courtois, Nicolas Werth, Jean-Louis Panné, Andrzej Paczkowski, Karel Bartosek, Jean-Louis Margolin, The Black Book of Communism, Harvard University Press, 1999, p. 119</text:p>
      <text:p text:style-name="P32">113- Quoted in Julian Gorkin, Les Communistes contre la révolution espagnole, Paris: Belfond, 1978, p.181, cited by Stéphane Courtois, Nicolas Werth, Jean-Louis Panné, Andrzej Paczkowski, Karel Bartosek, Jean-Louis Margolin, The Black Book of Communism, Harvard University Press, 1999, p. 342</text:p>
      <text:p text:style-name="P32">114- Stéphane Courtois, Nicolas Werth, Jean-Louis Panné, Andrzej Paczkowski, Karel Bartosek, Jean-Louis Margolin, The Black Book of Communism, Harvard University Press, 1999, p. 29</text:p>
      <text:p text:style-name="P32">115- Stéphane Courtois, Nicolas Werth, Jean-Louis Panné, Andrzej Paczkowski, Karel Bartosek, Jean-Louis Margolin, The Black Book of Communism, Harvard University Press, 1999, p. 470-471</text:p>
      <text:p text:style-name="P32">116- Stéphane Courtois, Nicolas Werth, Jean-Louis Panné, Andrzej Paczkowski, Karel Bartosek, Jean-Louis Margolin, The Black Book of Communism, Harvard University Press, 1999, p. 4</text:p>
      <text:p text:style-name="P32">117- P.J. Darlington, Evolution for Naturalists, 1980, s. 243-244</text:p>
      <text:p text:style-name="P32">118- Edward E. Ericson, Jr., "Solzhenitsyn - Voice from the Gulag", Eternity, October 1985, pp. 23, 24.</text:p>
      <text:p text:style-name="P35"><text:span text:style-name="T24">119- Alaeddin Şenel, Irk ve Irkçılık Düşüncesi (The Idea of Race and Racism), <text:s/>Ankara: Belem ve Sanat Yayınları, 1993, p. 61</text:span></text:p>
      <text:p text:style-name="P32">120- Herbert Spencer, Social Status, 1850, p.414-415</text:p>
      <text:p text:style-name="P35"><text:span text:style-name="T24">121- The Challenge of Facts and Other Essays, as quoted in Mason Drukman, Community and Purpose in America: An Analysis of American Political Theory, New York: McGraw-Hill, 1971, p. 202.</text:span></text:p>
      <text:p text:style-name="P32">122- R. Milner, Encyclopedia of Evolution 1990 p. 412</text:p>
      <text:p text:style-name="P32">123- Thomas F. Gossett, Race: The History of an Idea in America, Dallas: Southern Methodist University Press, 1963, p. 170</text:p>
      <text:p text:style-name="P32">124- Chauncey Depew, My Memories of Eighty Years, New York, 1922, pp.383-384</text:p>
      <text:p text:style-name="P32">125- James J. Hill, Highways of Progress, New York, 1910, pp. 126, 137</text:p>
      <text:p text:style-name="P32">126- Andrew Carnegie, Autobiography, Boston 1920, p. 327, cited in Richard Hofstadter, Social Darwinism in American Thought, Boston: Beacon Press, 1955, p. 45</text:p>
      <text:p text:style-name="P32">127- Andrew Carnegie, Wealth, North American Review 148, 1889, s. 655-657, cited in Richard Hofstadter, Social Darwinism in American Thought, Boston: Beacon Press, 1955, pp. 45-46</text:p>
      <text:p text:style-name="P32">128- Kenneth J. Hsü, "Darwin's Three Mistakes”, Geology, vol.14, June 1986, p. 534</text:p>
      <text:p text:style-name="P32">129- Bolton Davidheiser, W E Lemmerts (ed) Scientific Studies in Special Creationism, 1971 p. 338-339.</text:p>
      <text:p text:style-name="P32">130- H. Enoch, Evolution or Creation, 1966 p.145</text:p>
      <text:p text:style-name="P35"><text:soft-page-break/><text:span text:style-name="T24">131- Ernst Mayr, "Interview", Omni, March/April 1988, p. 46; cited in Henry M. Morris, John D. Morris, The Modern Creation Triology, Vol. 3, p. 12</text:span></text:p>
      <text:p text:style-name="P32">132- Kenneth A. Ham, The Lie Evolution, Master Books, April 1997, p. 84</text:p>
      <text:p text:style-name="P32">133- Theodosius Dobzhansky, "Ethics and Values in Biological and Cultural Evolution”, Zygon, the Journal of Religion and Science, as reported in Los Angeles Times, part IV (June 16, 1974), p. 6</text:p>
      <text:p text:style-name="P32">134- Stephen Jay Gould, Ever Since Darwin, W. W. Norton &amp; Company, New York 1992, p. 223 </text:p>
      <text:p text:style-name="P32">135- Richard Dawkins, Unweaving The Rainbow, Houghton Mifflin Company, Newyork, 1998, p. ix)</text:p>
      <text:p text:style-name="P32">136- Earthwatch, March 1989, p. 17; cited in Henry M. Morris, The Long War Against God, Baker Book House, 1989, p. 57</text:p>
      <text:p text:style-name="P32">137- Sidney Fox, Klaus Dose, Molecular Evolution and The Origin of Life, New York: Marcel Dekker, 1977. p. 2</text:p>
      <text:p text:style-name="P32">138- Alexander I. Oparin, Origin of Life, (1936) New York, Dover Publications, 1953 (Reprint), p.196</text:p>
      <text:p text:style-name="P32">139- "New Evidence on Evolution of Early Atmosphere and Life", Bulletin of the American Meteorological Society, vol 63, November 1982, p. 1328-1330. </text:p>
      <text:p text:style-name="P32">140- Stanley Miller, Molecular Evolution of Life: Current Status of the Prebiotic Synthesis of Small Molecules, 1986, p. 7</text:p>
      <text:p text:style-name="P32">141- Jeffrey Bada, Earth, February 1998, v. 40</text:p>
      <text:p text:style-name="P32">142- Leslie E. Orgel, The Origin of Life on Earth, Scientific American, vol 271, October 1994, p. 78</text:p>
      <text:p text:style-name="P32">143- Charles Darwin, The Origin of Species: A Facsimile of the First Edition, Harvard University Press, 1964, p. 189</text:p>
      <text:p text:style-name="P32">144- Charles Darwin, The Origin of Species: A Facsimile of the First Edition, Harvard University Press, 1964, p. 184.</text:p>
      <text:p text:style-name="P32">145- B. G. Ranganathan, Origins?, Pennsylvania: The Banner Of Truth Trust, 1988.</text:p>
      <text:p text:style-name="P32">146- Charles Darwin, The Origin of Species: A Facsimile of the First Edition, Harvard University Press, 1964, p. 179</text:p>
      <text:p text:style-name="P32">147- Derek A. Ager, "The Nature of the Fossil Record", Proceedings of the British Geological Association, vol 87, 1976, p. 133</text:p>
      <text:p text:style-name="P32">148- <text:s/>Douglas J. Futuyma, Science on Trial, New York: Pantheon Books, 1983. p. 197</text:p>
      <text:p text:style-name="P32">149- Solly Zuckerman, Beyond The Ivory Tower, New York: Toplinger Publications, 1970, ss. 75-94; Charles E. Oxnard, "The Place of Australopithecines in Human Evolution: Grounds for Doubt", Nature, vol 258, p. 389 </text:p>
      <text:p text:style-name="P32">150- J. Rennie, "Darwin's Current Bulldog: Ernst Mayr", Scientific American, December 1992</text:p>
      <text:p text:style-name="P32"><text:soft-page-break/>151- Alan Walker, Science, vol. 207, 1980, p. 1103; A. J. Kelso, Physical Antropology, 1st ed., New York: J. B. Lipincott Co., 1970, s. 221; M. D. Leakey, Olduvai Gorge, vol. 3, Cambridge: Cambridge University Press, 1971, p. 272</text:p>
      <text:p text:style-name="P32">152- Time, November 1996 </text:p>
      <text:p text:style-name="P32">153- S. J. Gould, Natural History, vol. 85, 1976, p. 30</text:p>
      <text:p text:style-name="P32">154- Solly Zuckerman, Beyond The Ivory Tower, New York: Toplinger Publications, 1970, p. 19</text:p>
      <text:p text:style-name="P32">155- Richard Lewontin, "The Demon-Haunted World", The New York Review of Books, 9 January, 1997, p. 28.</text:p>
      <text:p text:style-name="P36"/>
      <text:p text:style-name="P3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LINTI" style:family="paragraph" style:parent-style-name="Standard">
      <style:paragraph-properties fo:margin-left="0.801cm" fo:margin-right="0cm" fo:margin-top="0.071cm" fo:margin-bottom="0.071cm" loext:contextual-spacing="false" fo:line-height="0.529cm" fo:text-align="justify" style:justify-single-word="false" fo:text-indent="0cm" style:auto-text-indent="false"/>
      <style:text-properties fo:font-size="9pt" style:font-size-asian="9pt" style:font-size-complex="9pt"/>
    </style:style>
    <style:style style:name="ANA_20_METIN" style:display-name="ANA METIN" style:family="paragraph" style:parent-style-name="Standard">
      <style:paragraph-properties fo:margin-left="0cm" fo:margin-right="0cm" fo:line-height="0.564cm" fo:text-align="justify" style:justify-single-word="false" fo:text-indent="0.801cm" style:auto-text-indent="false"/>
      <style:text-properties fo:font-size="10pt" style:font-size-asian="10pt" style:font-size-complex="10pt"/>
    </style:style>
    <style:style style:name="ARA_20_BASLIK" style:display-name="ARA BASLIK" style:family="paragraph" style:parent-style-name="Standard">
      <style:paragraph-properties fo:margin-left="0cm" fo:margin-right="0cm" fo:margin-top="0.076cm" fo:margin-bottom="0.076cm" loext:contextual-spacing="false" fo:line-height="0.564cm" fo:text-align="justify" style:justify-single-word="false" fo:text-indent="0.801cm" style:auto-text-indent="false"/>
      <style:text-properties fo:font-size="11pt" style:font-size-asian="11pt" style:font-size-complex="11pt"/>
    </style:style>
    <style:style style:name="AYET" style:family="paragraph" style:parent-style-name="Standard">
      <style:paragraph-properties fo:margin-left="0.801cm" fo:margin-right="0cm" fo:margin-top="0.071cm" fo:margin-bottom="0.071cm" loext:contextual-spacing="false" fo:line-height="0.529cm" fo:text-align="justify" style:justify-single-word="false" fo:text-indent="0cm" style:auto-text-indent="false"/>
      <style:text-properties fo:font-size="9pt" fo:font-weight="bold" style:font-size-asian="9pt" style:font-weight-asian="bold" style:font-size-complex="9pt" style:font-weight-complex="bold"/>
    </style:style>
    <style:style style:name="BASLIK" style:family="paragraph" style:parent-style-name="Standard">
      <style:paragraph-properties fo:margin-left="0cm" fo:margin-right="0cm" fo:margin-top="0.076cm" fo:margin-bottom="0.076cm" loext:contextual-spacing="false" fo:line-height="0.494cm" fo:text-align="justify" style:justify-single-word="false" fo:text-indent="0.801cm" style:auto-text-indent="false"/>
    </style:style>
    <style:style style:name="BASLIK_20_UST" style:display-name="BASLIK UST" style:family="paragraph" style:parent-style-name="Standard">
      <style:paragraph-properties fo:margin-left="0cm" fo:margin-right="0cm" fo:margin-top="0.076cm" fo:margin-bottom="0cm" loext:contextual-spacing="false" fo:line-height="0.494cm" fo:text-align="justify" style:justify-single-word="false" fo:text-indent="0.801cm" style:auto-text-indent="false"/>
    </style:style>
    <style:style style:name="ARA_20_BASLIK_20_UST" style:display-name="ARA BASLIK UST" style:family="paragraph" style:parent-style-name="Standard">
      <style:paragraph-properties fo:margin-left="0cm" fo:margin-right="0cm" fo:margin-top="0.076cm" fo:margin-bottom="0cm" loext:contextual-spacing="false" fo:line-height="0.564cm" fo:text-align="justify" style:justify-single-word="false" fo:text-indent="0.801cm" style:auto-text-indent="false"/>
      <style:text-properties fo:font-size="11pt" style:font-size-asian="11pt" style:font-size-complex="11pt"/>
    </style:style>
    <style:style style:name="Stil" style:family="paragraph">
      <style:paragraph-properties fo:orphans="2" fo:widows="2" style:text-autospace="none"/>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2pt" style:language-complex="ar" style:country-complex="SA"/>
    </style:style>
    <style:style style:name="Açıklama_20_Metni" style:display-name="Açıklama Metni" style:family="paragraph" style:parent-style-name="Standard"/>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Açıklama_20_Metni_20_Char" style:display-name="Açıklama Metni Char" style:family="text" style:parent-style-name="Varsayılan_20_Paragraf_20_Yazı_20_Tipi">
      <style:text-properties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2pt"/>
    </style:style>
    <style:style style:name="Balon_20_Metni_20_Char" style:display-name="Balon Metni Char" style:family="text" style:parent-style-name="Varsayılan_20_Paragraf_20_Yazı_20_Tipi">
      <style:text-properties style:font-name="Tahoma" fo:font-family="Tahoma" style:font-family-generic="swiss" style:font-pitch="variable" fo:font-size="8pt" fo:language="en" fo:country="US"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DISASTERS DARWINISM BROUGHT TO HUMANITY</dc:title>
    <dc:subject>THE DISASTERS DARWINISM BROUGHT TO HUMANITY</dc:subject>
    <meta:initial-creator>ADNAN OKTAR - HARUN YAHYA</meta:initial-creator>
    <meta:creation-date>2009-06-08T23:00:00</meta:creation-date>
    <dc:date>2020-07-05T00:26:20.894164554</dc:date>
    <meta:editing-cycles>11</meta:editing-cycles>
    <meta:editing-duration>PT2H37M38S</meta:editing-duration>
    <meta:generator>LibreOffice/6.4.4.2$Linux_X86_64 LibreOffice_project/523b8e55cdb4890550c54dc0a0ee2ea29d34e811</meta:generator>
    <meta:keyword>THE DISASTERS DARWINISM BROUGHT TO HUMANITY</meta:keyword>
    <meta:document-statistic meta:table-count="0" meta:image-count="0" meta:object-count="0" meta:page-count="93" meta:paragraph-count="832" meta:word-count="38267" meta:character-count="232502" meta:non-whitespace-character-count="194996"/>
  </office:meta>
</office:document-meta>
</file>